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215_130136conf_memo" table:style-name="ta1">
        <table:shapes>
          <draw:frame draw:z-index="0" draw:style-name="gr1" draw:text-style-name="P1" svg:width="15.999cm" svg:height="8.999cm" svg:x="3.567cm" svg:y="490.489cm">
            <draw:object draw:notify-on-update-of-ranges="20230215_130136conf_memo.A1:20230215_130136conf_memo.A1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936058223247528" calcext:value-type="float">
            <text:p>0.936058223247528</text:p>
          </table:table-cell>
          <table:table-cell table:number-columns-repeated="2"/>
        </table:table-row>
        <table:table-row table:style-name="ro1">
          <table:table-cell office:value-type="float" office:value="0.901654958724976" calcext:value-type="float">
            <text:p>0.901654958724976</text:p>
          </table:table-cell>
          <table:table-cell table:number-columns-repeated="2"/>
        </table:table-row>
        <table:table-row table:style-name="ro1">
          <table:table-cell office:value-type="float" office:value="0.903842270374298" calcext:value-type="float">
            <text:p>0.903842270374298</text:p>
          </table:table-cell>
          <table:table-cell table:number-columns-repeated="2"/>
        </table:table-row>
        <table:table-row table:style-name="ro1">
          <table:table-cell office:value-type="float" office:value="0.913526713848114" calcext:value-type="float">
            <text:p>0.913526713848114</text:p>
          </table:table-cell>
          <table:table-cell table:number-columns-repeated="2"/>
        </table:table-row>
        <table:table-row table:style-name="ro1">
          <table:table-cell office:value-type="float" office:value="0.915835320949554" calcext:value-type="float">
            <text:p>0.915835320949554</text:p>
          </table:table-cell>
          <table:table-cell table:number-columns-repeated="2"/>
        </table:table-row>
        <table:table-row table:style-name="ro1">
          <table:table-cell office:value-type="float" office:value="0.900128543376923" calcext:value-type="float">
            <text:p>0.900128543376923</text:p>
          </table:table-cell>
          <table:table-cell table:number-columns-repeated="2"/>
        </table:table-row>
        <table:table-row table:style-name="ro1">
          <table:table-cell office:value-type="float" office:value="0.933720707893372" calcext:value-type="float">
            <text:p>0.933720707893372</text:p>
          </table:table-cell>
          <table:table-cell table:number-columns-repeated="2"/>
        </table:table-row>
        <table:table-row table:style-name="ro1">
          <table:table-cell office:value-type="float" office:value="0.936035335063934" calcext:value-type="float">
            <text:p>0.936035335063934</text:p>
          </table:table-cell>
          <table:table-cell table:number-columns-repeated="2"/>
        </table:table-row>
        <table:table-row table:style-name="ro1">
          <table:table-cell office:value-type="float" office:value="0.9311643242836" calcext:value-type="float">
            <text:p>0.9311643242836</text:p>
          </table:table-cell>
          <table:table-cell table:number-columns-repeated="2"/>
        </table:table-row>
        <table:table-row table:style-name="ro1">
          <table:table-cell office:value-type="float" office:value="0.939510583877564" calcext:value-type="float">
            <text:p>0.939510583877564</text:p>
          </table:table-cell>
          <table:table-cell table:number-columns-repeated="2"/>
        </table:table-row>
        <table:table-row table:style-name="ro1">
          <table:table-cell office:value-type="float" office:value="0.906734108924866" calcext:value-type="float">
            <text:p>0.906734108924866</text:p>
          </table:table-cell>
          <table:table-cell table:number-columns-repeated="2"/>
        </table:table-row>
        <table:table-row table:style-name="ro1">
          <table:table-cell office:value-type="float" office:value="0.931940257549286" calcext:value-type="float">
            <text:p>0.931940257549286</text:p>
          </table:table-cell>
          <table:table-cell table:number-columns-repeated="2"/>
        </table:table-row>
        <table:table-row table:style-name="ro1">
          <table:table-cell office:value-type="float" office:value="0.927109122276306" calcext:value-type="float">
            <text:p>0.927109122276306</text:p>
          </table:table-cell>
          <table:table-cell table:number-columns-repeated="2"/>
        </table:table-row>
        <table:table-row table:style-name="ro1">
          <table:table-cell office:value-type="float" office:value="0.934482157230377" calcext:value-type="float">
            <text:p>0.934482157230377</text:p>
          </table:table-cell>
          <table:table-cell table:number-columns-repeated="2"/>
        </table:table-row>
        <table:table-row table:style-name="ro1">
          <table:table-cell office:value-type="float" office:value="0.929252326488495" calcext:value-type="float">
            <text:p>0.929252326488495</text:p>
          </table:table-cell>
          <table:table-cell table:number-columns-repeated="2"/>
        </table:table-row>
        <table:table-row table:style-name="ro1">
          <table:table-cell office:value-type="float" office:value="0.910985112190247" calcext:value-type="float">
            <text:p>0.910985112190247</text:p>
          </table:table-cell>
          <table:table-cell table:number-columns-repeated="2"/>
        </table:table-row>
        <table:table-row table:style-name="ro1">
          <table:table-cell office:value-type="float" office:value="0.905657708644867" calcext:value-type="float">
            <text:p>0.905657708644867</text:p>
          </table:table-cell>
          <table:table-cell table:number-columns-repeated="2"/>
        </table:table-row>
        <table:table-row table:style-name="ro1">
          <table:table-cell office:value-type="float" office:value="0.900789141654968" calcext:value-type="float">
            <text:p>0.900789141654968</text:p>
          </table:table-cell>
          <table:table-cell table:number-columns-repeated="2"/>
        </table:table-row>
        <table:table-row table:style-name="ro1">
          <table:table-cell office:value-type="float" office:value="0.906611919403076" calcext:value-type="float">
            <text:p>0.906611919403076</text:p>
          </table:table-cell>
          <table:table-cell table:number-columns-repeated="2"/>
        </table:table-row>
        <table:table-row table:style-name="ro1">
          <table:table-cell office:value-type="float" office:value="0.926594972610474" calcext:value-type="float">
            <text:p>0.926594972610474</text:p>
          </table:table-cell>
          <table:table-cell table:number-columns-repeated="2"/>
        </table:table-row>
        <table:table-row table:style-name="ro1">
          <table:table-cell office:value-type="float" office:value="0.940393686294556" calcext:value-type="float">
            <text:p>0.940393686294556</text:p>
          </table:table-cell>
          <table:table-cell table:number-columns-repeated="2"/>
        </table:table-row>
        <table:table-row table:style-name="ro1">
          <table:table-cell office:value-type="float" office:value="0.944396793842316" calcext:value-type="float">
            <text:p>0.944396793842316</text:p>
          </table:table-cell>
          <table:table-cell table:number-columns-repeated="2"/>
        </table:table-row>
        <table:table-row table:style-name="ro1">
          <table:table-cell office:value-type="float" office:value="0.918395578861237" calcext:value-type="float">
            <text:p>0.918395578861237</text:p>
          </table:table-cell>
          <table:table-cell table:number-columns-repeated="2"/>
        </table:table-row>
        <table:table-row table:style-name="ro1">
          <table:table-cell office:value-type="float" office:value="0.913725256919861" calcext:value-type="float">
            <text:p>0.913725256919861</text:p>
          </table:table-cell>
          <table:table-cell table:number-columns-repeated="2"/>
        </table:table-row>
        <table:table-row table:style-name="ro1">
          <table:table-cell office:value-type="float" office:value="0.924961507320404" calcext:value-type="float">
            <text:p>0.924961507320404</text:p>
          </table:table-cell>
          <table:table-cell table:number-columns-repeated="2"/>
        </table:table-row>
        <table:table-row table:style-name="ro1">
          <table:table-cell office:value-type="float" office:value="0.945235848426819" calcext:value-type="float">
            <text:p>0.945235848426819</text:p>
          </table:table-cell>
          <table:table-cell table:number-columns-repeated="2"/>
        </table:table-row>
        <table:table-row table:style-name="ro1">
          <table:table-cell office:value-type="float" office:value="0.901814997196198" calcext:value-type="float">
            <text:p>0.901814997196198</text:p>
          </table:table-cell>
          <table:table-cell table:number-columns-repeated="2"/>
        </table:table-row>
        <table:table-row table:style-name="ro1">
          <table:table-cell office:value-type="float" office:value="0.896565854549408" calcext:value-type="float">
            <text:p>0.896565854549408</text:p>
          </table:table-cell>
          <table:table-cell table:number-columns-repeated="2"/>
        </table:table-row>
        <table:table-row table:style-name="ro1">
          <table:table-cell office:value-type="float" office:value="0.893214702606201" calcext:value-type="float">
            <text:p>0.893214702606201</text:p>
          </table:table-cell>
          <table:table-cell table:number-columns-repeated="2"/>
        </table:table-row>
        <table:table-row table:style-name="ro1">
          <table:table-cell office:value-type="float" office:value="0.887584209442139" calcext:value-type="float">
            <text:p>0.887584209442139</text:p>
          </table:table-cell>
          <table:table-cell table:number-columns-repeated="2"/>
        </table:table-row>
        <table:table-row table:style-name="ro1">
          <table:table-cell office:value-type="float" office:value="0.911179900169373" calcext:value-type="float">
            <text:p>0.911179900169373</text:p>
          </table:table-cell>
          <table:table-cell table:number-columns-repeated="2"/>
        </table:table-row>
        <table:table-row table:style-name="ro1">
          <table:table-cell office:value-type="float" office:value="0.90587192773819" calcext:value-type="float">
            <text:p>0.90587192773819</text:p>
          </table:table-cell>
          <table:table-cell table:number-columns-repeated="2"/>
        </table:table-row>
        <table:table-row table:style-name="ro1">
          <table:table-cell office:value-type="float" office:value="0.909070014953613" calcext:value-type="float">
            <text:p>0.909070014953613</text:p>
          </table:table-cell>
          <table:table-cell table:number-columns-repeated="2"/>
        </table:table-row>
        <table:table-row table:style-name="ro1">
          <table:table-cell office:value-type="float" office:value="0.906833171844482" calcext:value-type="float">
            <text:p>0.906833171844482</text:p>
          </table:table-cell>
          <table:table-cell table:number-columns-repeated="2"/>
        </table:table-row>
        <table:table-row table:style-name="ro1">
          <table:table-cell office:value-type="float" office:value="0.891858100891113" calcext:value-type="float">
            <text:p>0.891858100891113</text:p>
          </table:table-cell>
          <table:table-cell table:number-columns-repeated="2"/>
        </table:table-row>
        <table:table-row table:style-name="ro1">
          <table:table-cell office:value-type="float" office:value="0.856496572494507" calcext:value-type="float">
            <text:p>0.856496572494507</text:p>
          </table:table-cell>
          <table:table-cell table:number-columns-repeated="2"/>
        </table:table-row>
        <table:table-row table:style-name="ro1">
          <table:table-cell office:value-type="float" office:value="0.876036942005158" calcext:value-type="float">
            <text:p>0.876036942005158</text:p>
          </table:table-cell>
          <table:table-cell table:number-columns-repeated="2"/>
        </table:table-row>
        <table:table-row table:style-name="ro1">
          <table:table-cell office:value-type="float" office:value="0.838257849216461" calcext:value-type="float">
            <text:p>0.838257849216461</text:p>
          </table:table-cell>
          <table:table-cell table:number-columns-repeated="2"/>
        </table:table-row>
        <table:table-row table:style-name="ro1">
          <table:table-cell office:value-type="float" office:value="0.858291745185852" calcext:value-type="float">
            <text:p>0.858291745185852</text:p>
          </table:table-cell>
          <table:table-cell table:number-columns-repeated="2"/>
        </table:table-row>
        <table:table-row table:style-name="ro1">
          <table:table-cell office:value-type="float" office:value="0.806029558181763" calcext:value-type="float">
            <text:p>0.806029558181763</text:p>
          </table:table-cell>
          <table:table-cell table:number-columns-repeated="2"/>
        </table:table-row>
        <table:table-row table:style-name="ro1">
          <table:table-cell office:value-type="float" office:value="0.805146396160126" calcext:value-type="float">
            <text:p>0.805146396160126</text:p>
          </table:table-cell>
          <table:table-cell table:number-columns-repeated="2"/>
        </table:table-row>
        <table:table-row table:style-name="ro1">
          <table:table-cell office:value-type="float" office:value="0.734065890312195" calcext:value-type="float">
            <text:p>0.734065890312195</text:p>
          </table:table-cell>
          <table:table-cell table:number-columns-repeated="2"/>
        </table:table-row>
        <table:table-row table:style-name="ro1">
          <table:table-cell office:value-type="float" office:value="0.764565348625183" calcext:value-type="float">
            <text:p>0.764565348625183</text:p>
          </table:table-cell>
          <table:table-cell table:number-columns-repeated="2"/>
        </table:table-row>
        <table:table-row table:style-name="ro1">
          <table:table-cell office:value-type="float" office:value="0.810113608837128" calcext:value-type="float">
            <text:p>0.810113608837128</text:p>
          </table:table-cell>
          <table:table-cell table:number-columns-repeated="2"/>
        </table:table-row>
        <table:table-row table:style-name="ro1">
          <table:table-cell office:value-type="float" office:value="0.788004994392395" calcext:value-type="float">
            <text:p>0.788004994392395</text:p>
          </table:table-cell>
          <table:table-cell table:number-columns-repeated="2"/>
        </table:table-row>
        <table:table-row table:style-name="ro1">
          <table:table-cell office:value-type="float" office:value="0.860135138034821" calcext:value-type="float">
            <text:p>0.860135138034821</text:p>
          </table:table-cell>
          <table:table-cell table:number-columns-repeated="2"/>
        </table:table-row>
        <table:table-row table:style-name="ro1">
          <table:table-cell office:value-type="float" office:value="0.856361448764801" calcext:value-type="float">
            <text:p>0.856361448764801</text:p>
          </table:table-cell>
          <table:table-cell table:number-columns-repeated="2"/>
        </table:table-row>
        <table:table-row table:style-name="ro1">
          <table:table-cell office:value-type="float" office:value="0.904060900211334" calcext:value-type="float">
            <text:p>0.904060900211334</text:p>
          </table:table-cell>
          <table:table-cell table:number-columns-repeated="2"/>
        </table:table-row>
        <table:table-row table:style-name="ro1">
          <table:table-cell office:value-type="float" office:value="0.891693711280823" calcext:value-type="float">
            <text:p>0.891693711280823</text:p>
          </table:table-cell>
          <table:table-cell table:number-columns-repeated="2"/>
        </table:table-row>
        <table:table-row table:style-name="ro1">
          <table:table-cell office:value-type="float" office:value="0.902936160564423" calcext:value-type="float">
            <text:p>0.902936160564423</text:p>
          </table:table-cell>
          <table:table-cell table:number-columns-repeated="2"/>
        </table:table-row>
        <table:table-row table:style-name="ro1">
          <table:table-cell office:value-type="float" office:value="0.89402562379837" calcext:value-type="float">
            <text:p>0.89402562379837</text:p>
          </table:table-cell>
          <table:table-cell table:number-columns-repeated="2"/>
        </table:table-row>
        <table:table-row table:style-name="ro1">
          <table:table-cell office:value-type="float" office:value="0.886000573635101" calcext:value-type="float">
            <text:p>0.886000573635101</text:p>
          </table:table-cell>
          <table:table-cell table:number-columns-repeated="2"/>
        </table:table-row>
        <table:table-row table:style-name="ro1">
          <table:table-cell office:value-type="float" office:value="0.876677632331848" calcext:value-type="float">
            <text:p>0.876677632331848</text:p>
          </table:table-cell>
          <table:table-cell table:number-columns-repeated="2"/>
        </table:table-row>
        <table:table-row table:style-name="ro1">
          <table:table-cell office:value-type="float" office:value="0.899192273616791" calcext:value-type="float">
            <text:p>0.899192273616791</text:p>
          </table:table-cell>
          <table:table-cell table:number-columns-repeated="2"/>
        </table:table-row>
        <table:table-row table:style-name="ro1">
          <table:table-cell office:value-type="float" office:value="0.908663690090179" calcext:value-type="float">
            <text:p>0.908663690090179</text:p>
          </table:table-cell>
          <table:table-cell table:number-columns-repeated="2"/>
        </table:table-row>
        <table:table-row table:style-name="ro1">
          <table:table-cell office:value-type="float" office:value="0.906302273273468" calcext:value-type="float">
            <text:p>0.906302273273468</text:p>
          </table:table-cell>
          <table:table-cell table:number-columns-repeated="2"/>
        </table:table-row>
        <table:table-row table:style-name="ro1">
          <table:table-cell office:value-type="float" office:value="0.914125800132751" calcext:value-type="float">
            <text:p>0.914125800132751</text:p>
          </table:table-cell>
          <table:table-cell table:number-columns-repeated="2"/>
        </table:table-row>
        <table:table-row table:style-name="ro1">
          <table:table-cell office:value-type="float" office:value="0.912757575511932" calcext:value-type="float">
            <text:p>0.912757575511932</text:p>
          </table:table-cell>
          <table:table-cell table:number-columns-repeated="2"/>
        </table:table-row>
        <table:table-row table:style-name="ro1">
          <table:table-cell office:value-type="float" office:value="0.898773789405823" calcext:value-type="float">
            <text:p>0.898773789405823</text:p>
          </table:table-cell>
          <table:table-cell table:number-columns-repeated="2"/>
        </table:table-row>
        <table:table-row table:style-name="ro1">
          <table:table-cell office:value-type="float" office:value="0.923500597476959" calcext:value-type="float">
            <text:p>0.923500597476959</text:p>
          </table:table-cell>
          <table:table-cell table:number-columns-repeated="2"/>
        </table:table-row>
        <table:table-row table:style-name="ro1">
          <table:table-cell office:value-type="float" office:value="0.888750553131104" calcext:value-type="float">
            <text:p>0.888750553131104</text:p>
          </table:table-cell>
          <table:table-cell table:number-columns-repeated="2"/>
        </table:table-row>
        <table:table-row table:style-name="ro1">
          <table:table-cell office:value-type="float" office:value="0.86238431930542" calcext:value-type="float">
            <text:p>0.86238431930542</text:p>
          </table:table-cell>
          <table:table-cell table:number-columns-repeated="2"/>
        </table:table-row>
        <table:table-row table:style-name="ro1">
          <table:table-cell office:value-type="float" office:value="0.900117158889771" calcext:value-type="float">
            <text:p>0.900117158889771</text:p>
          </table:table-cell>
          <table:table-cell table:number-columns-repeated="2"/>
        </table:table-row>
        <table:table-row table:style-name="ro1">
          <table:table-cell office:value-type="float" office:value="0.892230808734894" calcext:value-type="float">
            <text:p>0.892230808734894</text:p>
          </table:table-cell>
          <table:table-cell table:number-columns-repeated="2"/>
        </table:table-row>
        <table:table-row table:style-name="ro1">
          <table:table-cell office:value-type="float" office:value="0.876240015029907" calcext:value-type="float">
            <text:p>0.876240015029907</text:p>
          </table:table-cell>
          <table:table-cell table:number-columns-repeated="2"/>
        </table:table-row>
        <table:table-row table:style-name="ro1">
          <table:table-cell office:value-type="float" office:value="0.857776045799255" calcext:value-type="float">
            <text:p>0.857776045799255</text:p>
          </table:table-cell>
          <table:table-cell table:number-columns-repeated="2"/>
        </table:table-row>
        <table:table-row table:style-name="ro1">
          <table:table-cell office:value-type="float" office:value="0.867088198661804" calcext:value-type="float">
            <text:p>0.867088198661804</text:p>
          </table:table-cell>
          <table:table-cell table:number-columns-repeated="2"/>
        </table:table-row>
        <table:table-row table:style-name="ro1">
          <table:table-cell office:value-type="float" office:value="0.869350552558899" calcext:value-type="float">
            <text:p>0.869350552558899</text:p>
          </table:table-cell>
          <table:table-cell table:number-columns-repeated="2"/>
        </table:table-row>
        <table:table-row table:style-name="ro1">
          <table:table-cell office:value-type="float" office:value="0.875353932380676" calcext:value-type="float">
            <text:p>0.875353932380676</text:p>
          </table:table-cell>
          <table:table-cell table:number-columns-repeated="2"/>
        </table:table-row>
        <table:table-row table:style-name="ro1">
          <table:table-cell office:value-type="float" office:value="0.865017890930176" calcext:value-type="float">
            <text:p>0.865017890930176</text:p>
          </table:table-cell>
          <table:table-cell table:number-columns-repeated="2"/>
        </table:table-row>
        <table:table-row table:style-name="ro1">
          <table:table-cell office:value-type="float" office:value="0.892707228660584" calcext:value-type="float">
            <text:p>0.892707228660584</text:p>
          </table:table-cell>
          <table:table-cell table:number-columns-repeated="2"/>
        </table:table-row>
        <table:table-row table:style-name="ro1">
          <table:table-cell office:value-type="float" office:value="0.892776787281036" calcext:value-type="float">
            <text:p>0.892776787281036</text:p>
          </table:table-cell>
          <table:table-cell table:number-columns-repeated="2"/>
        </table:table-row>
        <table:table-row table:style-name="ro1">
          <table:table-cell office:value-type="float" office:value="0.902635812759399" calcext:value-type="float">
            <text:p>0.902635812759399</text:p>
          </table:table-cell>
          <table:table-cell table:number-columns-repeated="2"/>
        </table:table-row>
        <table:table-row table:style-name="ro1">
          <table:table-cell office:value-type="float" office:value="0.880705952644348" calcext:value-type="float">
            <text:p>0.880705952644348</text:p>
          </table:table-cell>
          <table:table-cell table:number-columns-repeated="2"/>
        </table:table-row>
        <table:table-row table:style-name="ro1">
          <table:table-cell office:value-type="float" office:value="0.876706421375275" calcext:value-type="float">
            <text:p>0.876706421375275</text:p>
          </table:table-cell>
          <table:table-cell table:number-columns-repeated="2"/>
        </table:table-row>
        <table:table-row table:style-name="ro1">
          <table:table-cell office:value-type="float" office:value="0.857203722000122" calcext:value-type="float">
            <text:p>0.857203722000122</text:p>
          </table:table-cell>
          <table:table-cell table:number-columns-repeated="2"/>
        </table:table-row>
        <table:table-row table:style-name="ro1">
          <table:table-cell office:value-type="float" office:value="0.800297260284424" calcext:value-type="float">
            <text:p>0.800297260284424</text:p>
          </table:table-cell>
          <table:table-cell table:number-columns-repeated="2"/>
        </table:table-row>
        <table:table-row table:style-name="ro1">
          <table:table-cell office:value-type="float" office:value="0.846193730831146" calcext:value-type="float">
            <text:p>0.846193730831146</text:p>
          </table:table-cell>
          <table:table-cell table:number-columns-repeated="2"/>
        </table:table-row>
        <table:table-row table:style-name="ro1">
          <table:table-cell office:value-type="float" office:value="0.866262555122376" calcext:value-type="float">
            <text:p>0.866262555122376</text:p>
          </table:table-cell>
          <table:table-cell table:number-columns-repeated="2"/>
        </table:table-row>
        <table:table-row table:style-name="ro1">
          <table:table-cell office:value-type="float" office:value="0.856629550457001" calcext:value-type="float">
            <text:p>0.856629550457001</text:p>
          </table:table-cell>
          <table:table-cell table:number-columns-repeated="2"/>
        </table:table-row>
        <table:table-row table:style-name="ro1">
          <table:table-cell office:value-type="float" office:value="0.867934226989746" calcext:value-type="float">
            <text:p>0.867934226989746</text:p>
          </table:table-cell>
          <table:table-cell table:number-columns-repeated="2"/>
        </table:table-row>
        <table:table-row table:style-name="ro1">
          <table:table-cell office:value-type="float" office:value="0.898530721664429" calcext:value-type="float">
            <text:p>0.898530721664429</text:p>
          </table:table-cell>
          <table:table-cell table:number-columns-repeated="2"/>
        </table:table-row>
        <table:table-row table:style-name="ro1">
          <table:table-cell office:value-type="float" office:value="0.896944344043732" calcext:value-type="float">
            <text:p>0.896944344043732</text:p>
          </table:table-cell>
          <table:table-cell table:number-columns-repeated="2"/>
        </table:table-row>
        <table:table-row table:style-name="ro1">
          <table:table-cell office:value-type="float" office:value="0.909936606884003" calcext:value-type="float">
            <text:p>0.909936606884003</text:p>
          </table:table-cell>
          <table:table-cell table:number-columns-repeated="2"/>
        </table:table-row>
        <table:table-row table:style-name="ro1">
          <table:table-cell office:value-type="float" office:value="0.880407094955444" calcext:value-type="float">
            <text:p>0.880407094955444</text:p>
          </table:table-cell>
          <table:table-cell table:number-columns-repeated="2"/>
        </table:table-row>
        <table:table-row table:style-name="ro1">
          <table:table-cell office:value-type="float" office:value="0.885450005531311" calcext:value-type="float">
            <text:p>0.885450005531311</text:p>
          </table:table-cell>
          <table:table-cell table:number-columns-repeated="2"/>
        </table:table-row>
        <table:table-row table:style-name="ro1">
          <table:table-cell office:value-type="float" office:value="0.836553871631622" calcext:value-type="float">
            <text:p>0.836553871631622</text:p>
          </table:table-cell>
          <table:table-cell table:number-columns-repeated="2"/>
        </table:table-row>
        <table:table-row table:style-name="ro1">
          <table:table-cell office:value-type="float" office:value="0.869562387466431" calcext:value-type="float">
            <text:p>0.869562387466431</text:p>
          </table:table-cell>
          <table:table-cell table:number-columns-repeated="2"/>
        </table:table-row>
        <table:table-row table:style-name="ro1">
          <table:table-cell office:value-type="float" office:value="0.884837687015533" calcext:value-type="float">
            <text:p>0.884837687015533</text:p>
          </table:table-cell>
          <table:table-cell table:number-columns-repeated="2"/>
        </table:table-row>
        <table:table-row table:style-name="ro1">
          <table:table-cell office:value-type="float" office:value="0.899898588657379" calcext:value-type="float">
            <text:p>0.899898588657379</text:p>
          </table:table-cell>
          <table:table-cell table:number-columns-repeated="2"/>
        </table:table-row>
        <table:table-row table:style-name="ro1">
          <table:table-cell office:value-type="float" office:value="0.899423658847809" calcext:value-type="float">
            <text:p>0.899423658847809</text:p>
          </table:table-cell>
          <table:table-cell table:number-columns-repeated="2"/>
        </table:table-row>
        <table:table-row table:style-name="ro1">
          <table:table-cell office:value-type="float" office:value="0.842416405677795" calcext:value-type="float">
            <text:p>0.842416405677795</text:p>
          </table:table-cell>
          <table:table-cell table:number-columns-repeated="2"/>
        </table:table-row>
        <table:table-row table:style-name="ro1">
          <table:table-cell office:value-type="float" office:value="0.863729119300842" calcext:value-type="float">
            <text:p>0.863729119300842</text:p>
          </table:table-cell>
          <table:table-cell table:number-columns-repeated="2"/>
        </table:table-row>
        <table:table-row table:style-name="ro1">
          <table:table-cell office:value-type="float" office:value="0.884226083755493" calcext:value-type="float">
            <text:p>0.884226083755493</text:p>
          </table:table-cell>
          <table:table-cell table:number-columns-repeated="2"/>
        </table:table-row>
        <table:table-row table:style-name="ro1">
          <table:table-cell office:value-type="float" office:value="0.848661124706268" calcext:value-type="float">
            <text:p>0.848661124706268</text:p>
          </table:table-cell>
          <table:table-cell table:number-columns-repeated="2"/>
        </table:table-row>
        <table:table-row table:style-name="ro1">
          <table:table-cell office:value-type="float" office:value="0.870714068412781" calcext:value-type="float">
            <text:p>0.870714068412781</text:p>
          </table:table-cell>
          <table:table-cell table:number-columns-repeated="2"/>
        </table:table-row>
        <table:table-row table:style-name="ro1">
          <table:table-cell office:value-type="float" office:value="0.885742425918579" calcext:value-type="float">
            <text:p>0.885742425918579</text:p>
          </table:table-cell>
          <table:table-cell table:number-columns-repeated="2"/>
        </table:table-row>
        <table:table-row table:style-name="ro1">
          <table:table-cell office:value-type="float" office:value="0.900406062602997" calcext:value-type="float">
            <text:p>0.900406062602997</text:p>
          </table:table-cell>
          <table:table-cell table:number-columns-repeated="2"/>
        </table:table-row>
        <table:table-row table:style-name="ro1">
          <table:table-cell office:value-type="float" office:value="0.891797244548798" calcext:value-type="float">
            <text:p>0.891797244548798</text:p>
          </table:table-cell>
          <table:table-cell table:number-columns-repeated="2"/>
        </table:table-row>
        <table:table-row table:style-name="ro1">
          <table:table-cell office:value-type="float" office:value="0.899313986301422" calcext:value-type="float">
            <text:p>0.899313986301422</text:p>
          </table:table-cell>
          <table:table-cell table:number-columns-repeated="2"/>
        </table:table-row>
        <table:table-row table:style-name="ro1">
          <table:table-cell office:value-type="float" office:value="0.904956698417664" calcext:value-type="float">
            <text:p>0.904956698417664</text:p>
          </table:table-cell>
          <table:table-cell table:number-columns-repeated="2"/>
        </table:table-row>
        <table:table-row table:style-name="ro1">
          <table:table-cell office:value-type="float" office:value="0.92975515127182" calcext:value-type="float">
            <text:p>0.92975515127182</text:p>
          </table:table-cell>
          <table:table-cell table:number-columns-repeated="2"/>
        </table:table-row>
        <table:table-row table:style-name="ro1">
          <table:table-cell office:value-type="float" office:value="0.914387941360474" calcext:value-type="float">
            <text:p>0.914387941360474</text:p>
          </table:table-cell>
          <table:table-cell table:number-columns-repeated="2"/>
        </table:table-row>
        <table:table-row table:style-name="ro1">
          <table:table-cell office:value-type="float" office:value="0.912206709384918" calcext:value-type="float">
            <text:p>0.912206709384918</text:p>
          </table:table-cell>
          <table:table-cell table:number-columns-repeated="2"/>
        </table:table-row>
        <table:table-row table:style-name="ro1">
          <table:table-cell office:value-type="float" office:value="0.910380303859711" calcext:value-type="float">
            <text:p>0.910380303859711</text:p>
          </table:table-cell>
          <table:table-cell table:number-columns-repeated="2"/>
        </table:table-row>
        <table:table-row table:style-name="ro1">
          <table:table-cell office:value-type="float" office:value="0.88810259103775" calcext:value-type="float">
            <text:p>0.88810259103775</text:p>
          </table:table-cell>
          <table:table-cell table:number-columns-repeated="2"/>
        </table:table-row>
        <table:table-row table:style-name="ro1">
          <table:table-cell office:value-type="float" office:value="0.920252084732056" calcext:value-type="float">
            <text:p>0.920252084732056</text:p>
          </table:table-cell>
          <table:table-cell table:number-columns-repeated="2"/>
        </table:table-row>
        <table:table-row table:style-name="ro1">
          <table:table-cell office:value-type="float" office:value="0.918060660362244" calcext:value-type="float">
            <text:p>0.918060660362244</text:p>
          </table:table-cell>
          <table:table-cell table:number-columns-repeated="2"/>
        </table:table-row>
        <table:table-row table:style-name="ro1">
          <table:table-cell office:value-type="float" office:value="0.917393326759338" calcext:value-type="float">
            <text:p>0.917393326759338</text:p>
          </table:table-cell>
          <table:table-cell table:number-columns-repeated="2"/>
        </table:table-row>
        <table:table-row table:style-name="ro1">
          <table:table-cell office:value-type="float" office:value="0.878208696842194" calcext:value-type="float">
            <text:p>0.878208696842194</text:p>
          </table:table-cell>
          <table:table-cell table:number-columns-repeated="2"/>
        </table:table-row>
        <table:table-row table:style-name="ro1">
          <table:table-cell office:value-type="float" office:value="0.858750820159912" calcext:value-type="float">
            <text:p>0.858750820159912</text:p>
          </table:table-cell>
          <table:table-cell table:number-columns-repeated="2"/>
        </table:table-row>
        <table:table-row table:style-name="ro1">
          <table:table-cell office:value-type="float" office:value="0.835706174373627" calcext:value-type="float">
            <text:p>0.835706174373627</text:p>
          </table:table-cell>
          <table:table-cell table:number-columns-repeated="2"/>
        </table:table-row>
        <table:table-row table:style-name="ro1">
          <table:table-cell office:value-type="float" office:value="0.875653862953186" calcext:value-type="float">
            <text:p>0.875653862953186</text:p>
          </table:table-cell>
          <table:table-cell table:number-columns-repeated="2"/>
        </table:table-row>
        <table:table-row table:style-name="ro1">
          <table:table-cell office:value-type="float" office:value="0.861760199069977" calcext:value-type="float">
            <text:p>0.861760199069977</text:p>
          </table:table-cell>
          <table:table-cell table:number-columns-repeated="2"/>
        </table:table-row>
        <table:table-row table:style-name="ro1">
          <table:table-cell office:value-type="float" office:value="0.830935418605804" calcext:value-type="float">
            <text:p>0.830935418605804</text:p>
          </table:table-cell>
          <table:table-cell table:number-columns-repeated="2"/>
        </table:table-row>
        <table:table-row table:style-name="ro1">
          <table:table-cell office:value-type="float" office:value="0.911736130714416" calcext:value-type="float">
            <text:p>0.911736130714416</text:p>
          </table:table-cell>
          <table:table-cell table:number-columns-repeated="2"/>
        </table:table-row>
        <table:table-row table:style-name="ro1">
          <table:table-cell office:value-type="float" office:value="0.938621461391449" calcext:value-type="float">
            <text:p>0.938621461391449</text:p>
          </table:table-cell>
          <table:table-cell table:number-columns-repeated="2"/>
        </table:table-row>
        <table:table-row table:style-name="ro1">
          <table:table-cell office:value-type="float" office:value="0.924729108810425" calcext:value-type="float">
            <text:p>0.924729108810425</text:p>
          </table:table-cell>
          <table:table-cell table:number-columns-repeated="2"/>
        </table:table-row>
        <table:table-row table:style-name="ro1">
          <table:table-cell office:value-type="float" office:value="0.834830522537231" calcext:value-type="float">
            <text:p>0.834830522537231</text:p>
          </table:table-cell>
          <table:table-cell table:number-columns-repeated="2"/>
        </table:table-row>
        <table:table-row table:style-name="ro1">
          <table:table-cell office:value-type="float" office:value="0.909275114536285" calcext:value-type="float">
            <text:p>0.909275114536285</text:p>
          </table:table-cell>
          <table:table-cell table:number-columns-repeated="2"/>
        </table:table-row>
        <table:table-row table:style-name="ro1">
          <table:table-cell office:value-type="float" office:value="0.909181833267212" calcext:value-type="float">
            <text:p>0.909181833267212</text:p>
          </table:table-cell>
          <table:table-cell table:number-columns-repeated="2"/>
        </table:table-row>
        <table:table-row table:style-name="ro1">
          <table:table-cell office:value-type="float" office:value="0.915161609649658" calcext:value-type="float">
            <text:p>0.915161609649658</text:p>
          </table:table-cell>
          <table:table-cell table:number-columns-repeated="2"/>
        </table:table-row>
        <table:table-row table:style-name="ro1">
          <table:table-cell office:value-type="float" office:value="0.934561312198639" calcext:value-type="float">
            <text:p>0.934561312198639</text:p>
          </table:table-cell>
          <table:table-cell table:number-columns-repeated="2"/>
        </table:table-row>
        <table:table-row table:style-name="ro1">
          <table:table-cell office:value-type="float" office:value="0.908393383026123" calcext:value-type="float">
            <text:p>0.908393383026123</text:p>
          </table:table-cell>
          <table:table-cell table:number-columns-repeated="2"/>
        </table:table-row>
        <table:table-row table:style-name="ro1">
          <table:table-cell office:value-type="float" office:value="0.922527492046356" calcext:value-type="float">
            <text:p>0.922527492046356</text:p>
          </table:table-cell>
          <table:table-cell table:number-columns-repeated="2"/>
        </table:table-row>
        <table:table-row table:style-name="ro1">
          <table:table-cell office:value-type="float" office:value="0.95323920249939" calcext:value-type="float">
            <text:p>0.95323920249939</text:p>
          </table:table-cell>
          <table:table-cell table:number-columns-repeated="2"/>
        </table:table-row>
        <table:table-row table:style-name="ro1">
          <table:table-cell office:value-type="float" office:value="0.934164941310883" calcext:value-type="float">
            <text:p>0.934164941310883</text:p>
          </table:table-cell>
          <table:table-cell table:number-columns-repeated="2"/>
        </table:table-row>
        <table:table-row table:style-name="ro1">
          <table:table-cell office:value-type="float" office:value="0.948852956295013" calcext:value-type="float">
            <text:p>0.948852956295013</text:p>
          </table:table-cell>
          <table:table-cell table:number-columns-repeated="2"/>
        </table:table-row>
        <table:table-row table:style-name="ro1">
          <table:table-cell office:value-type="float" office:value="0.94096714258194" calcext:value-type="float">
            <text:p>0.94096714258194</text:p>
          </table:table-cell>
          <table:table-cell table:number-columns-repeated="2"/>
        </table:table-row>
        <table:table-row table:style-name="ro1">
          <table:table-cell office:value-type="float" office:value="0.95463365316391" calcext:value-type="float">
            <text:p>0.95463365316391</text:p>
          </table:table-cell>
          <table:table-cell table:number-columns-repeated="2"/>
        </table:table-row>
        <table:table-row table:style-name="ro1">
          <table:table-cell office:value-type="float" office:value="0.928030133247376" calcext:value-type="float">
            <text:p>0.928030133247376</text:p>
          </table:table-cell>
          <table:table-cell table:number-columns-repeated="2"/>
        </table:table-row>
        <table:table-row table:style-name="ro1">
          <table:table-cell office:value-type="float" office:value="0.935767590999603" calcext:value-type="float">
            <text:p>0.935767590999603</text:p>
          </table:table-cell>
          <table:table-cell table:number-columns-repeated="2"/>
        </table:table-row>
        <table:table-row table:style-name="ro1">
          <table:table-cell office:value-type="float" office:value="0.93205052614212" calcext:value-type="float">
            <text:p>0.93205052614212</text:p>
          </table:table-cell>
          <table:table-cell table:number-columns-repeated="2"/>
        </table:table-row>
        <table:table-row table:style-name="ro1">
          <table:table-cell office:value-type="float" office:value="0.913444817066193" calcext:value-type="float">
            <text:p>0.913444817066193</text:p>
          </table:table-cell>
          <table:table-cell table:number-columns-repeated="2"/>
        </table:table-row>
        <table:table-row table:style-name="ro1">
          <table:table-cell office:value-type="float" office:value="0.951125741004944" calcext:value-type="float">
            <text:p>0.951125741004944</text:p>
          </table:table-cell>
          <table:table-cell table:number-columns-repeated="2"/>
        </table:table-row>
        <table:table-row table:style-name="ro1">
          <table:table-cell office:value-type="float" office:value="0.920707046985626" calcext:value-type="float">
            <text:p>0.920707046985626</text:p>
          </table:table-cell>
          <table:table-cell table:number-columns-repeated="2"/>
        </table:table-row>
        <table:table-row table:style-name="ro1">
          <table:table-cell office:value-type="float" office:value="0.867670774459839" calcext:value-type="float">
            <text:p>0.867670774459839</text:p>
          </table:table-cell>
          <table:table-cell table:number-columns-repeated="2"/>
        </table:table-row>
        <table:table-row table:style-name="ro1">
          <table:table-cell office:value-type="float" office:value="0.871792793273926" calcext:value-type="float">
            <text:p>0.871792793273926</text:p>
          </table:table-cell>
          <table:table-cell table:number-columns-repeated="2"/>
        </table:table-row>
        <table:table-row table:style-name="ro1">
          <table:table-cell office:value-type="float" office:value="0.846211969852448" calcext:value-type="float">
            <text:p>0.846211969852448</text:p>
          </table:table-cell>
          <table:table-cell table:number-columns-repeated="2"/>
        </table:table-row>
        <table:table-row table:style-name="ro1">
          <table:table-cell office:value-type="float" office:value="0.852178752422333" calcext:value-type="float">
            <text:p>0.852178752422333</text:p>
          </table:table-cell>
          <table:table-cell table:number-columns-repeated="2"/>
        </table:table-row>
        <table:table-row table:style-name="ro1">
          <table:table-cell office:value-type="float" office:value="0.849912345409393" calcext:value-type="float">
            <text:p>0.849912345409393</text:p>
          </table:table-cell>
          <table:table-cell table:number-columns-repeated="2"/>
        </table:table-row>
        <table:table-row table:style-name="ro1">
          <table:table-cell office:value-type="float" office:value="0.856618523597717" calcext:value-type="float">
            <text:p>0.856618523597717</text:p>
          </table:table-cell>
          <table:table-cell table:number-columns-repeated="2"/>
        </table:table-row>
        <table:table-row table:style-name="ro1">
          <table:table-cell office:value-type="float" office:value="0.891629576683044" calcext:value-type="float">
            <text:p>0.891629576683044</text:p>
          </table:table-cell>
          <table:table-cell table:number-columns-repeated="2"/>
        </table:table-row>
        <table:table-row table:style-name="ro1">
          <table:table-cell office:value-type="float" office:value="0.90377938747406" calcext:value-type="float">
            <text:p>0.90377938747406</text:p>
          </table:table-cell>
          <table:table-cell table:number-columns-repeated="2"/>
        </table:table-row>
        <table:table-row table:style-name="ro1">
          <table:table-cell office:value-type="float" office:value="0.900311470031738" calcext:value-type="float">
            <text:p>0.900311470031738</text:p>
          </table:table-cell>
          <table:table-cell table:number-columns-repeated="2"/>
        </table:table-row>
        <table:table-row table:style-name="ro1">
          <table:table-cell office:value-type="float" office:value="0.908992171287537" calcext:value-type="float">
            <text:p>0.908992171287537</text:p>
          </table:table-cell>
          <table:table-cell table:number-columns-repeated="2"/>
        </table:table-row>
        <table:table-row table:style-name="ro1">
          <table:table-cell office:value-type="float" office:value="0.884082078933716" calcext:value-type="float">
            <text:p>0.884082078933716</text:p>
          </table:table-cell>
          <table:table-cell table:number-columns-repeated="2"/>
        </table:table-row>
        <table:table-row table:style-name="ro1">
          <table:table-cell office:value-type="float" office:value="0.915627598762512" calcext:value-type="float">
            <text:p>0.915627598762512</text:p>
          </table:table-cell>
          <table:table-cell table:number-columns-repeated="2"/>
        </table:table-row>
        <table:table-row table:style-name="ro1">
          <table:table-cell office:value-type="float" office:value="0.923343777656555" calcext:value-type="float">
            <text:p>0.923343777656555</text:p>
          </table:table-cell>
          <table:table-cell table:number-columns-repeated="2"/>
        </table:table-row>
        <table:table-row table:style-name="ro1">
          <table:table-cell office:value-type="float" office:value="0.923970937728882" calcext:value-type="float">
            <text:p>0.923970937728882</text:p>
          </table:table-cell>
          <table:table-cell table:number-columns-repeated="2"/>
        </table:table-row>
        <table:table-row table:style-name="ro1">
          <table:table-cell office:value-type="float" office:value="0.925247967243195" calcext:value-type="float">
            <text:p>0.925247967243195</text:p>
          </table:table-cell>
          <table:table-cell table:number-columns-repeated="2"/>
        </table:table-row>
        <table:table-row table:style-name="ro1">
          <table:table-cell office:value-type="float" office:value="0.937359035015106" calcext:value-type="float">
            <text:p>0.937359035015106</text:p>
          </table:table-cell>
          <table:table-cell table:number-columns-repeated="2"/>
        </table:table-row>
        <table:table-row table:style-name="ro1">
          <table:table-cell office:value-type="float" office:value="0.93801873922348" calcext:value-type="float">
            <text:p>0.93801873922348</text:p>
          </table:table-cell>
          <table:table-cell table:number-columns-repeated="2"/>
        </table:table-row>
        <table:table-row table:style-name="ro1">
          <table:table-cell office:value-type="float" office:value="0.915953814983368" calcext:value-type="float">
            <text:p>0.915953814983368</text:p>
          </table:table-cell>
          <table:table-cell table:number-columns-repeated="2"/>
        </table:table-row>
        <table:table-row table:style-name="ro1">
          <table:table-cell office:value-type="float" office:value="0.895556569099426" calcext:value-type="float">
            <text:p>0.895556569099426</text:p>
          </table:table-cell>
          <table:table-cell table:number-columns-repeated="2"/>
        </table:table-row>
        <table:table-row table:style-name="ro1">
          <table:table-cell office:value-type="float" office:value="0.880709171295166" calcext:value-type="float">
            <text:p>0.880709171295166</text:p>
          </table:table-cell>
          <table:table-cell table:number-columns-repeated="2"/>
        </table:table-row>
        <table:table-row table:style-name="ro1">
          <table:table-cell office:value-type="float" office:value="0.827095091342926" calcext:value-type="float">
            <text:p>0.827095091342926</text:p>
          </table:table-cell>
          <table:table-cell table:number-columns-repeated="2"/>
        </table:table-row>
        <table:table-row table:style-name="ro1">
          <table:table-cell office:value-type="float" office:value="0.889422476291657" calcext:value-type="float">
            <text:p>0.889422476291657</text:p>
          </table:table-cell>
          <table:table-cell table:number-columns-repeated="2"/>
        </table:table-row>
        <table:table-row table:style-name="ro1">
          <table:table-cell office:value-type="float" office:value="0.932843387126923" calcext:value-type="float">
            <text:p>0.932843387126923</text:p>
          </table:table-cell>
          <table:table-cell table:number-columns-repeated="2"/>
        </table:table-row>
        <table:table-row table:style-name="ro1">
          <table:table-cell office:value-type="float" office:value="0.887377977371216" calcext:value-type="float">
            <text:p>0.887377977371216</text:p>
          </table:table-cell>
          <table:table-cell table:number-columns-repeated="2"/>
        </table:table-row>
        <table:table-row table:style-name="ro1">
          <table:table-cell office:value-type="float" office:value="0.926872313022614" calcext:value-type="float">
            <text:p>0.926872313022614</text:p>
          </table:table-cell>
          <table:table-cell table:number-columns-repeated="2"/>
        </table:table-row>
        <table:table-row table:style-name="ro1">
          <table:table-cell office:value-type="float" office:value="0.906518936157227" calcext:value-type="float">
            <text:p>0.906518936157227</text:p>
          </table:table-cell>
          <table:table-cell table:number-columns-repeated="2"/>
        </table:table-row>
        <table:table-row table:style-name="ro1">
          <table:table-cell office:value-type="float" office:value="0.913165867328644" calcext:value-type="float">
            <text:p>0.913165867328644</text:p>
          </table:table-cell>
          <table:table-cell table:number-columns-repeated="2"/>
        </table:table-row>
        <table:table-row table:style-name="ro1">
          <table:table-cell office:value-type="float" office:value="0.932704091072082" calcext:value-type="float">
            <text:p>0.932704091072082</text:p>
          </table:table-cell>
          <table:table-cell table:number-columns-repeated="2"/>
        </table:table-row>
        <table:table-row table:style-name="ro1">
          <table:table-cell office:value-type="float" office:value="0.914705276489258" calcext:value-type="float">
            <text:p>0.914705276489258</text:p>
          </table:table-cell>
          <table:table-cell table:number-columns-repeated="2"/>
        </table:table-row>
        <table:table-row table:style-name="ro1">
          <table:table-cell office:value-type="float" office:value="0.938926160335541" calcext:value-type="float">
            <text:p>0.938926160335541</text:p>
          </table:table-cell>
          <table:table-cell table:number-columns-repeated="2"/>
        </table:table-row>
        <table:table-row table:style-name="ro1">
          <table:table-cell office:value-type="float" office:value="0.909508407115936" calcext:value-type="float">
            <text:p>0.909508407115936</text:p>
          </table:table-cell>
          <table:table-cell table:number-columns-repeated="2"/>
        </table:table-row>
        <table:table-row table:style-name="ro1">
          <table:table-cell office:value-type="float" office:value="0.943365573883056" calcext:value-type="float">
            <text:p>0.943365573883056</text:p>
          </table:table-cell>
          <table:table-cell table:number-columns-repeated="2"/>
        </table:table-row>
        <table:table-row table:style-name="ro1">
          <table:table-cell office:value-type="float" office:value="0.923704087734222" calcext:value-type="float">
            <text:p>0.923704087734222</text:p>
          </table:table-cell>
          <table:table-cell table:number-columns-repeated="2"/>
        </table:table-row>
        <table:table-row table:style-name="ro1">
          <table:table-cell office:value-type="float" office:value="0.929797530174255" calcext:value-type="float">
            <text:p>0.929797530174255</text:p>
          </table:table-cell>
          <table:table-cell table:number-columns-repeated="2"/>
        </table:table-row>
        <table:table-row table:style-name="ro1">
          <table:table-cell office:value-type="float" office:value="0.930772304534912" calcext:value-type="float">
            <text:p>0.930772304534912</text:p>
          </table:table-cell>
          <table:table-cell table:number-columns-repeated="2"/>
        </table:table-row>
        <table:table-row table:style-name="ro1">
          <table:table-cell office:value-type="float" office:value="0.934907257556915" calcext:value-type="float">
            <text:p>0.934907257556915</text:p>
          </table:table-cell>
          <table:table-cell table:number-columns-repeated="2"/>
        </table:table-row>
        <table:table-row table:style-name="ro1">
          <table:table-cell office:value-type="float" office:value="0.943961262702942" calcext:value-type="float">
            <text:p>0.943961262702942</text:p>
          </table:table-cell>
          <table:table-cell table:number-columns-repeated="2"/>
        </table:table-row>
        <table:table-row table:style-name="ro1">
          <table:table-cell office:value-type="float" office:value="0.936761200428009" calcext:value-type="float">
            <text:p>0.936761200428009</text:p>
          </table:table-cell>
          <table:table-cell table:number-columns-repeated="2"/>
        </table:table-row>
        <table:table-row table:style-name="ro1">
          <table:table-cell office:value-type="float" office:value="0.921488404273987" calcext:value-type="float">
            <text:p>0.921488404273987</text:p>
          </table:table-cell>
          <table:table-cell table:number-columns-repeated="2"/>
        </table:table-row>
        <table:table-row table:style-name="ro1">
          <table:table-cell office:value-type="float" office:value="0.939863264560699" calcext:value-type="float">
            <text:p>0.939863264560699</text:p>
          </table:table-cell>
          <table:table-cell table:number-columns-repeated="2"/>
        </table:table-row>
        <table:table-row table:style-name="ro1">
          <table:table-cell office:value-type="float" office:value="0.932015299797058" calcext:value-type="float">
            <text:p>0.932015299797058</text:p>
          </table:table-cell>
          <table:table-cell table:number-columns-repeated="2"/>
        </table:table-row>
        <table:table-row table:style-name="ro1">
          <table:table-cell office:value-type="float" office:value="0.897694528102875" calcext:value-type="float">
            <text:p>0.897694528102875</text:p>
          </table:table-cell>
          <table:table-cell table:number-columns-repeated="2"/>
        </table:table-row>
        <table:table-row table:style-name="ro1">
          <table:table-cell office:value-type="float" office:value="0.92075103521347" calcext:value-type="float">
            <text:p>0.92075103521347</text:p>
          </table:table-cell>
          <table:table-cell table:number-columns-repeated="2"/>
        </table:table-row>
        <table:table-row table:style-name="ro1">
          <table:table-cell office:value-type="float" office:value="0.932950437068939" calcext:value-type="float">
            <text:p>0.932950437068939</text:p>
          </table:table-cell>
          <table:table-cell table:number-columns-repeated="2"/>
        </table:table-row>
        <table:table-row table:style-name="ro1">
          <table:table-cell office:value-type="float" office:value="0.929404377937317" calcext:value-type="float">
            <text:p>0.929404377937317</text:p>
          </table:table-cell>
          <table:table-cell table:number-columns-repeated="2"/>
        </table:table-row>
        <table:table-row table:style-name="ro1">
          <table:table-cell office:value-type="float" office:value="0.922088265419006" calcext:value-type="float">
            <text:p>0.922088265419006</text:p>
          </table:table-cell>
          <table:table-cell table:number-columns-repeated="2"/>
        </table:table-row>
        <table:table-row table:style-name="ro1">
          <table:table-cell office:value-type="float" office:value="0.91974151134491" calcext:value-type="float">
            <text:p>0.91974151134491</text:p>
          </table:table-cell>
          <table:table-cell table:number-columns-repeated="2"/>
        </table:table-row>
        <table:table-row table:style-name="ro1">
          <table:table-cell office:value-type="float" office:value="0.933948278427124" calcext:value-type="float">
            <text:p>0.933948278427124</text:p>
          </table:table-cell>
          <table:table-cell table:number-columns-repeated="2"/>
        </table:table-row>
        <table:table-row table:style-name="ro1">
          <table:table-cell office:value-type="float" office:value="0.911975502967834" calcext:value-type="float">
            <text:p>0.911975502967834</text:p>
          </table:table-cell>
          <table:table-cell table:number-columns-repeated="2"/>
        </table:table-row>
        <table:table-row table:style-name="ro1">
          <table:table-cell office:value-type="float" office:value="0.905115365982056" calcext:value-type="float">
            <text:p>0.905115365982056</text:p>
          </table:table-cell>
          <table:table-cell table:number-columns-repeated="2"/>
        </table:table-row>
        <table:table-row table:style-name="ro1">
          <table:table-cell office:value-type="float" office:value="0.908117175102234" calcext:value-type="float">
            <text:p>0.908117175102234</text:p>
          </table:table-cell>
          <table:table-cell table:number-columns-repeated="2"/>
        </table:table-row>
        <table:table-row table:style-name="ro1">
          <table:table-cell office:value-type="float" office:value="0.936233878135681" calcext:value-type="float">
            <text:p>0.936233878135681</text:p>
          </table:table-cell>
          <table:table-cell table:number-columns-repeated="2"/>
        </table:table-row>
        <table:table-row table:style-name="ro1">
          <table:table-cell office:value-type="float" office:value="0.884911417961121" calcext:value-type="float">
            <text:p>0.884911417961121</text:p>
          </table:table-cell>
          <table:table-cell table:number-columns-repeated="2"/>
        </table:table-row>
        <table:table-row table:style-name="ro1">
          <table:table-cell office:value-type="float" office:value="0.895154058933258" calcext:value-type="float">
            <text:p>0.895154058933258</text:p>
          </table:table-cell>
          <table:table-cell table:number-columns-repeated="2"/>
        </table:table-row>
        <table:table-row table:style-name="ro1">
          <table:table-cell office:value-type="float" office:value="0.896106421947479" calcext:value-type="float">
            <text:p>0.896106421947479</text:p>
          </table:table-cell>
          <table:table-cell table:number-columns-repeated="2"/>
        </table:table-row>
        <table:table-row table:style-name="ro1">
          <table:table-cell office:value-type="float" office:value="0.922661483287811" calcext:value-type="float">
            <text:p>0.922661483287811</text:p>
          </table:table-cell>
          <table:table-cell table:number-columns-repeated="2"/>
        </table:table-row>
        <table:table-row table:style-name="ro1">
          <table:table-cell office:value-type="float" office:value="0.89892989397049" calcext:value-type="float">
            <text:p>0.89892989397049</text:p>
          </table:table-cell>
          <table:table-cell table:number-columns-repeated="2"/>
        </table:table-row>
        <table:table-row table:style-name="ro1">
          <table:table-cell office:value-type="float" office:value="0.877252876758575" calcext:value-type="float">
            <text:p>0.877252876758575</text:p>
          </table:table-cell>
          <table:table-cell table:number-columns-repeated="2"/>
        </table:table-row>
        <table:table-row table:style-name="ro1">
          <table:table-cell office:value-type="float" office:value="0.897375702857971" calcext:value-type="float">
            <text:p>0.897375702857971</text:p>
          </table:table-cell>
          <table:table-cell table:number-columns-repeated="2"/>
        </table:table-row>
        <table:table-row table:style-name="ro1">
          <table:table-cell office:value-type="float" office:value="0.862892508506775" calcext:value-type="float">
            <text:p>0.862892508506775</text:p>
          </table:table-cell>
          <table:table-cell table:number-columns-repeated="2"/>
        </table:table-row>
        <table:table-row table:style-name="ro1">
          <table:table-cell office:value-type="float" office:value="0.860509395599365" calcext:value-type="float">
            <text:p>0.860509395599365</text:p>
          </table:table-cell>
          <table:table-cell table:number-columns-repeated="2"/>
        </table:table-row>
        <table:table-row table:style-name="ro1">
          <table:table-cell office:value-type="float" office:value="0.818051040172577" calcext:value-type="float">
            <text:p>0.818051040172577</text:p>
          </table:table-cell>
          <table:table-cell table:number-columns-repeated="2"/>
        </table:table-row>
        <table:table-row table:style-name="ro1">
          <table:table-cell office:value-type="float" office:value="0.885163187980652" calcext:value-type="float">
            <text:p>0.885163187980652</text:p>
          </table:table-cell>
          <table:table-cell table:number-columns-repeated="2"/>
        </table:table-row>
        <table:table-row table:style-name="ro1">
          <table:table-cell office:value-type="float" office:value="0.84775185585022" calcext:value-type="float">
            <text:p>0.84775185585022</text:p>
          </table:table-cell>
          <table:table-cell table:number-columns-repeated="2"/>
        </table:table-row>
        <table:table-row table:style-name="ro1">
          <table:table-cell office:value-type="float" office:value="0.800818085670471" calcext:value-type="float">
            <text:p>0.800818085670471</text:p>
          </table:table-cell>
          <table:table-cell table:number-columns-repeated="2"/>
        </table:table-row>
        <table:table-row table:style-name="ro1">
          <table:table-cell office:value-type="float" office:value="0.891555190086365" calcext:value-type="float">
            <text:p>0.891555190086365</text:p>
          </table:table-cell>
          <table:table-cell table:number-columns-repeated="2"/>
        </table:table-row>
        <table:table-row table:style-name="ro1">
          <table:table-cell office:value-type="float" office:value="0.868353605270386" calcext:value-type="float">
            <text:p>0.868353605270386</text:p>
          </table:table-cell>
          <table:table-cell table:number-columns-repeated="2"/>
        </table:table-row>
        <table:table-row table:style-name="ro1">
          <table:table-cell office:value-type="float" office:value="0.916908085346222" calcext:value-type="float">
            <text:p>0.916908085346222</text:p>
          </table:table-cell>
          <table:table-cell table:number-columns-repeated="2"/>
        </table:table-row>
        <table:table-row table:style-name="ro1">
          <table:table-cell office:value-type="float" office:value="0.912596702575684" calcext:value-type="float">
            <text:p>0.912596702575684</text:p>
          </table:table-cell>
          <table:table-cell table:number-columns-repeated="2"/>
        </table:table-row>
        <table:table-row table:style-name="ro1">
          <table:table-cell office:value-type="float" office:value="0.860507011413574" calcext:value-type="float">
            <text:p>0.860507011413574</text:p>
          </table:table-cell>
          <table:table-cell table:number-columns-repeated="2"/>
        </table:table-row>
        <table:table-row table:style-name="ro1">
          <table:table-cell office:value-type="float" office:value="0.682755529880524" calcext:value-type="float">
            <text:p>0.682755529880524</text:p>
          </table:table-cell>
          <table:table-cell table:number-columns-repeated="2"/>
        </table:table-row>
        <table:table-row table:style-name="ro1">
          <table:table-cell office:value-type="float" office:value="0.543064594268799" calcext:value-type="float">
            <text:p>0.543064594268799</text:p>
          </table:table-cell>
          <table:table-cell table:number-columns-repeated="2"/>
        </table:table-row>
        <table:table-row table:style-name="ro1">
          <table:table-cell office:value-type="float" office:value="0.250570267438889" calcext:value-type="float">
            <text:p>0.250570267438889</text:p>
          </table:table-cell>
          <table:table-cell table:number-columns-repeated="2"/>
        </table:table-row>
        <table:table-row table:style-name="ro1">
          <table:table-cell office:value-type="float" office:value="0.349059373140335" calcext:value-type="float">
            <text:p>0.349059373140335</text:p>
          </table:table-cell>
          <table:table-cell table:number-columns-repeated="2"/>
        </table:table-row>
        <table:table-row table:style-name="ro1">
          <table:table-cell office:value-type="float" office:value="0.444092184305191" calcext:value-type="float">
            <text:p>0.444092184305191</text:p>
          </table:table-cell>
          <table:table-cell table:number-columns-repeated="2"/>
        </table:table-row>
        <table:table-row table:style-name="ro1">
          <table:table-cell office:value-type="float" office:value="0.581538856029511" calcext:value-type="float">
            <text:p>0.581538856029511</text:p>
          </table:table-cell>
          <table:table-cell table:number-columns-repeated="2"/>
        </table:table-row>
        <table:table-row table:style-name="ro1">
          <table:table-cell office:value-type="float" office:value="0.611019253730774" calcext:value-type="float">
            <text:p>0.611019253730774</text:p>
          </table:table-cell>
          <table:table-cell table:number-columns-repeated="2"/>
        </table:table-row>
        <table:table-row table:style-name="ro1">
          <table:table-cell office:value-type="float" office:value="0.553061664104462" calcext:value-type="float">
            <text:p>0.553061664104462</text:p>
          </table:table-cell>
          <table:table-cell table:number-columns-repeated="2"/>
        </table:table-row>
        <table:table-row table:style-name="ro1">
          <table:table-cell office:value-type="float" office:value="0.503205299377441" calcext:value-type="float">
            <text:p>0.503205299377441</text:p>
          </table:table-cell>
          <table:table-cell table:number-columns-repeated="2"/>
        </table:table-row>
        <table:table-row table:style-name="ro1">
          <table:table-cell office:value-type="float" office:value="0.541243970394135" calcext:value-type="float">
            <text:p>0.541243970394135</text:p>
          </table:table-cell>
          <table:table-cell table:number-columns-repeated="2"/>
        </table:table-row>
        <table:table-row table:style-name="ro1">
          <table:table-cell office:value-type="float" office:value="0.52348518371582" calcext:value-type="float">
            <text:p>0.52348518371582</text:p>
          </table:table-cell>
          <table:table-cell table:number-columns-repeated="2"/>
        </table:table-row>
        <table:table-row table:style-name="ro1">
          <table:table-cell office:value-type="float" office:value="0.472423404455185" calcext:value-type="float">
            <text:p>0.472423404455185</text:p>
          </table:table-cell>
          <table:table-cell table:number-columns-repeated="2"/>
        </table:table-row>
        <table:table-row table:style-name="ro1">
          <table:table-cell office:value-type="float" office:value="0.669647872447968" calcext:value-type="float">
            <text:p>0.669647872447968</text:p>
          </table:table-cell>
          <table:table-cell table:number-columns-repeated="2"/>
        </table:table-row>
        <table:table-row table:style-name="ro1">
          <table:table-cell office:value-type="float" office:value="0.569529414176941" calcext:value-type="float">
            <text:p>0.569529414176941</text:p>
          </table:table-cell>
          <table:table-cell table:number-columns-repeated="2"/>
        </table:table-row>
        <table:table-row table:style-name="ro1">
          <table:table-cell office:value-type="float" office:value="0.714713454246521" calcext:value-type="float">
            <text:p>0.714713454246521</text:p>
          </table:table-cell>
          <table:table-cell table:number-columns-repeated="2"/>
        </table:table-row>
        <table:table-row table:style-name="ro1">
          <table:table-cell office:value-type="float" office:value="0.689515888690949" calcext:value-type="float">
            <text:p>0.689515888690949</text:p>
          </table:table-cell>
          <table:table-cell table:number-columns-repeated="2"/>
        </table:table-row>
        <table:table-row table:style-name="ro1">
          <table:table-cell office:value-type="float" office:value="0.779439449310303" calcext:value-type="float">
            <text:p>0.779439449310303</text:p>
          </table:table-cell>
          <table:table-cell table:number-columns-repeated="2"/>
        </table:table-row>
        <table:table-row table:style-name="ro1">
          <table:table-cell office:value-type="float" office:value="0.826843023300171" calcext:value-type="float">
            <text:p>0.826843023300171</text:p>
          </table:table-cell>
          <table:table-cell table:number-columns-repeated="2"/>
        </table:table-row>
        <table:table-row table:style-name="ro1">
          <table:table-cell office:value-type="float" office:value="0.81155526638031" calcext:value-type="float">
            <text:p>0.81155526638031</text:p>
          </table:table-cell>
          <table:table-cell table:number-columns-repeated="2"/>
        </table:table-row>
        <table:table-row table:style-name="ro1">
          <table:table-cell office:value-type="float" office:value="0.867107033729553" calcext:value-type="float">
            <text:p>0.867107033729553</text:p>
          </table:table-cell>
          <table:table-cell table:number-columns-repeated="2"/>
        </table:table-row>
        <table:table-row table:style-name="ro1">
          <table:table-cell office:value-type="float" office:value="0.899561524391174" calcext:value-type="float">
            <text:p>0.899561524391174</text:p>
          </table:table-cell>
          <table:table-cell table:number-columns-repeated="2"/>
        </table:table-row>
        <table:table-row table:style-name="ro1">
          <table:table-cell office:value-type="float" office:value="0.905832409858704" calcext:value-type="float">
            <text:p>0.905832409858704</text:p>
          </table:table-cell>
          <table:table-cell table:number-columns-repeated="2"/>
        </table:table-row>
        <table:table-row table:style-name="ro1">
          <table:table-cell office:value-type="float" office:value="0.862671732902527" calcext:value-type="float">
            <text:p>0.862671732902527</text:p>
          </table:table-cell>
          <table:table-cell table:number-columns-repeated="2"/>
        </table:table-row>
        <table:table-row table:style-name="ro1">
          <table:table-cell office:value-type="float" office:value="0.816728889942169" calcext:value-type="float">
            <text:p>0.816728889942169</text:p>
          </table:table-cell>
          <table:table-cell table:number-columns-repeated="2"/>
        </table:table-row>
        <table:table-row table:style-name="ro1">
          <table:table-cell office:value-type="float" office:value="0.889350533485413" calcext:value-type="float">
            <text:p>0.889350533485413</text:p>
          </table:table-cell>
          <table:table-cell table:number-columns-repeated="2"/>
        </table:table-row>
        <table:table-row table:style-name="ro1">
          <table:table-cell office:value-type="float" office:value="0.901772320270538" calcext:value-type="float">
            <text:p>0.901772320270538</text:p>
          </table:table-cell>
          <table:table-cell table:number-columns-repeated="2"/>
        </table:table-row>
        <table:table-row table:style-name="ro1">
          <table:table-cell office:value-type="float" office:value="0.888127267360687" calcext:value-type="float">
            <text:p>0.888127267360687</text:p>
          </table:table-cell>
          <table:table-cell table:number-columns-repeated="2"/>
        </table:table-row>
        <table:table-row table:style-name="ro1">
          <table:table-cell office:value-type="float" office:value="0.865633368492126" calcext:value-type="float">
            <text:p>0.865633368492126</text:p>
          </table:table-cell>
          <table:table-cell table:number-columns-repeated="2"/>
        </table:table-row>
        <table:table-row table:style-name="ro1">
          <table:table-cell office:value-type="float" office:value="0.831350862979889" calcext:value-type="float">
            <text:p>0.831350862979889</text:p>
          </table:table-cell>
          <table:table-cell table:number-columns-repeated="2"/>
        </table:table-row>
        <table:table-row table:style-name="ro1">
          <table:table-cell office:value-type="float" office:value="0.85182785987854" calcext:value-type="float">
            <text:p>0.85182785987854</text:p>
          </table:table-cell>
          <table:table-cell table:number-columns-repeated="2"/>
        </table:table-row>
        <table:table-row table:style-name="ro1">
          <table:table-cell office:value-type="float" office:value="0.873206853866577" calcext:value-type="float">
            <text:p>0.873206853866577</text:p>
          </table:table-cell>
          <table:table-cell table:number-columns-repeated="2"/>
        </table:table-row>
        <table:table-row table:style-name="ro1">
          <table:table-cell office:value-type="float" office:value="0.881311774253845" calcext:value-type="float">
            <text:p>0.881311774253845</text:p>
          </table:table-cell>
          <table:table-cell table:number-columns-repeated="2"/>
        </table:table-row>
        <table:table-row table:style-name="ro1">
          <table:table-cell office:value-type="float" office:value="0.912856936454773" calcext:value-type="float">
            <text:p>0.912856936454773</text:p>
          </table:table-cell>
          <table:table-cell table:number-columns-repeated="2"/>
        </table:table-row>
        <table:table-row table:style-name="ro1">
          <table:table-cell office:value-type="float" office:value="0.853746771812439" calcext:value-type="float">
            <text:p>0.853746771812439</text:p>
          </table:table-cell>
          <table:table-cell table:number-columns-repeated="2"/>
        </table:table-row>
        <table:table-row table:style-name="ro1">
          <table:table-cell office:value-type="float" office:value="0.882317900657654" calcext:value-type="float">
            <text:p>0.882317900657654</text:p>
          </table:table-cell>
          <table:table-cell table:number-columns-repeated="2"/>
        </table:table-row>
        <table:table-row table:style-name="ro1">
          <table:table-cell office:value-type="float" office:value="0.909206390380859" calcext:value-type="float">
            <text:p>0.909206390380859</text:p>
          </table:table-cell>
          <table:table-cell table:number-columns-repeated="2"/>
        </table:table-row>
        <table:table-row table:style-name="ro1">
          <table:table-cell office:value-type="float" office:value="0.925049126148224" calcext:value-type="float">
            <text:p>0.925049126148224</text:p>
          </table:table-cell>
          <table:table-cell table:number-columns-repeated="2"/>
        </table:table-row>
        <table:table-row table:style-name="ro1">
          <table:table-cell office:value-type="float" office:value="0.944536685943604" calcext:value-type="float">
            <text:p>0.944536685943604</text:p>
          </table:table-cell>
          <table:table-cell table:number-columns-repeated="2"/>
        </table:table-row>
        <table:table-row table:style-name="ro1">
          <table:table-cell office:value-type="float" office:value="0.93733948469162" calcext:value-type="float">
            <text:p>0.93733948469162</text:p>
          </table:table-cell>
          <table:table-cell table:number-columns-repeated="2"/>
        </table:table-row>
        <table:table-row table:style-name="ro1">
          <table:table-cell office:value-type="float" office:value="0.91546893119812" calcext:value-type="float">
            <text:p>0.91546893119812</text:p>
          </table:table-cell>
          <table:table-cell table:number-columns-repeated="2"/>
        </table:table-row>
        <table:table-row table:style-name="ro1">
          <table:table-cell office:value-type="float" office:value="0.935721099376678" calcext:value-type="float">
            <text:p>0.935721099376678</text:p>
          </table:table-cell>
          <table:table-cell table:number-columns-repeated="2"/>
        </table:table-row>
        <table:table-row table:style-name="ro1">
          <table:table-cell office:value-type="float" office:value="0.937480270862579" calcext:value-type="float">
            <text:p>0.937480270862579</text:p>
          </table:table-cell>
          <table:table-cell table:number-columns-repeated="2"/>
        </table:table-row>
        <table:table-row table:style-name="ro1">
          <table:table-cell office:value-type="float" office:value="0.942699730396271" calcext:value-type="float">
            <text:p>0.942699730396271</text:p>
          </table:table-cell>
          <table:table-cell table:number-columns-repeated="2"/>
        </table:table-row>
        <table:table-row table:style-name="ro1">
          <table:table-cell office:value-type="float" office:value="0.949128270149231" calcext:value-type="float">
            <text:p>0.949128270149231</text:p>
          </table:table-cell>
          <table:table-cell table:number-columns-repeated="2"/>
        </table:table-row>
        <table:table-row table:style-name="ro1">
          <table:table-cell office:value-type="float" office:value="0.941200315952301" calcext:value-type="float">
            <text:p>0.941200315952301</text:p>
          </table:table-cell>
          <table:table-cell table:number-columns-repeated="2"/>
        </table:table-row>
        <table:table-row table:style-name="ro1">
          <table:table-cell office:value-type="float" office:value="0.920698285102844" calcext:value-type="float">
            <text:p>0.920698285102844</text:p>
          </table:table-cell>
          <table:table-cell table:number-columns-repeated="2"/>
        </table:table-row>
        <table:table-row table:style-name="ro1">
          <table:table-cell office:value-type="float" office:value="0.927673757076263" calcext:value-type="float">
            <text:p>0.927673757076263</text:p>
          </table:table-cell>
          <table:table-cell table:number-columns-repeated="2"/>
        </table:table-row>
        <table:table-row table:style-name="ro1">
          <table:table-cell office:value-type="float" office:value="0.924124360084534" calcext:value-type="float">
            <text:p>0.924124360084534</text:p>
          </table:table-cell>
          <table:table-cell table:number-columns-repeated="2"/>
        </table:table-row>
        <table:table-row table:style-name="ro1">
          <table:table-cell office:value-type="float" office:value="0.945513129234314" calcext:value-type="float">
            <text:p>0.945513129234314</text:p>
          </table:table-cell>
          <table:table-cell table:number-columns-repeated="2"/>
        </table:table-row>
        <table:table-row table:style-name="ro1">
          <table:table-cell office:value-type="float" office:value="0.940760850906372" calcext:value-type="float">
            <text:p>0.940760850906372</text:p>
          </table:table-cell>
          <table:table-cell table:number-columns-repeated="2"/>
        </table:table-row>
        <table:table-row table:style-name="ro1">
          <table:table-cell office:value-type="float" office:value="0.906639695167542" calcext:value-type="float">
            <text:p>0.906639695167542</text:p>
          </table:table-cell>
          <table:table-cell table:number-columns-repeated="2"/>
        </table:table-row>
        <table:table-row table:style-name="ro1">
          <table:table-cell office:value-type="float" office:value="0.936067461967468" calcext:value-type="float">
            <text:p>0.936067461967468</text:p>
          </table:table-cell>
          <table:table-cell table:number-columns-repeated="2"/>
        </table:table-row>
        <table:table-row table:style-name="ro1">
          <table:table-cell office:value-type="float" office:value="0.916588664054871" calcext:value-type="float">
            <text:p>0.916588664054871</text:p>
          </table:table-cell>
          <table:table-cell table:number-columns-repeated="2"/>
        </table:table-row>
        <table:table-row table:style-name="ro1">
          <table:table-cell office:value-type="float" office:value="0.915831744670868" calcext:value-type="float">
            <text:p>0.915831744670868</text:p>
          </table:table-cell>
          <table:table-cell table:number-columns-repeated="2"/>
        </table:table-row>
        <table:table-row table:style-name="ro1">
          <table:table-cell office:value-type="float" office:value="0.929724514484406" calcext:value-type="float">
            <text:p>0.929724514484406</text:p>
          </table:table-cell>
          <table:table-cell table:number-columns-repeated="2"/>
        </table:table-row>
        <table:table-row table:style-name="ro1">
          <table:table-cell office:value-type="float" office:value="0.931097865104675" calcext:value-type="float">
            <text:p>0.931097865104675</text:p>
          </table:table-cell>
          <table:table-cell table:number-columns-repeated="2"/>
        </table:table-row>
        <table:table-row table:style-name="ro1">
          <table:table-cell office:value-type="float" office:value="0.941757023334503" calcext:value-type="float">
            <text:p>0.941757023334503</text:p>
          </table:table-cell>
          <table:table-cell table:number-columns-repeated="2"/>
        </table:table-row>
        <table:table-row table:style-name="ro1">
          <table:table-cell office:value-type="float" office:value="0.94951742887497" calcext:value-type="float">
            <text:p>0.94951742887497</text:p>
          </table:table-cell>
          <table:table-cell table:number-columns-repeated="2"/>
        </table:table-row>
        <table:table-row table:style-name="ro1">
          <table:table-cell office:value-type="float" office:value="0.911181807518005" calcext:value-type="float">
            <text:p>0.911181807518005</text:p>
          </table:table-cell>
          <table:table-cell table:number-columns-repeated="2"/>
        </table:table-row>
        <table:table-row table:style-name="ro1">
          <table:table-cell office:value-type="float" office:value="0.954718828201294" calcext:value-type="float">
            <text:p>0.954718828201294</text:p>
          </table:table-cell>
          <table:table-cell table:number-columns-repeated="2"/>
        </table:table-row>
        <table:table-row table:style-name="ro1">
          <table:table-cell office:value-type="float" office:value="0.918909192085266" calcext:value-type="float">
            <text:p>0.918909192085266</text:p>
          </table:table-cell>
          <table:table-cell table:number-columns-repeated="2"/>
        </table:table-row>
        <table:table-row table:style-name="ro1">
          <table:table-cell office:value-type="float" office:value="0.9192795753479" calcext:value-type="float">
            <text:p>0.9192795753479</text:p>
          </table:table-cell>
          <table:table-cell table:number-columns-repeated="2"/>
        </table:table-row>
        <table:table-row table:style-name="ro1">
          <table:table-cell office:value-type="float" office:value="0.914672195911408" calcext:value-type="float">
            <text:p>0.914672195911408</text:p>
          </table:table-cell>
          <table:table-cell table:number-columns-repeated="2"/>
        </table:table-row>
        <table:table-row table:style-name="ro1">
          <table:table-cell office:value-type="float" office:value="0.908016741275787" calcext:value-type="float">
            <text:p>0.908016741275787</text:p>
          </table:table-cell>
          <table:table-cell table:number-columns-repeated="2"/>
        </table:table-row>
        <table:table-row table:style-name="ro1">
          <table:table-cell office:value-type="float" office:value="0.919341027736664" calcext:value-type="float">
            <text:p>0.919341027736664</text:p>
          </table:table-cell>
          <table:table-cell table:number-columns-repeated="2"/>
        </table:table-row>
        <table:table-row table:style-name="ro1">
          <table:table-cell office:value-type="float" office:value="0.918568670749664" calcext:value-type="float">
            <text:p>0.918568670749664</text:p>
          </table:table-cell>
          <table:table-cell table:number-columns-repeated="2"/>
        </table:table-row>
        <table:table-row table:style-name="ro1">
          <table:table-cell office:value-type="float" office:value="0.915481507778168" calcext:value-type="float">
            <text:p>0.915481507778168</text:p>
          </table:table-cell>
          <table:table-cell table:number-columns-repeated="2"/>
        </table:table-row>
        <table:table-row table:style-name="ro1">
          <table:table-cell office:value-type="float" office:value="0.905449032783508" calcext:value-type="float">
            <text:p>0.905449032783508</text:p>
          </table:table-cell>
          <table:table-cell table:number-columns-repeated="2"/>
        </table:table-row>
        <table:table-row table:style-name="ro1">
          <table:table-cell office:value-type="float" office:value="0.906957924365997" calcext:value-type="float">
            <text:p>0.906957924365997</text:p>
          </table:table-cell>
          <table:table-cell table:number-columns-repeated="2"/>
        </table:table-row>
        <table:table-row table:style-name="ro1">
          <table:table-cell office:value-type="float" office:value="0.901697397232056" calcext:value-type="float">
            <text:p>0.901697397232056</text:p>
          </table:table-cell>
          <table:table-cell table:number-columns-repeated="2"/>
        </table:table-row>
        <table:table-row table:style-name="ro1">
          <table:table-cell office:value-type="float" office:value="0.902629017829895" calcext:value-type="float">
            <text:p>0.902629017829895</text:p>
          </table:table-cell>
          <table:table-cell table:number-columns-repeated="2"/>
        </table:table-row>
        <table:table-row table:style-name="ro1">
          <table:table-cell office:value-type="float" office:value="0.892537534236908" calcext:value-type="float">
            <text:p>0.892537534236908</text:p>
          </table:table-cell>
          <table:table-cell table:number-columns-repeated="2"/>
        </table:table-row>
        <table:table-row table:style-name="ro1">
          <table:table-cell office:value-type="float" office:value="0.870534241199493" calcext:value-type="float">
            <text:p>0.870534241199493</text:p>
          </table:table-cell>
          <table:table-cell table:number-columns-repeated="2"/>
        </table:table-row>
        <table:table-row table:style-name="ro1">
          <table:table-cell office:value-type="float" office:value="0.880935728549957" calcext:value-type="float">
            <text:p>0.880935728549957</text:p>
          </table:table-cell>
          <table:table-cell table:number-columns-repeated="2"/>
        </table:table-row>
        <table:table-row table:style-name="ro1">
          <table:table-cell office:value-type="float" office:value="0.898061871528626" calcext:value-type="float">
            <text:p>0.898061871528626</text:p>
          </table:table-cell>
          <table:table-cell table:number-columns-repeated="2"/>
        </table:table-row>
        <table:table-row table:style-name="ro1">
          <table:table-cell office:value-type="float" office:value="0.871476709842682" calcext:value-type="float">
            <text:p>0.871476709842682</text:p>
          </table:table-cell>
          <table:table-cell table:number-columns-repeated="2"/>
        </table:table-row>
        <table:table-row table:style-name="ro1">
          <table:table-cell office:value-type="float" office:value="0.837637424468994" calcext:value-type="float">
            <text:p>0.837637424468994</text:p>
          </table:table-cell>
          <table:table-cell table:number-columns-repeated="2"/>
        </table:table-row>
        <table:table-row table:style-name="ro1">
          <table:table-cell office:value-type="float" office:value="0.871789216995239" calcext:value-type="float">
            <text:p>0.871789216995239</text:p>
          </table:table-cell>
          <table:table-cell table:number-columns-repeated="2"/>
        </table:table-row>
        <table:table-row table:style-name="ro1">
          <table:table-cell office:value-type="float" office:value="0.891028642654419" calcext:value-type="float">
            <text:p>0.891028642654419</text:p>
          </table:table-cell>
          <table:table-cell table:number-columns-repeated="2"/>
        </table:table-row>
        <table:table-row table:style-name="ro1">
          <table:table-cell office:value-type="float" office:value="0.900331735610962" calcext:value-type="float">
            <text:p>0.900331735610962</text:p>
          </table:table-cell>
          <table:table-cell table:number-columns-repeated="2"/>
        </table:table-row>
        <table:table-row table:style-name="ro1">
          <table:table-cell office:value-type="float" office:value="0.938968896865845" calcext:value-type="float">
            <text:p>0.938968896865845</text:p>
          </table:table-cell>
          <table:table-cell table:number-columns-repeated="2"/>
        </table:table-row>
        <table:table-row table:style-name="ro1">
          <table:table-cell office:value-type="float" office:value="0.935109674930572" calcext:value-type="float">
            <text:p>0.935109674930572</text:p>
          </table:table-cell>
          <table:table-cell table:number-columns-repeated="2"/>
        </table:table-row>
        <table:table-row table:style-name="ro1">
          <table:table-cell office:value-type="float" office:value="0.941876292228699" calcext:value-type="float">
            <text:p>0.941876292228699</text:p>
          </table:table-cell>
          <table:table-cell table:number-columns-repeated="2"/>
        </table:table-row>
        <table:table-row table:style-name="ro1">
          <table:table-cell office:value-type="float" office:value="0.950589716434479" calcext:value-type="float">
            <text:p>0.950589716434479</text:p>
          </table:table-cell>
          <table:table-cell table:number-columns-repeated="2"/>
        </table:table-row>
        <table:table-row table:style-name="ro1">
          <table:table-cell office:value-type="float" office:value="0.854109823703766" calcext:value-type="float">
            <text:p>0.854109823703766</text:p>
          </table:table-cell>
          <table:table-cell table:number-columns-repeated="2"/>
        </table:table-row>
        <table:table-row table:style-name="ro1">
          <table:table-cell office:value-type="float" office:value="0.962146401405334" calcext:value-type="float">
            <text:p>0.962146401405334</text:p>
          </table:table-cell>
          <table:table-cell table:number-columns-repeated="2"/>
        </table:table-row>
        <table:table-row table:style-name="ro1">
          <table:table-cell office:value-type="float" office:value="0.933441758155823" calcext:value-type="float">
            <text:p>0.933441758155823</text:p>
          </table:table-cell>
          <table:table-cell table:number-columns-repeated="2"/>
        </table:table-row>
        <table:table-row table:style-name="ro1">
          <table:table-cell office:value-type="float" office:value="0.950693786144257" calcext:value-type="float">
            <text:p>0.950693786144257</text:p>
          </table:table-cell>
          <table:table-cell table:number-columns-repeated="2"/>
        </table:table-row>
        <table:table-row table:style-name="ro1">
          <table:table-cell office:value-type="float" office:value="0.939851522445679" calcext:value-type="float">
            <text:p>0.939851522445679</text:p>
          </table:table-cell>
          <table:table-cell table:number-columns-repeated="2"/>
        </table:table-row>
        <table:table-row table:style-name="ro1">
          <table:table-cell office:value-type="float" office:value="0.94388085603714" calcext:value-type="float">
            <text:p>0.94388085603714</text:p>
          </table:table-cell>
          <table:table-cell table:number-columns-repeated="2"/>
        </table:table-row>
        <table:table-row table:style-name="ro1">
          <table:table-cell office:value-type="float" office:value="0.947121500968933" calcext:value-type="float">
            <text:p>0.947121500968933</text:p>
          </table:table-cell>
          <table:table-cell table:number-columns-repeated="2"/>
        </table:table-row>
        <table:table-row table:style-name="ro1">
          <table:table-cell office:value-type="float" office:value="0.903009176254272" calcext:value-type="float">
            <text:p>0.903009176254272</text:p>
          </table:table-cell>
          <table:table-cell table:number-columns-repeated="2"/>
        </table:table-row>
        <table:table-row table:style-name="ro1">
          <table:table-cell office:value-type="float" office:value="0.928818464279175" calcext:value-type="float">
            <text:p>0.928818464279175</text:p>
          </table:table-cell>
          <table:table-cell table:number-columns-repeated="2"/>
        </table:table-row>
        <table:table-row table:style-name="ro1">
          <table:table-cell office:value-type="float" office:value="0.929539203643799" calcext:value-type="float">
            <text:p>0.929539203643799</text:p>
          </table:table-cell>
          <table:table-cell table:number-columns-repeated="2"/>
        </table:table-row>
        <table:table-row table:style-name="ro1">
          <table:table-cell office:value-type="float" office:value="0.911268413066864" calcext:value-type="float">
            <text:p>0.911268413066864</text:p>
          </table:table-cell>
          <table:table-cell table:number-columns-repeated="2"/>
        </table:table-row>
        <table:table-row table:style-name="ro1">
          <table:table-cell office:value-type="float" office:value="0.905229985713959" calcext:value-type="float">
            <text:p>0.905229985713959</text:p>
          </table:table-cell>
          <table:table-cell table:number-columns-repeated="2"/>
        </table:table-row>
        <table:table-row table:style-name="ro1">
          <table:table-cell office:value-type="float" office:value="0.915945708751678" calcext:value-type="float">
            <text:p>0.915945708751678</text:p>
          </table:table-cell>
          <table:table-cell table:number-columns-repeated="2"/>
        </table:table-row>
        <table:table-row table:style-name="ro1">
          <table:table-cell office:value-type="float" office:value="0.936219811439514" calcext:value-type="float">
            <text:p>0.936219811439514</text:p>
          </table:table-cell>
          <table:table-cell table:number-columns-repeated="2"/>
        </table:table-row>
        <table:table-row table:style-name="ro1">
          <table:table-cell office:value-type="float" office:value="0.942578017711639" calcext:value-type="float">
            <text:p>0.942578017711639</text:p>
          </table:table-cell>
          <table:table-cell table:number-columns-repeated="2"/>
        </table:table-row>
        <table:table-row table:style-name="ro1">
          <table:table-cell office:value-type="float" office:value="0.949030518531799" calcext:value-type="float">
            <text:p>0.949030518531799</text:p>
          </table:table-cell>
          <table:table-cell table:number-columns-repeated="2"/>
        </table:table-row>
        <table:table-row table:style-name="ro1">
          <table:table-cell office:value-type="float" office:value="0.937883019447327" calcext:value-type="float">
            <text:p>0.937883019447327</text:p>
          </table:table-cell>
          <table:table-cell table:number-columns-repeated="2"/>
        </table:table-row>
        <table:table-row table:style-name="ro1">
          <table:table-cell office:value-type="float" office:value="0.941105902194977" calcext:value-type="float">
            <text:p>0.941105902194977</text:p>
          </table:table-cell>
          <table:table-cell table:number-columns-repeated="2"/>
        </table:table-row>
        <table:table-row table:style-name="ro1">
          <table:table-cell office:value-type="float" office:value="0.921932339668274" calcext:value-type="float">
            <text:p>0.921932339668274</text:p>
          </table:table-cell>
          <table:table-cell table:number-columns-repeated="2"/>
        </table:table-row>
        <table:table-row table:style-name="ro1">
          <table:table-cell office:value-type="float" office:value="0.934654533863068" calcext:value-type="float">
            <text:p>0.934654533863068</text:p>
          </table:table-cell>
          <table:table-cell table:number-columns-repeated="2"/>
        </table:table-row>
        <table:table-row table:style-name="ro1">
          <table:table-cell office:value-type="float" office:value="0.915021479129791" calcext:value-type="float">
            <text:p>0.915021479129791</text:p>
          </table:table-cell>
          <table:table-cell table:number-columns-repeated="2"/>
        </table:table-row>
        <table:table-row table:style-name="ro1">
          <table:table-cell office:value-type="float" office:value="0.931482076644897" calcext:value-type="float">
            <text:p>0.931482076644897</text:p>
          </table:table-cell>
          <table:table-cell table:number-columns-repeated="2"/>
        </table:table-row>
        <table:table-row table:style-name="ro1">
          <table:table-cell office:value-type="float" office:value="0.930785477161408" calcext:value-type="float">
            <text:p>0.930785477161408</text:p>
          </table:table-cell>
          <table:table-cell table:number-columns-repeated="2"/>
        </table:table-row>
        <table:table-row table:style-name="ro1">
          <table:table-cell office:value-type="float" office:value="0.922289550304413" calcext:value-type="float">
            <text:p>0.922289550304413</text:p>
          </table:table-cell>
          <table:table-cell table:number-columns-repeated="2"/>
        </table:table-row>
        <table:table-row table:style-name="ro1">
          <table:table-cell office:value-type="float" office:value="0.917106568813324" calcext:value-type="float">
            <text:p>0.917106568813324</text:p>
          </table:table-cell>
          <table:table-cell table:number-columns-repeated="2"/>
        </table:table-row>
        <table:table-row table:style-name="ro1">
          <table:table-cell office:value-type="float" office:value="0.907478749752045" calcext:value-type="float">
            <text:p>0.907478749752045</text:p>
          </table:table-cell>
          <table:table-cell table:number-columns-repeated="2"/>
        </table:table-row>
        <table:table-row table:style-name="ro1">
          <table:table-cell office:value-type="float" office:value="0.946304261684418" calcext:value-type="float">
            <text:p>0.946304261684418</text:p>
          </table:table-cell>
          <table:table-cell table:number-columns-repeated="2"/>
        </table:table-row>
        <table:table-row table:style-name="ro1">
          <table:table-cell office:value-type="float" office:value="0.472940385341644" calcext:value-type="float">
            <text:p>0.472940385341644</text:p>
          </table:table-cell>
          <table:table-cell table:number-columns-repeated="2"/>
        </table:table-row>
        <table:table-row table:style-name="ro1">
          <table:table-cell office:value-type="float" office:value="0.940798223018646" calcext:value-type="float">
            <text:p>0.940798223018646</text:p>
          </table:table-cell>
          <table:table-cell table:number-columns-repeated="2"/>
        </table:table-row>
        <table:table-row table:style-name="ro1">
          <table:table-cell office:value-type="float" office:value="0.471828728914261" calcext:value-type="float">
            <text:p>0.471828728914261</text:p>
          </table:table-cell>
          <table:table-cell table:number-columns-repeated="2"/>
        </table:table-row>
        <table:table-row table:style-name="ro1">
          <table:table-cell office:value-type="float" office:value="0.917982220649719" calcext:value-type="float">
            <text:p>0.917982220649719</text:p>
          </table:table-cell>
          <table:table-cell table:number-columns-repeated="2"/>
        </table:table-row>
        <table:table-row table:style-name="ro1">
          <table:table-cell office:value-type="float" office:value="0.494926899671555" calcext:value-type="float">
            <text:p>0.494926899671555</text:p>
          </table:table-cell>
          <table:table-cell table:number-columns-repeated="2"/>
        </table:table-row>
        <table:table-row table:style-name="ro1">
          <table:table-cell office:value-type="float" office:value="0.934648394584656" calcext:value-type="float">
            <text:p>0.934648394584656</text:p>
          </table:table-cell>
          <table:table-cell table:number-columns-repeated="2"/>
        </table:table-row>
        <table:table-row table:style-name="ro1">
          <table:table-cell office:value-type="float" office:value="0.599167466163635" calcext:value-type="float">
            <text:p>0.599167466163635</text:p>
          </table:table-cell>
          <table:table-cell table:number-columns-repeated="2"/>
        </table:table-row>
        <table:table-row table:style-name="ro1">
          <table:table-cell office:value-type="float" office:value="0.938945949077606" calcext:value-type="float">
            <text:p>0.938945949077606</text:p>
          </table:table-cell>
          <table:table-cell table:number-columns-repeated="2"/>
        </table:table-row>
        <table:table-row table:style-name="ro1">
          <table:table-cell office:value-type="float" office:value="0.586583137512207" calcext:value-type="float">
            <text:p>0.586583137512207</text:p>
          </table:table-cell>
          <table:table-cell table:number-columns-repeated="2"/>
        </table:table-row>
        <table:table-row table:style-name="ro1">
          <table:table-cell office:value-type="float" office:value="0.918399035930634" calcext:value-type="float">
            <text:p>0.918399035930634</text:p>
          </table:table-cell>
          <table:table-cell table:number-columns-repeated="2"/>
        </table:table-row>
        <table:table-row table:style-name="ro1">
          <table:table-cell office:value-type="float" office:value="0.621772587299347" calcext:value-type="float">
            <text:p>0.621772587299347</text:p>
          </table:table-cell>
          <table:table-cell table:number-columns-repeated="2"/>
        </table:table-row>
        <table:table-row table:style-name="ro1">
          <table:table-cell office:value-type="float" office:value="0.909713327884674" calcext:value-type="float">
            <text:p>0.909713327884674</text:p>
          </table:table-cell>
          <table:table-cell table:number-columns-repeated="2"/>
        </table:table-row>
        <table:table-row table:style-name="ro1">
          <table:table-cell office:value-type="float" office:value="0.620275378227234" calcext:value-type="float">
            <text:p>0.620275378227234</text:p>
          </table:table-cell>
          <table:table-cell table:number-columns-repeated="2"/>
        </table:table-row>
        <table:table-row table:style-name="ro1">
          <table:table-cell office:value-type="float" office:value="0.911819696426392" calcext:value-type="float">
            <text:p>0.911819696426392</text:p>
          </table:table-cell>
          <table:table-cell table:number-columns-repeated="2"/>
        </table:table-row>
        <table:table-row table:style-name="ro1">
          <table:table-cell office:value-type="float" office:value="0.607559084892273" calcext:value-type="float">
            <text:p>0.607559084892273</text:p>
          </table:table-cell>
          <table:table-cell table:number-columns-repeated="2"/>
        </table:table-row>
        <table:table-row table:style-name="ro1">
          <table:table-cell office:value-type="float" office:value="0.909990131855011" calcext:value-type="float">
            <text:p>0.909990131855011</text:p>
          </table:table-cell>
          <table:table-cell table:number-columns-repeated="2"/>
        </table:table-row>
        <table:table-row table:style-name="ro1">
          <table:table-cell office:value-type="float" office:value="0.589748322963715" calcext:value-type="float">
            <text:p>0.589748322963715</text:p>
          </table:table-cell>
          <table:table-cell table:number-columns-repeated="2"/>
        </table:table-row>
        <table:table-row table:style-name="ro1">
          <table:table-cell office:value-type="float" office:value="0.906209528446198" calcext:value-type="float">
            <text:p>0.906209528446198</text:p>
          </table:table-cell>
          <table:table-cell table:number-columns-repeated="2"/>
        </table:table-row>
        <table:table-row table:style-name="ro1">
          <table:table-cell office:value-type="float" office:value="0.593379199504852" calcext:value-type="float">
            <text:p>0.593379199504852</text:p>
          </table:table-cell>
          <table:table-cell table:number-columns-repeated="2"/>
        </table:table-row>
        <table:table-row table:style-name="ro1">
          <table:table-cell office:value-type="float" office:value="0.899226248264313" calcext:value-type="float">
            <text:p>0.899226248264313</text:p>
          </table:table-cell>
          <table:table-cell table:number-columns-repeated="2"/>
        </table:table-row>
        <table:table-row table:style-name="ro1">
          <table:table-cell office:value-type="float" office:value="0.588913559913635" calcext:value-type="float">
            <text:p>0.588913559913635</text:p>
          </table:table-cell>
          <table:table-cell table:number-columns-repeated="2"/>
        </table:table-row>
        <table:table-row table:style-name="ro1">
          <table:table-cell office:value-type="float" office:value="0.89542818069458" calcext:value-type="float">
            <text:p>0.89542818069458</text:p>
          </table:table-cell>
          <table:table-cell table:number-columns-repeated="2"/>
        </table:table-row>
        <table:table-row table:style-name="ro1">
          <table:table-cell office:value-type="float" office:value="0.601233959197998" calcext:value-type="float">
            <text:p>0.601233959197998</text:p>
          </table:table-cell>
          <table:table-cell table:number-columns-repeated="2"/>
        </table:table-row>
        <table:table-row table:style-name="ro1">
          <table:table-cell office:value-type="float" office:value="0.895065605640411" calcext:value-type="float">
            <text:p>0.895065605640411</text:p>
          </table:table-cell>
          <table:table-cell table:number-columns-repeated="2"/>
        </table:table-row>
        <table:table-row table:style-name="ro1">
          <table:table-cell office:value-type="float" office:value="0.600821495056152" calcext:value-type="float">
            <text:p>0.600821495056152</text:p>
          </table:table-cell>
          <table:table-cell table:number-columns-repeated="2"/>
        </table:table-row>
        <table:table-row table:style-name="ro1">
          <table:table-cell office:value-type="float" office:value="0.897696375846863" calcext:value-type="float">
            <text:p>0.897696375846863</text:p>
          </table:table-cell>
          <table:table-cell table:number-columns-repeated="2"/>
        </table:table-row>
        <table:table-row table:style-name="ro1">
          <table:table-cell office:value-type="float" office:value="0.605002522468567" calcext:value-type="float">
            <text:p>0.605002522468567</text:p>
          </table:table-cell>
          <table:table-cell table:number-columns-repeated="2"/>
        </table:table-row>
        <table:table-row table:style-name="ro1">
          <table:table-cell office:value-type="float" office:value="0.90766716003418" calcext:value-type="float">
            <text:p>0.90766716003418</text:p>
          </table:table-cell>
          <table:table-cell table:number-columns-repeated="2"/>
        </table:table-row>
        <table:table-row table:style-name="ro1">
          <table:table-cell office:value-type="float" office:value="0.600943624973297" calcext:value-type="float">
            <text:p>0.600943624973297</text:p>
          </table:table-cell>
          <table:table-cell table:number-columns-repeated="2"/>
        </table:table-row>
        <table:table-row table:style-name="ro1">
          <table:table-cell office:value-type="float" office:value="0.914484143257141" calcext:value-type="float">
            <text:p>0.914484143257141</text:p>
          </table:table-cell>
          <table:table-cell table:number-columns-repeated="2"/>
        </table:table-row>
        <table:table-row table:style-name="ro1">
          <table:table-cell office:value-type="float" office:value="0.603238999843597" calcext:value-type="float">
            <text:p>0.603238999843597</text:p>
          </table:table-cell>
          <table:table-cell table:number-columns-repeated="2"/>
        </table:table-row>
        <table:table-row table:style-name="ro1">
          <table:table-cell office:value-type="float" office:value="0.916018605232239" calcext:value-type="float">
            <text:p>0.916018605232239</text:p>
          </table:table-cell>
          <table:table-cell table:number-columns-repeated="2"/>
        </table:table-row>
        <table:table-row table:style-name="ro1">
          <table:table-cell office:value-type="float" office:value="0.609979808330536" calcext:value-type="float">
            <text:p>0.609979808330536</text:p>
          </table:table-cell>
          <table:table-cell table:number-columns-repeated="2"/>
        </table:table-row>
        <table:table-row table:style-name="ro1">
          <table:table-cell office:value-type="float" office:value="0.916112720966339" calcext:value-type="float">
            <text:p>0.916112720966339</text:p>
          </table:table-cell>
          <table:table-cell table:number-columns-repeated="2"/>
        </table:table-row>
        <table:table-row table:style-name="ro1">
          <table:table-cell office:value-type="float" office:value="0.594318985939026" calcext:value-type="float">
            <text:p>0.594318985939026</text:p>
          </table:table-cell>
          <table:table-cell table:number-columns-repeated="2"/>
        </table:table-row>
        <table:table-row table:style-name="ro1">
          <table:table-cell office:value-type="float" office:value="0.91940039396286" calcext:value-type="float">
            <text:p>0.91940039396286</text:p>
          </table:table-cell>
          <table:table-cell table:number-columns-repeated="2"/>
        </table:table-row>
        <table:table-row table:style-name="ro1">
          <table:table-cell office:value-type="float" office:value="0.588931918144226" calcext:value-type="float">
            <text:p>0.588931918144226</text:p>
          </table:table-cell>
          <table:table-cell table:number-columns-repeated="2"/>
        </table:table-row>
        <table:table-row table:style-name="ro1">
          <table:table-cell office:value-type="float" office:value="0.917352139949799" calcext:value-type="float">
            <text:p>0.917352139949799</text:p>
          </table:table-cell>
          <table:table-cell table:number-columns-repeated="2"/>
        </table:table-row>
        <table:table-row table:style-name="ro1">
          <table:table-cell office:value-type="float" office:value="0.594616055488586" calcext:value-type="float">
            <text:p>0.594616055488586</text:p>
          </table:table-cell>
          <table:table-cell table:number-columns-repeated="2"/>
        </table:table-row>
        <table:table-row table:style-name="ro1">
          <table:table-cell office:value-type="float" office:value="0.909156262874603" calcext:value-type="float">
            <text:p>0.909156262874603</text:p>
          </table:table-cell>
          <table:table-cell table:number-columns-repeated="2"/>
        </table:table-row>
        <table:table-row table:style-name="ro1">
          <table:table-cell office:value-type="float" office:value="0.563094735145569" calcext:value-type="float">
            <text:p>0.563094735145569</text:p>
          </table:table-cell>
          <table:table-cell table:number-columns-repeated="2"/>
        </table:table-row>
        <table:table-row table:style-name="ro1">
          <table:table-cell office:value-type="float" office:value="0.900979101657867" calcext:value-type="float">
            <text:p>0.900979101657867</text:p>
          </table:table-cell>
          <table:table-cell table:number-columns-repeated="2"/>
        </table:table-row>
        <table:table-row table:style-name="ro1">
          <table:table-cell office:value-type="float" office:value="0.609072327613831" calcext:value-type="float">
            <text:p>0.609072327613831</text:p>
          </table:table-cell>
          <table:table-cell table:number-columns-repeated="2"/>
        </table:table-row>
        <table:table-row table:style-name="ro1">
          <table:table-cell office:value-type="float" office:value="0.920529782772064" calcext:value-type="float">
            <text:p>0.920529782772064</text:p>
          </table:table-cell>
          <table:table-cell table:number-columns-repeated="2"/>
        </table:table-row>
        <table:table-row table:style-name="ro1">
          <table:table-cell office:value-type="float" office:value="0.54196572303772" calcext:value-type="float">
            <text:p>0.54196572303772</text:p>
          </table:table-cell>
          <table:table-cell table:number-columns-repeated="2"/>
        </table:table-row>
        <table:table-row table:style-name="ro1">
          <table:table-cell office:value-type="float" office:value="0.922711253166199" calcext:value-type="float">
            <text:p>0.922711253166199</text:p>
          </table:table-cell>
          <table:table-cell table:number-columns-repeated="2"/>
        </table:table-row>
        <table:table-row table:style-name="ro1">
          <table:table-cell office:value-type="float" office:value="0.926298260688782" calcext:value-type="float">
            <text:p>0.926298260688782</text:p>
          </table:table-cell>
          <table:table-cell table:number-columns-repeated="2"/>
        </table:table-row>
        <table:table-row table:style-name="ro1">
          <table:table-cell office:value-type="float" office:value="0.530616402626038" calcext:value-type="float">
            <text:p>0.530616402626038</text:p>
          </table:table-cell>
          <table:table-cell table:number-columns-repeated="2"/>
        </table:table-row>
        <table:table-row table:style-name="ro1">
          <table:table-cell office:value-type="float" office:value="0.910931348800659" calcext:value-type="float">
            <text:p>0.910931348800659</text:p>
          </table:table-cell>
          <table:table-cell table:number-columns-repeated="2"/>
        </table:table-row>
        <table:table-row table:style-name="ro1">
          <table:table-cell office:value-type="float" office:value="0.530600726604462" calcext:value-type="float">
            <text:p>0.530600726604462</text:p>
          </table:table-cell>
          <table:table-cell table:number-columns-repeated="2"/>
        </table:table-row>
        <table:table-row table:style-name="ro1">
          <table:table-cell office:value-type="float" office:value="0.918931066989899" calcext:value-type="float">
            <text:p>0.918931066989899</text:p>
          </table:table-cell>
          <table:table-cell table:number-columns-repeated="2"/>
        </table:table-row>
        <table:table-row table:style-name="ro1">
          <table:table-cell office:value-type="float" office:value="0.915888369083404" calcext:value-type="float">
            <text:p>0.915888369083404</text:p>
          </table:table-cell>
          <table:table-cell table:number-columns-repeated="2"/>
        </table:table-row>
        <table:table-row table:style-name="ro1">
          <table:table-cell office:value-type="float" office:value="0.898302137851715" calcext:value-type="float">
            <text:p>0.898302137851715</text:p>
          </table:table-cell>
          <table:table-cell table:number-columns-repeated="2"/>
        </table:table-row>
        <table:table-row table:style-name="ro1">
          <table:table-cell office:value-type="float" office:value="0.932226538658142" calcext:value-type="float">
            <text:p>0.932226538658142</text:p>
          </table:table-cell>
          <table:table-cell table:number-columns-repeated="2"/>
        </table:table-row>
        <table:table-row table:style-name="ro1">
          <table:table-cell office:value-type="float" office:value="0.924605906009674" calcext:value-type="float">
            <text:p>0.924605906009674</text:p>
          </table:table-cell>
          <table:table-cell table:number-columns-repeated="2"/>
        </table:table-row>
        <table:table-row table:style-name="ro1">
          <table:table-cell office:value-type="float" office:value="0.945295751094818" calcext:value-type="float">
            <text:p>0.945295751094818</text:p>
          </table:table-cell>
          <table:table-cell table:number-columns-repeated="2"/>
        </table:table-row>
        <table:table-row table:style-name="ro1">
          <table:table-cell office:value-type="float" office:value="0.943390190601349" calcext:value-type="float">
            <text:p>0.943390190601349</text:p>
          </table:table-cell>
          <table:table-cell table:number-columns-repeated="2"/>
        </table:table-row>
        <table:table-row table:style-name="ro1">
          <table:table-cell office:value-type="float" office:value="0.918340563774109" calcext:value-type="float">
            <text:p>0.918340563774109</text:p>
          </table:table-cell>
          <table:table-cell table:number-columns-repeated="2"/>
        </table:table-row>
        <table:table-row table:style-name="ro1">
          <table:table-cell office:value-type="float" office:value="0.920153319835663" calcext:value-type="float">
            <text:p>0.920153319835663</text:p>
          </table:table-cell>
          <table:table-cell table:number-columns-repeated="2"/>
        </table:table-row>
        <table:table-row table:style-name="ro1">
          <table:table-cell office:value-type="float" office:value="0.932924866676331" calcext:value-type="float">
            <text:p>0.932924866676331</text:p>
          </table:table-cell>
          <table:table-cell table:number-columns-repeated="2"/>
        </table:table-row>
        <table:table-row table:style-name="ro1">
          <table:table-cell office:value-type="float" office:value="0.931597113609314" calcext:value-type="float">
            <text:p>0.931597113609314</text:p>
          </table:table-cell>
          <table:table-cell table:number-columns-repeated="2"/>
        </table:table-row>
        <table:table-row table:style-name="ro1">
          <table:table-cell office:value-type="float" office:value="0.912150621414185" calcext:value-type="float">
            <text:p>0.912150621414185</text:p>
          </table:table-cell>
          <table:table-cell table:number-columns-repeated="2"/>
        </table:table-row>
        <table:table-row table:style-name="ro1">
          <table:table-cell office:value-type="float" office:value="0.941998898983002" calcext:value-type="float">
            <text:p>0.941998898983002</text:p>
          </table:table-cell>
          <table:table-cell table:number-columns-repeated="2"/>
        </table:table-row>
        <table:table-row table:style-name="ro1">
          <table:table-cell office:value-type="float" office:value="0.918191611766815" calcext:value-type="float">
            <text:p>0.918191611766815</text:p>
          </table:table-cell>
          <table:table-cell table:number-columns-repeated="2"/>
        </table:table-row>
        <table:table-row table:style-name="ro1">
          <table:table-cell office:value-type="float" office:value="0.916425704956055" calcext:value-type="float">
            <text:p>0.916425704956055</text:p>
          </table:table-cell>
          <table:table-cell table:number-columns-repeated="2"/>
        </table:table-row>
        <table:table-row table:style-name="ro1">
          <table:table-cell office:value-type="float" office:value="0.92255699634552" calcext:value-type="float">
            <text:p>0.92255699634552</text:p>
          </table:table-cell>
          <table:table-cell table:number-columns-repeated="2"/>
        </table:table-row>
        <table:table-row table:style-name="ro1">
          <table:table-cell office:value-type="float" office:value="0.886023223400116" calcext:value-type="float">
            <text:p>0.886023223400116</text:p>
          </table:table-cell>
          <table:table-cell table:number-columns-repeated="2"/>
        </table:table-row>
        <table:table-row table:style-name="ro1">
          <table:table-cell office:value-type="float" office:value="0.895274817943573" calcext:value-type="float">
            <text:p>0.895274817943573</text:p>
          </table:table-cell>
          <table:table-cell table:number-columns-repeated="2"/>
        </table:table-row>
        <table:table-row table:style-name="ro1">
          <table:table-cell office:value-type="float" office:value="0.900678038597107" calcext:value-type="float">
            <text:p>0.900678038597107</text:p>
          </table:table-cell>
          <table:table-cell table:number-columns-repeated="2"/>
        </table:table-row>
        <table:table-row table:style-name="ro1">
          <table:table-cell office:value-type="float" office:value="0.918012499809265" calcext:value-type="float">
            <text:p>0.918012499809265</text:p>
          </table:table-cell>
          <table:table-cell table:number-columns-repeated="2"/>
        </table:table-row>
        <table:table-row table:style-name="ro1">
          <table:table-cell office:value-type="float" office:value="0.925157308578491" calcext:value-type="float">
            <text:p>0.925157308578491</text:p>
          </table:table-cell>
          <table:table-cell table:number-columns-repeated="2"/>
        </table:table-row>
        <table:table-row table:style-name="ro1">
          <table:table-cell office:value-type="float" office:value="0.914193511009216" calcext:value-type="float">
            <text:p>0.914193511009216</text:p>
          </table:table-cell>
          <table:table-cell table:number-columns-repeated="2"/>
        </table:table-row>
        <table:table-row table:style-name="ro1">
          <table:table-cell office:value-type="float" office:value="0.908761918544769" calcext:value-type="float">
            <text:p>0.908761918544769</text:p>
          </table:table-cell>
          <table:table-cell table:number-columns-repeated="2"/>
        </table:table-row>
        <table:table-row table:style-name="ro1">
          <table:table-cell office:value-type="float" office:value="0.920083522796631" calcext:value-type="float">
            <text:p>0.920083522796631</text:p>
          </table:table-cell>
          <table:table-cell table:number-columns-repeated="2"/>
        </table:table-row>
        <table:table-row table:style-name="ro1">
          <table:table-cell office:value-type="float" office:value="0.918669164180756" calcext:value-type="float">
            <text:p>0.918669164180756</text:p>
          </table:table-cell>
          <table:table-cell table:number-columns-repeated="2"/>
        </table:table-row>
        <table:table-row table:style-name="ro1">
          <table:table-cell office:value-type="float" office:value="0.912746727466583" calcext:value-type="float">
            <text:p>0.912746727466583</text:p>
          </table:table-cell>
          <table:table-cell table:number-columns-repeated="2"/>
        </table:table-row>
        <table:table-row table:style-name="ro1">
          <table:table-cell office:value-type="float" office:value="0.940751075744629" calcext:value-type="float">
            <text:p>0.940751075744629</text:p>
          </table:table-cell>
          <table:table-cell table:number-columns-repeated="2"/>
        </table:table-row>
        <table:table-row table:style-name="ro1">
          <table:table-cell office:value-type="float" office:value="0.948778629302978" calcext:value-type="float">
            <text:p>0.948778629302978</text:p>
          </table:table-cell>
          <table:table-cell table:number-columns-repeated="2"/>
        </table:table-row>
        <table:table-row table:style-name="ro1">
          <table:table-cell office:value-type="float" office:value="0.935884237289429" calcext:value-type="float">
            <text:p>0.935884237289429</text:p>
          </table:table-cell>
          <table:table-cell table:number-columns-repeated="2"/>
        </table:table-row>
        <table:table-row table:style-name="ro1">
          <table:table-cell office:value-type="float" office:value="0.938744127750397" calcext:value-type="float">
            <text:p>0.938744127750397</text:p>
          </table:table-cell>
          <table:table-cell table:number-columns-repeated="2"/>
        </table:table-row>
        <table:table-row table:style-name="ro1">
          <table:table-cell office:value-type="float" office:value="0.910229861736298" calcext:value-type="float">
            <text:p>0.910229861736298</text:p>
          </table:table-cell>
          <table:table-cell table:number-columns-repeated="2"/>
        </table:table-row>
        <table:table-row table:style-name="ro1">
          <table:table-cell office:value-type="float" office:value="0.902168095111847" calcext:value-type="float">
            <text:p>0.902168095111847</text:p>
          </table:table-cell>
          <table:table-cell table:number-columns-repeated="2"/>
        </table:table-row>
        <table:table-row table:style-name="ro1">
          <table:table-cell office:value-type="float" office:value="0.902787387371063" calcext:value-type="float">
            <text:p>0.902787387371063</text:p>
          </table:table-cell>
          <table:table-cell table:number-columns-repeated="2"/>
        </table:table-row>
        <table:table-row table:style-name="ro1">
          <table:table-cell office:value-type="float" office:value="0.93126118183136" calcext:value-type="float">
            <text:p>0.93126118183136</text:p>
          </table:table-cell>
          <table:table-cell table:number-columns-repeated="2"/>
        </table:table-row>
        <table:table-row table:style-name="ro1">
          <table:table-cell office:value-type="float" office:value="0.945165753364563" calcext:value-type="float">
            <text:p>0.945165753364563</text:p>
          </table:table-cell>
          <table:table-cell table:number-columns-repeated="2"/>
        </table:table-row>
        <table:table-row table:style-name="ro1">
          <table:table-cell office:value-type="float" office:value="0.94255930185318" calcext:value-type="float">
            <text:p>0.94255930185318</text:p>
          </table:table-cell>
          <table:table-cell table:number-columns-repeated="2"/>
        </table:table-row>
        <table:table-row table:style-name="ro1">
          <table:table-cell office:value-type="float" office:value="0.904382944107056" calcext:value-type="float">
            <text:p>0.904382944107056</text:p>
          </table:table-cell>
          <table:table-cell table:number-columns-repeated="2"/>
        </table:table-row>
        <table:table-row table:style-name="ro1">
          <table:table-cell office:value-type="float" office:value="0.930939674377441" calcext:value-type="float">
            <text:p>0.930939674377441</text:p>
          </table:table-cell>
          <table:table-cell table:number-columns-repeated="2"/>
        </table:table-row>
        <table:table-row table:style-name="ro1">
          <table:table-cell office:value-type="float" office:value="0.916738510131836" calcext:value-type="float">
            <text:p>0.916738510131836</text:p>
          </table:table-cell>
          <table:table-cell table:number-columns-repeated="2"/>
        </table:table-row>
        <table:table-row table:style-name="ro1">
          <table:table-cell office:value-type="float" office:value="0.907480597496033" calcext:value-type="float">
            <text:p>0.907480597496033</text:p>
          </table:table-cell>
          <table:table-cell table:number-columns-repeated="2"/>
        </table:table-row>
        <table:table-row table:style-name="ro1">
          <table:table-cell office:value-type="float" office:value="0.915277183055878" calcext:value-type="float">
            <text:p>0.915277183055878</text:p>
          </table:table-cell>
          <table:table-cell table:number-columns-repeated="2"/>
        </table:table-row>
        <table:table-row table:style-name="ro1">
          <table:table-cell office:value-type="float" office:value="0.90454638004303" calcext:value-type="float">
            <text:p>0.90454638004303</text:p>
          </table:table-cell>
          <table:table-cell table:number-columns-repeated="2"/>
        </table:table-row>
        <table:table-row table:style-name="ro1">
          <table:table-cell office:value-type="float" office:value="0.918314635753632" calcext:value-type="float">
            <text:p>0.918314635753632</text:p>
          </table:table-cell>
          <table:table-cell table:number-columns-repeated="2"/>
        </table:table-row>
        <table:table-row table:style-name="ro1">
          <table:table-cell office:value-type="float" office:value="0.913763046264648" calcext:value-type="float">
            <text:p>0.913763046264648</text:p>
          </table:table-cell>
          <table:table-cell table:number-columns-repeated="2"/>
        </table:table-row>
        <table:table-row table:style-name="ro1">
          <table:table-cell office:value-type="float" office:value="0.93103301525116" calcext:value-type="float">
            <text:p>0.93103301525116</text:p>
          </table:table-cell>
          <table:table-cell table:number-columns-repeated="2"/>
        </table:table-row>
        <table:table-row table:style-name="ro1">
          <table:table-cell office:value-type="float" office:value="0.940820097923279" calcext:value-type="float">
            <text:p>0.940820097923279</text:p>
          </table:table-cell>
          <table:table-cell table:number-columns-repeated="2"/>
        </table:table-row>
        <table:table-row table:style-name="ro1">
          <table:table-cell office:value-type="float" office:value="0.92394345998764" calcext:value-type="float">
            <text:p>0.92394345998764</text:p>
          </table:table-cell>
          <table:table-cell table:number-columns-repeated="2"/>
        </table:table-row>
        <table:table-row table:style-name="ro1">
          <table:table-cell office:value-type="float" office:value="0.899599075317383" calcext:value-type="float">
            <text:p>0.899599075317383</text:p>
          </table:table-cell>
          <table:table-cell table:number-columns-repeated="2"/>
        </table:table-row>
        <table:table-row table:style-name="ro1">
          <table:table-cell office:value-type="float" office:value="0.909429848194122" calcext:value-type="float">
            <text:p>0.909429848194122</text:p>
          </table:table-cell>
          <table:table-cell table:number-columns-repeated="2"/>
        </table:table-row>
        <table:table-row table:style-name="ro1">
          <table:table-cell office:value-type="float" office:value="0.921864628791809" calcext:value-type="float">
            <text:p>0.921864628791809</text:p>
          </table:table-cell>
          <table:table-cell table:number-columns-repeated="2"/>
        </table:table-row>
        <table:table-row table:style-name="ro1">
          <table:table-cell office:value-type="float" office:value="0.915602445602417" calcext:value-type="float">
            <text:p>0.915602445602417</text:p>
          </table:table-cell>
          <table:table-cell table:number-columns-repeated="2"/>
        </table:table-row>
        <table:table-row table:style-name="ro1">
          <table:table-cell office:value-type="float" office:value="0.920980215072632" calcext:value-type="float">
            <text:p>0.920980215072632</text:p>
          </table:table-cell>
          <table:table-cell table:number-columns-repeated="2"/>
        </table:table-row>
        <table:table-row table:style-name="ro1">
          <table:table-cell office:value-type="float" office:value="0.915989995002747" calcext:value-type="float">
            <text:p>0.915989995002747</text:p>
          </table:table-cell>
          <table:table-cell table:number-columns-repeated="2"/>
        </table:table-row>
        <table:table-row table:style-name="ro1">
          <table:table-cell office:value-type="float" office:value="0.889360129833221" calcext:value-type="float">
            <text:p>0.889360129833221</text:p>
          </table:table-cell>
          <table:table-cell table:number-columns-repeated="2"/>
        </table:table-row>
        <table:table-row table:style-name="ro1">
          <table:table-cell office:value-type="float" office:value="0.924022257328033" calcext:value-type="float">
            <text:p>0.924022257328033</text:p>
          </table:table-cell>
          <table:table-cell table:number-columns-repeated="2"/>
        </table:table-row>
        <table:table-row table:style-name="ro1">
          <table:table-cell office:value-type="float" office:value="0.922781646251678" calcext:value-type="float">
            <text:p>0.922781646251678</text:p>
          </table:table-cell>
          <table:table-cell table:number-columns-repeated="2"/>
        </table:table-row>
        <table:table-row table:style-name="ro1">
          <table:table-cell office:value-type="float" office:value="0.938064992427826" calcext:value-type="float">
            <text:p>0.938064992427826</text:p>
          </table:table-cell>
          <table:table-cell table:number-columns-repeated="2"/>
        </table:table-row>
        <table:table-row table:style-name="ro1">
          <table:table-cell office:value-type="float" office:value="0.937173008918762" calcext:value-type="float">
            <text:p>0.937173008918762</text:p>
          </table:table-cell>
          <table:table-cell table:number-columns-repeated="2"/>
        </table:table-row>
        <table:table-row table:style-name="ro1">
          <table:table-cell office:value-type="float" office:value="0.92222386598587" calcext:value-type="float">
            <text:p>0.92222386598587</text:p>
          </table:table-cell>
          <table:table-cell table:number-columns-repeated="2"/>
        </table:table-row>
        <table:table-row table:style-name="ro1">
          <table:table-cell office:value-type="float" office:value="0.948842704296112" calcext:value-type="float">
            <text:p>0.948842704296112</text:p>
          </table:table-cell>
          <table:table-cell table:number-columns-repeated="2"/>
        </table:table-row>
        <table:table-row table:style-name="ro1">
          <table:table-cell office:value-type="float" office:value="0.931593477725983" calcext:value-type="float">
            <text:p>0.931593477725983</text:p>
          </table:table-cell>
          <table:table-cell table:number-columns-repeated="2"/>
        </table:table-row>
        <table:table-row table:style-name="ro1">
          <table:table-cell office:value-type="float" office:value="0.900422632694244" calcext:value-type="float">
            <text:p>0.900422632694244</text:p>
          </table:table-cell>
          <table:table-cell table:number-columns-repeated="2"/>
        </table:table-row>
        <table:table-row table:style-name="ro1">
          <table:table-cell office:value-type="float" office:value="0.826170742511749" calcext:value-type="float">
            <text:p>0.826170742511749</text:p>
          </table:table-cell>
          <table:table-cell table:number-columns-repeated="2"/>
        </table:table-row>
        <table:table-row table:style-name="ro1">
          <table:table-cell office:value-type="float" office:value="0.919045269489288" calcext:value-type="float">
            <text:p>0.919045269489288</text:p>
          </table:table-cell>
          <table:table-cell table:number-columns-repeated="2"/>
        </table:table-row>
        <table:table-row table:style-name="ro1">
          <table:table-cell office:value-type="float" office:value="0.901818096637726" calcext:value-type="float">
            <text:p>0.901818096637726</text:p>
          </table:table-cell>
          <table:table-cell table:number-columns-repeated="2"/>
        </table:table-row>
        <table:table-row table:style-name="ro1">
          <table:table-cell office:value-type="float" office:value="0.913340449333191" calcext:value-type="float">
            <text:p>0.913340449333191</text:p>
          </table:table-cell>
          <table:table-cell table:number-columns-repeated="2"/>
        </table:table-row>
        <table:table-row table:style-name="ro1">
          <table:table-cell office:value-type="float" office:value="0.924580574035644" calcext:value-type="float">
            <text:p>0.924580574035644</text:p>
          </table:table-cell>
          <table:table-cell table:number-columns-repeated="2"/>
        </table:table-row>
        <table:table-row table:style-name="ro1">
          <table:table-cell office:value-type="float" office:value="0.923735499382019" calcext:value-type="float">
            <text:p>0.923735499382019</text:p>
          </table:table-cell>
          <table:table-cell table:number-columns-repeated="2"/>
        </table:table-row>
        <table:table-row table:style-name="ro1">
          <table:table-cell office:value-type="float" office:value="0.929073691368103" calcext:value-type="float">
            <text:p>0.929073691368103</text:p>
          </table:table-cell>
          <table:table-cell table:number-columns-repeated="2"/>
        </table:table-row>
        <table:table-row table:style-name="ro1">
          <table:table-cell office:value-type="float" office:value="0.860204815864563" calcext:value-type="float">
            <text:p>0.860204815864563</text:p>
          </table:table-cell>
          <table:table-cell table:number-columns-repeated="2"/>
        </table:table-row>
        <table:table-row table:style-name="ro1">
          <table:table-cell office:value-type="float" office:value="0.812047362327576" calcext:value-type="float">
            <text:p>0.812047362327576</text:p>
          </table:table-cell>
          <table:table-cell table:number-columns-repeated="2"/>
        </table:table-row>
        <table:table-row table:style-name="ro1">
          <table:table-cell office:value-type="float" office:value="0.86699628829956" calcext:value-type="float">
            <text:p>0.86699628829956</text:p>
          </table:table-cell>
          <table:table-cell table:number-columns-repeated="2"/>
        </table:table-row>
        <table:table-row table:style-name="ro1">
          <table:table-cell office:value-type="float" office:value="0.38852259516716" calcext:value-type="float">
            <text:p>0.38852259516716</text:p>
          </table:table-cell>
          <table:table-cell table:number-columns-repeated="2"/>
        </table:table-row>
        <table:table-row table:style-name="ro1">
          <table:table-cell office:value-type="float" office:value="0.514537870883942" calcext:value-type="float">
            <text:p>0.514537870883942</text:p>
          </table:table-cell>
          <table:table-cell table:number-columns-repeated="2"/>
        </table:table-row>
        <table:table-row table:style-name="ro1">
          <table:table-cell office:value-type="float" office:value="0.88975316286087" calcext:value-type="float">
            <text:p>0.88975316286087</text:p>
          </table:table-cell>
          <table:table-cell table:number-columns-repeated="2"/>
        </table:table-row>
        <table:table-row table:style-name="ro1">
          <table:table-cell office:value-type="float" office:value="0.876229226589203" calcext:value-type="float">
            <text:p>0.876229226589203</text:p>
          </table:table-cell>
          <table:table-cell table:number-columns-repeated="2"/>
        </table:table-row>
        <table:table-row table:style-name="ro1">
          <table:table-cell office:value-type="float" office:value="0.886661946773529" calcext:value-type="float">
            <text:p>0.886661946773529</text:p>
          </table:table-cell>
          <table:table-cell table:number-columns-repeated="2"/>
        </table:table-row>
        <table:table-row table:style-name="ro1">
          <table:table-cell office:value-type="float" office:value="0.862025499343872" calcext:value-type="float">
            <text:p>0.862025499343872</text:p>
          </table:table-cell>
          <table:table-cell table:number-columns-repeated="2"/>
        </table:table-row>
        <table:table-row table:style-name="ro1">
          <table:table-cell office:value-type="float" office:value="0.887781262397766" calcext:value-type="float">
            <text:p>0.887781262397766</text:p>
          </table:table-cell>
          <table:table-cell table:number-columns-repeated="2"/>
        </table:table-row>
        <table:table-row table:style-name="ro1">
          <table:table-cell office:value-type="float" office:value="0.852833092212677" calcext:value-type="float">
            <text:p>0.852833092212677</text:p>
          </table:table-cell>
          <table:table-cell table:number-columns-repeated="2"/>
        </table:table-row>
        <table:table-row table:style-name="ro1">
          <table:table-cell office:value-type="float" office:value="0.710535645484924" calcext:value-type="float">
            <text:p>0.710535645484924</text:p>
          </table:table-cell>
          <table:table-cell table:number-columns-repeated="2"/>
        </table:table-row>
        <table:table-row table:style-name="ro1">
          <table:table-cell office:value-type="float" office:value="0.805259227752685" calcext:value-type="float">
            <text:p>0.805259227752685</text:p>
          </table:table-cell>
          <table:table-cell table:number-columns-repeated="2"/>
        </table:table-row>
        <table:table-row table:style-name="ro1">
          <table:table-cell office:value-type="float" office:value="0.867031216621399" calcext:value-type="float">
            <text:p>0.867031216621399</text:p>
          </table:table-cell>
          <table:table-cell table:number-columns-repeated="2"/>
        </table:table-row>
        <table:table-row table:style-name="ro1">
          <table:table-cell office:value-type="float" office:value="0.886471569538116" calcext:value-type="float">
            <text:p>0.886471569538116</text:p>
          </table:table-cell>
          <table:table-cell table:number-columns-repeated="2"/>
        </table:table-row>
        <table:table-row table:style-name="ro1">
          <table:table-cell office:value-type="float" office:value="0.874509334564209" calcext:value-type="float">
            <text:p>0.874509334564209</text:p>
          </table:table-cell>
          <table:table-cell table:number-columns-repeated="2"/>
        </table:table-row>
        <table:table-row table:style-name="ro1">
          <table:table-cell office:value-type="float" office:value="0.947860479354858" calcext:value-type="float">
            <text:p>0.947860479354858</text:p>
          </table:table-cell>
          <table:table-cell table:number-columns-repeated="2"/>
        </table:table-row>
        <table:table-row table:style-name="ro1">
          <table:table-cell office:value-type="float" office:value="0.926597833633423" calcext:value-type="float">
            <text:p>0.926597833633423</text:p>
          </table:table-cell>
          <table:table-cell table:number-columns-repeated="2"/>
        </table:table-row>
        <table:table-row table:style-name="ro1">
          <table:table-cell office:value-type="float" office:value="0.928815543651581" calcext:value-type="float">
            <text:p>0.928815543651581</text:p>
          </table:table-cell>
          <table:table-cell table:number-columns-repeated="2"/>
        </table:table-row>
        <table:table-row table:style-name="ro1">
          <table:table-cell office:value-type="float" office:value="0.900121569633484" calcext:value-type="float">
            <text:p>0.900121569633484</text:p>
          </table:table-cell>
          <table:table-cell table:number-columns-repeated="2"/>
        </table:table-row>
        <table:table-row table:style-name="ro1">
          <table:table-cell office:value-type="float" office:value="0.93137264251709" calcext:value-type="float">
            <text:p>0.93137264251709</text:p>
          </table:table-cell>
          <table:table-cell table:number-columns-repeated="2"/>
        </table:table-row>
        <table:table-row table:style-name="ro1">
          <table:table-cell office:value-type="float" office:value="0.909984350204468" calcext:value-type="float">
            <text:p>0.909984350204468</text:p>
          </table:table-cell>
          <table:table-cell table:number-columns-repeated="2"/>
        </table:table-row>
        <table:table-row table:style-name="ro1">
          <table:table-cell office:value-type="float" office:value="0.934818744659424" calcext:value-type="float">
            <text:p>0.934818744659424</text:p>
          </table:table-cell>
          <table:table-cell table:number-columns-repeated="2"/>
        </table:table-row>
        <table:table-row table:style-name="ro1">
          <table:table-cell office:value-type="float" office:value="0.913631021976471" calcext:value-type="float">
            <text:p>0.913631021976471</text:p>
          </table:table-cell>
          <table:table-cell table:number-columns-repeated="2"/>
        </table:table-row>
        <table:table-row table:style-name="ro1">
          <table:table-cell office:value-type="float" office:value="0.921489953994751" calcext:value-type="float">
            <text:p>0.921489953994751</text:p>
          </table:table-cell>
          <table:table-cell table:number-columns-repeated="2"/>
        </table:table-row>
        <table:table-row table:style-name="ro1">
          <table:table-cell office:value-type="float" office:value="0.912884414196014" calcext:value-type="float">
            <text:p>0.912884414196014</text:p>
          </table:table-cell>
          <table:table-cell table:number-columns-repeated="2"/>
        </table:table-row>
        <table:table-row table:style-name="ro1">
          <table:table-cell office:value-type="float" office:value="0.939701080322266" calcext:value-type="float">
            <text:p>0.939701080322266</text:p>
          </table:table-cell>
          <table:table-cell table:number-columns-repeated="2"/>
        </table:table-row>
        <table:table-row table:style-name="ro1">
          <table:table-cell office:value-type="float" office:value="0.928455233573914" calcext:value-type="float">
            <text:p>0.928455233573914</text:p>
          </table:table-cell>
          <table:table-cell table:number-columns-repeated="2"/>
        </table:table-row>
        <table:table-row table:style-name="ro1">
          <table:table-cell office:value-type="float" office:value="0.936685681343079" calcext:value-type="float">
            <text:p>0.936685681343079</text:p>
          </table:table-cell>
          <table:table-cell table:number-columns-repeated="2"/>
        </table:table-row>
        <table:table-row table:style-name="ro1">
          <table:table-cell office:value-type="float" office:value="0.916697025299072" calcext:value-type="float">
            <text:p>0.916697025299072</text:p>
          </table:table-cell>
          <table:table-cell table:number-columns-repeated="2"/>
        </table:table-row>
        <table:table-row table:style-name="ro1">
          <table:table-cell office:value-type="float" office:value="0.936637043952942" calcext:value-type="float">
            <text:p>0.936637043952942</text:p>
          </table:table-cell>
          <table:table-cell table:number-columns-repeated="2"/>
        </table:table-row>
        <table:table-row table:style-name="ro1">
          <table:table-cell office:value-type="float" office:value="0.942454874515533" calcext:value-type="float">
            <text:p>0.942454874515533</text:p>
          </table:table-cell>
          <table:table-cell table:number-columns-repeated="2"/>
        </table:table-row>
        <table:table-row table:style-name="ro1">
          <table:table-cell office:value-type="float" office:value="0.926753461360931" calcext:value-type="float">
            <text:p>0.926753461360931</text:p>
          </table:table-cell>
          <table:table-cell table:number-columns-repeated="2"/>
        </table:table-row>
        <table:table-row table:style-name="ro1">
          <table:table-cell office:value-type="float" office:value="0.905789971351624" calcext:value-type="float">
            <text:p>0.905789971351624</text:p>
          </table:table-cell>
          <table:table-cell table:number-columns-repeated="2"/>
        </table:table-row>
        <table:table-row table:style-name="ro1">
          <table:table-cell office:value-type="float" office:value="0.929738461971283" calcext:value-type="float">
            <text:p>0.929738461971283</text:p>
          </table:table-cell>
          <table:table-cell table:number-columns-repeated="2"/>
        </table:table-row>
        <table:table-row table:style-name="ro1">
          <table:table-cell office:value-type="float" office:value="0.920495092868805" calcext:value-type="float">
            <text:p>0.920495092868805</text:p>
          </table:table-cell>
          <table:table-cell table:number-columns-repeated="2"/>
        </table:table-row>
        <table:table-row table:style-name="ro1">
          <table:table-cell office:value-type="float" office:value="0.918968200683594" calcext:value-type="float">
            <text:p>0.918968200683594</text:p>
          </table:table-cell>
          <table:table-cell table:number-columns-repeated="2"/>
        </table:table-row>
        <table:table-row table:style-name="ro1">
          <table:table-cell office:value-type="float" office:value="0.915205538272858" calcext:value-type="float">
            <text:p>0.915205538272858</text:p>
          </table:table-cell>
          <table:table-cell table:number-columns-repeated="2"/>
        </table:table-row>
        <table:table-row table:style-name="ro1">
          <table:table-cell office:value-type="float" office:value="0.894394099712372" calcext:value-type="float">
            <text:p>0.894394099712372</text:p>
          </table:table-cell>
          <table:table-cell table:number-columns-repeated="2"/>
        </table:table-row>
        <table:table-row table:style-name="ro1">
          <table:table-cell office:value-type="float" office:value="0.911517977714539" calcext:value-type="float">
            <text:p>0.911517977714539</text:p>
          </table:table-cell>
          <table:table-cell table:number-columns-repeated="2"/>
        </table:table-row>
        <table:table-row table:style-name="ro1">
          <table:table-cell office:value-type="float" office:value="0.903098046779633" calcext:value-type="float">
            <text:p>0.903098046779633</text:p>
          </table:table-cell>
          <table:table-cell table:number-columns-repeated="2"/>
        </table:table-row>
        <table:table-row table:style-name="ro1">
          <table:table-cell office:value-type="float" office:value="0.910307884216309" calcext:value-type="float">
            <text:p>0.910307884216309</text:p>
          </table:table-cell>
          <table:table-cell table:number-columns-repeated="2"/>
        </table:table-row>
        <table:table-row table:style-name="ro1">
          <table:table-cell office:value-type="float" office:value="0.903047859668732" calcext:value-type="float">
            <text:p>0.903047859668732</text:p>
          </table:table-cell>
          <table:table-cell table:number-columns-repeated="2"/>
        </table:table-row>
        <table:table-row table:style-name="ro1">
          <table:table-cell office:value-type="float" office:value="0.912469685077667" calcext:value-type="float">
            <text:p>0.912469685077667</text:p>
          </table:table-cell>
          <table:table-cell table:number-columns-repeated="2"/>
        </table:table-row>
        <table:table-row table:style-name="ro1">
          <table:table-cell office:value-type="float" office:value="0.886329233646393" calcext:value-type="float">
            <text:p>0.886329233646393</text:p>
          </table:table-cell>
          <table:table-cell table:number-columns-repeated="2"/>
        </table:table-row>
        <table:table-row table:style-name="ro1">
          <table:table-cell office:value-type="float" office:value="0.939241468906403" calcext:value-type="float">
            <text:p>0.939241468906403</text:p>
          </table:table-cell>
          <table:table-cell table:number-columns-repeated="2"/>
        </table:table-row>
        <table:table-row table:style-name="ro1">
          <table:table-cell office:value-type="float" office:value="0.936974287033081" calcext:value-type="float">
            <text:p>0.936974287033081</text:p>
          </table:table-cell>
          <table:table-cell table:number-columns-repeated="2"/>
        </table:table-row>
        <table:table-row table:style-name="ro1">
          <table:table-cell office:value-type="float" office:value="0.960100352764129" calcext:value-type="float">
            <text:p>0.960100352764129</text:p>
          </table:table-cell>
          <table:table-cell table:number-columns-repeated="2"/>
        </table:table-row>
        <table:table-row table:style-name="ro1">
          <table:table-cell office:value-type="float" office:value="0.337074875831604" calcext:value-type="float">
            <text:p>0.337074875831604</text:p>
          </table:table-cell>
          <table:table-cell table:number-columns-repeated="2"/>
        </table:table-row>
        <table:table-row table:style-name="ro1">
          <table:table-cell office:value-type="float" office:value="0.952920258045196" calcext:value-type="float">
            <text:p>0.952920258045196</text:p>
          </table:table-cell>
          <table:table-cell table:number-columns-repeated="2"/>
        </table:table-row>
        <table:table-row table:style-name="ro1">
          <table:table-cell office:value-type="float" office:value="0.328929632902145" calcext:value-type="float">
            <text:p>0.328929632902145</text:p>
          </table:table-cell>
          <table:table-cell table:number-columns-repeated="2"/>
        </table:table-row>
        <table:table-row table:style-name="ro1">
          <table:table-cell office:value-type="float" office:value="0.949146807193756" calcext:value-type="float">
            <text:p>0.949146807193756</text:p>
          </table:table-cell>
          <table:table-cell table:number-columns-repeated="2"/>
        </table:table-row>
        <table:table-row table:style-name="ro1">
          <table:table-cell office:value-type="float" office:value="0.940672874450684" calcext:value-type="float">
            <text:p>0.940672874450684</text:p>
          </table:table-cell>
          <table:table-cell table:number-columns-repeated="2"/>
        </table:table-row>
        <table:table-row table:style-name="ro1">
          <table:table-cell office:value-type="float" office:value="0.935203492641449" calcext:value-type="float">
            <text:p>0.935203492641449</text:p>
          </table:table-cell>
          <table:table-cell table:number-columns-repeated="2"/>
        </table:table-row>
        <table:table-row table:style-name="ro1">
          <table:table-cell office:value-type="float" office:value="0.927347123622894" calcext:value-type="float">
            <text:p>0.927347123622894</text:p>
          </table:table-cell>
          <table:table-cell table:number-columns-repeated="2"/>
        </table:table-row>
        <table:table-row table:style-name="ro1">
          <table:table-cell office:value-type="float" office:value="0.927710890769958" calcext:value-type="float">
            <text:p>0.927710890769958</text:p>
          </table:table-cell>
          <table:table-cell table:number-columns-repeated="2"/>
        </table:table-row>
        <table:table-row table:style-name="ro1">
          <table:table-cell office:value-type="float" office:value="0.927777588367462" calcext:value-type="float">
            <text:p>0.927777588367462</text:p>
          </table:table-cell>
          <table:table-cell table:number-columns-repeated="2"/>
        </table:table-row>
        <table:table-row table:style-name="ro1">
          <table:table-cell office:value-type="float" office:value="0.933654367923737" calcext:value-type="float">
            <text:p>0.933654367923737</text:p>
          </table:table-cell>
          <table:table-cell table:number-columns-repeated="2"/>
        </table:table-row>
        <table:table-row table:style-name="ro1">
          <table:table-cell office:value-type="float" office:value="0.267465323209763" calcext:value-type="float">
            <text:p>0.267465323209763</text:p>
          </table:table-cell>
          <table:table-cell table:number-columns-repeated="2"/>
        </table:table-row>
        <table:table-row table:style-name="ro1">
          <table:table-cell office:value-type="float" office:value="0.938787817955017" calcext:value-type="float">
            <text:p>0.938787817955017</text:p>
          </table:table-cell>
          <table:table-cell table:number-columns-repeated="2"/>
        </table:table-row>
        <table:table-row table:style-name="ro1">
          <table:table-cell office:value-type="float" office:value="0.318281650543213" calcext:value-type="float">
            <text:p>0.318281650543213</text:p>
          </table:table-cell>
          <table:table-cell table:number-columns-repeated="2"/>
        </table:table-row>
        <table:table-row table:style-name="ro1">
          <table:table-cell office:value-type="float" office:value="0.943570613861084" calcext:value-type="float">
            <text:p>0.943570613861084</text:p>
          </table:table-cell>
          <table:table-cell table:number-columns-repeated="2"/>
        </table:table-row>
        <table:table-row table:style-name="ro1">
          <table:table-cell office:value-type="float" office:value="0.94893604516983" calcext:value-type="float">
            <text:p>0.94893604516983</text:p>
          </table:table-cell>
          <table:table-cell table:number-columns-repeated="2"/>
        </table:table-row>
        <table:table-row table:style-name="ro1">
          <table:table-cell office:value-type="float" office:value="0.941777884960175" calcext:value-type="float">
            <text:p>0.941777884960175</text:p>
          </table:table-cell>
          <table:table-cell table:number-columns-repeated="2"/>
        </table:table-row>
        <table:table-row table:style-name="ro1">
          <table:table-cell office:value-type="float" office:value="0.91196995973587" calcext:value-type="float">
            <text:p>0.91196995973587</text:p>
          </table:table-cell>
          <table:table-cell table:number-columns-repeated="2"/>
        </table:table-row>
        <table:table-row table:style-name="ro1">
          <table:table-cell office:value-type="float" office:value="0.901987254619598" calcext:value-type="float">
            <text:p>0.901987254619598</text:p>
          </table:table-cell>
          <table:table-cell table:number-columns-repeated="2"/>
        </table:table-row>
        <table:table-row table:style-name="ro1">
          <table:table-cell office:value-type="float" office:value="0.331065863370895" calcext:value-type="float">
            <text:p>0.331065863370895</text:p>
          </table:table-cell>
          <table:table-cell table:number-columns-repeated="2"/>
        </table:table-row>
        <table:table-row table:style-name="ro1">
          <table:table-cell office:value-type="float" office:value="0.865287184715271" calcext:value-type="float">
            <text:p>0.865287184715271</text:p>
          </table:table-cell>
          <table:table-cell table:number-columns-repeated="2"/>
        </table:table-row>
        <table:table-row table:style-name="ro1">
          <table:table-cell office:value-type="float" office:value="0.782640278339386" calcext:value-type="float">
            <text:p>0.782640278339386</text:p>
          </table:table-cell>
          <table:table-cell table:number-columns-repeated="2"/>
        </table:table-row>
        <table:table-row table:style-name="ro1">
          <table:table-cell office:value-type="float" office:value="0.866121590137482" calcext:value-type="float">
            <text:p>0.866121590137482</text:p>
          </table:table-cell>
          <table:table-cell table:number-columns-repeated="2"/>
        </table:table-row>
        <table:table-row table:style-name="ro1">
          <table:table-cell office:value-type="float" office:value="0.866419494152069" calcext:value-type="float">
            <text:p>0.866419494152069</text:p>
          </table:table-cell>
          <table:table-cell table:number-columns-repeated="2"/>
        </table:table-row>
        <table:table-row table:style-name="ro1">
          <table:table-cell office:value-type="float" office:value="0.863431334495544" calcext:value-type="float">
            <text:p>0.863431334495544</text:p>
          </table:table-cell>
          <table:table-cell table:number-columns-repeated="2"/>
        </table:table-row>
        <table:table-row table:style-name="ro1">
          <table:table-cell office:value-type="float" office:value="0.715374827384949" calcext:value-type="float">
            <text:p>0.715374827384949</text:p>
          </table:table-cell>
          <table:table-cell table:number-columns-repeated="2"/>
        </table:table-row>
        <table:table-row table:style-name="ro1">
          <table:table-cell office:value-type="float" office:value="0.351040363311768" calcext:value-type="float">
            <text:p>0.351040363311768</text:p>
          </table:table-cell>
          <table:table-cell table:number-columns-repeated="2"/>
        </table:table-row>
        <table:table-row table:style-name="ro1">
          <table:table-cell office:value-type="float" office:value="0.792309761047363" calcext:value-type="float">
            <text:p>0.792309761047363</text:p>
          </table:table-cell>
          <table:table-cell table:number-columns-repeated="2"/>
        </table:table-row>
        <table:table-row table:style-name="ro1">
          <table:table-cell office:value-type="float" office:value="0.772402822971344" calcext:value-type="float">
            <text:p>0.772402822971344</text:p>
          </table:table-cell>
          <table:table-cell table:number-columns-repeated="2"/>
        </table:table-row>
        <table:table-row table:style-name="ro1">
          <table:table-cell office:value-type="float" office:value="0.721110463142395" calcext:value-type="float">
            <text:p>0.721110463142395</text:p>
          </table:table-cell>
          <table:table-cell table:number-columns-repeated="2"/>
        </table:table-row>
        <table:table-row table:style-name="ro1">
          <table:table-cell office:value-type="float" office:value="0.817813694477081" calcext:value-type="float">
            <text:p>0.817813694477081</text:p>
          </table:table-cell>
          <table:table-cell table:number-columns-repeated="2"/>
        </table:table-row>
        <table:table-row table:style-name="ro1">
          <table:table-cell office:value-type="float" office:value="0.874910593032837" calcext:value-type="float">
            <text:p>0.874910593032837</text:p>
          </table:table-cell>
          <table:table-cell table:number-columns-repeated="2"/>
        </table:table-row>
        <table:table-row table:style-name="ro1">
          <table:table-cell office:value-type="float" office:value="0.882878482341766" calcext:value-type="float">
            <text:p>0.882878482341766</text:p>
          </table:table-cell>
          <table:table-cell table:number-columns-repeated="2"/>
        </table:table-row>
        <table:table-row table:style-name="ro1">
          <table:table-cell office:value-type="float" office:value="0.888156116008758" calcext:value-type="float">
            <text:p>0.888156116008758</text:p>
          </table:table-cell>
          <table:table-cell table:number-columns-repeated="2"/>
        </table:table-row>
        <table:table-row table:style-name="ro1">
          <table:table-cell office:value-type="float" office:value="0.901629030704498" calcext:value-type="float">
            <text:p>0.901629030704498</text:p>
          </table:table-cell>
          <table:table-cell table:number-columns-repeated="2"/>
        </table:table-row>
        <table:table-row table:style-name="ro1">
          <table:table-cell office:value-type="float" office:value="0.874711513519287" calcext:value-type="float">
            <text:p>0.874711513519287</text:p>
          </table:table-cell>
          <table:table-cell table:number-columns-repeated="2"/>
        </table:table-row>
        <table:table-row table:style-name="ro1">
          <table:table-cell office:value-type="float" office:value="0.911640405654907" calcext:value-type="float">
            <text:p>0.911640405654907</text:p>
          </table:table-cell>
          <table:table-cell table:number-columns-repeated="2"/>
        </table:table-row>
        <table:table-row table:style-name="ro1">
          <table:table-cell office:value-type="float" office:value="0.877770185470581" calcext:value-type="float">
            <text:p>0.877770185470581</text:p>
          </table:table-cell>
          <table:table-cell table:number-columns-repeated="2"/>
        </table:table-row>
        <table:table-row table:style-name="ro1">
          <table:table-cell office:value-type="float" office:value="0.866867184638977" calcext:value-type="float">
            <text:p>0.866867184638977</text:p>
          </table:table-cell>
          <table:table-cell table:number-columns-repeated="2"/>
        </table:table-row>
        <table:table-row table:style-name="ro1">
          <table:table-cell office:value-type="float" office:value="0.888003051280975" calcext:value-type="float">
            <text:p>0.888003051280975</text:p>
          </table:table-cell>
          <table:table-cell table:number-columns-repeated="2"/>
        </table:table-row>
        <table:table-row table:style-name="ro1">
          <table:table-cell office:value-type="float" office:value="0.912751972675324" calcext:value-type="float">
            <text:p>0.912751972675324</text:p>
          </table:table-cell>
          <table:table-cell table:number-columns-repeated="2"/>
        </table:table-row>
        <table:table-row table:style-name="ro1">
          <table:table-cell office:value-type="float" office:value="0.859180986881256" calcext:value-type="float">
            <text:p>0.859180986881256</text:p>
          </table:table-cell>
          <table:table-cell table:number-columns-repeated="2"/>
        </table:table-row>
        <table:table-row table:style-name="ro1">
          <table:table-cell office:value-type="float" office:value="0.831560134887695" calcext:value-type="float">
            <text:p>0.831560134887695</text:p>
          </table:table-cell>
          <table:table-cell table:number-columns-repeated="2"/>
        </table:table-row>
        <table:table-row table:style-name="ro1">
          <table:table-cell office:value-type="float" office:value="0.674444913864136" calcext:value-type="float">
            <text:p>0.674444913864136</text:p>
          </table:table-cell>
          <table:table-cell table:number-columns-repeated="2"/>
        </table:table-row>
        <table:table-row table:style-name="ro1">
          <table:table-cell office:value-type="float" office:value="0.25183492898941" calcext:value-type="float">
            <text:p>0.25183492898941</text:p>
          </table:table-cell>
          <table:table-cell table:number-columns-repeated="2"/>
        </table:table-row>
        <table:table-row table:style-name="ro1">
          <table:table-cell office:value-type="float" office:value="0.392349153757095" calcext:value-type="float">
            <text:p>0.392349153757095</text:p>
          </table:table-cell>
          <table:table-cell table:number-columns-repeated="2"/>
        </table:table-row>
        <table:table-row table:style-name="ro1">
          <table:table-cell office:value-type="float" office:value="0.359867125749588" calcext:value-type="float">
            <text:p>0.359867125749588</text:p>
          </table:table-cell>
          <table:table-cell table:number-columns-repeated="2"/>
        </table:table-row>
        <table:table-row table:style-name="ro1">
          <table:table-cell office:value-type="float" office:value="0.34311231970787" calcext:value-type="float">
            <text:p>0.34311231970787</text:p>
          </table:table-cell>
          <table:table-cell table:number-columns-repeated="2"/>
        </table:table-row>
        <table:table-row table:style-name="ro1">
          <table:table-cell office:value-type="float" office:value="0.288596004247665" calcext:value-type="float">
            <text:p>0.288596004247665</text:p>
          </table:table-cell>
          <table:table-cell table:number-columns-repeated="2"/>
        </table:table-row>
        <table:table-row table:style-name="ro1">
          <table:table-cell office:value-type="float" office:value="0.51699161529541" calcext:value-type="float">
            <text:p>0.51699161529541</text:p>
          </table:table-cell>
          <table:table-cell table:number-columns-repeated="2"/>
        </table:table-row>
        <table:table-row table:style-name="ro1">
          <table:table-cell office:value-type="float" office:value="0.552275598049164" calcext:value-type="float">
            <text:p>0.552275598049164</text:p>
          </table:table-cell>
          <table:table-cell table:number-columns-repeated="2"/>
        </table:table-row>
        <table:table-row table:style-name="ro1">
          <table:table-cell office:value-type="float" office:value="0.674836039543152" calcext:value-type="float">
            <text:p>0.674836039543152</text:p>
          </table:table-cell>
          <table:table-cell table:number-columns-repeated="2"/>
        </table:table-row>
        <table:table-row table:style-name="ro1">
          <table:table-cell office:value-type="float" office:value="0.642627060413361" calcext:value-type="float">
            <text:p>0.642627060413361</text:p>
          </table:table-cell>
          <table:table-cell table:number-columns-repeated="2"/>
        </table:table-row>
        <table:table-row table:style-name="ro1">
          <table:table-cell office:value-type="float" office:value="0.6842280626297" calcext:value-type="float">
            <text:p>0.6842280626297</text:p>
          </table:table-cell>
          <table:table-cell table:number-columns-repeated="2"/>
        </table:table-row>
        <table:table-row table:style-name="ro1">
          <table:table-cell office:value-type="float" office:value="0.658342778682709" calcext:value-type="float">
            <text:p>0.658342778682709</text:p>
          </table:table-cell>
          <table:table-cell table:number-columns-repeated="2"/>
        </table:table-row>
        <table:table-row table:style-name="ro1">
          <table:table-cell office:value-type="float" office:value="0.65005224943161" calcext:value-type="float">
            <text:p>0.65005224943161</text:p>
          </table:table-cell>
          <table:table-cell table:number-columns-repeated="2"/>
        </table:table-row>
        <table:table-row table:style-name="ro1">
          <table:table-cell office:value-type="float" office:value="0.617946445941925" calcext:value-type="float">
            <text:p>0.617946445941925</text:p>
          </table:table-cell>
          <table:table-cell table:number-columns-repeated="2"/>
        </table:table-row>
        <table:table-row table:style-name="ro1">
          <table:table-cell office:value-type="float" office:value="0.585744798183441" calcext:value-type="float">
            <text:p>0.585744798183441</text:p>
          </table:table-cell>
          <table:table-cell table:number-columns-repeated="2"/>
        </table:table-row>
        <table:table-row table:style-name="ro1">
          <table:table-cell office:value-type="float" office:value="0.594839751720428" calcext:value-type="float">
            <text:p>0.594839751720428</text:p>
          </table:table-cell>
          <table:table-cell table:number-columns-repeated="2"/>
        </table:table-row>
        <table:table-row table:style-name="ro1">
          <table:table-cell office:value-type="float" office:value="0.566408574581146" calcext:value-type="float">
            <text:p>0.566408574581146</text:p>
          </table:table-cell>
          <table:table-cell table:number-columns-repeated="2"/>
        </table:table-row>
        <table:table-row table:style-name="ro1">
          <table:table-cell office:value-type="float" office:value="0.585227072238922" calcext:value-type="float">
            <text:p>0.585227072238922</text:p>
          </table:table-cell>
          <table:table-cell table:number-columns-repeated="2"/>
        </table:table-row>
        <table:table-row table:style-name="ro1">
          <table:table-cell office:value-type="float" office:value="0.594661116600037" calcext:value-type="float">
            <text:p>0.594661116600037</text:p>
          </table:table-cell>
          <table:table-cell table:number-columns-repeated="2"/>
        </table:table-row>
        <table:table-row table:style-name="ro1">
          <table:table-cell office:value-type="float" office:value="0.604233264923096" calcext:value-type="float">
            <text:p>0.604233264923096</text:p>
          </table:table-cell>
          <table:table-cell table:number-columns-repeated="2"/>
        </table:table-row>
        <table:table-row table:style-name="ro1">
          <table:table-cell office:value-type="float" office:value="0.601473033428192" calcext:value-type="float">
            <text:p>0.601473033428192</text:p>
          </table:table-cell>
          <table:table-cell table:number-columns-repeated="2"/>
        </table:table-row>
        <table:table-row table:style-name="ro1">
          <table:table-cell office:value-type="float" office:value="0.607321560382843" calcext:value-type="float">
            <text:p>0.607321560382843</text:p>
          </table:table-cell>
          <table:table-cell table:number-columns-repeated="2"/>
        </table:table-row>
        <table:table-row table:style-name="ro1">
          <table:table-cell office:value-type="float" office:value="0.599493324756622" calcext:value-type="float">
            <text:p>0.599493324756622</text:p>
          </table:table-cell>
          <table:table-cell table:number-columns-repeated="2"/>
        </table:table-row>
        <table:table-row table:style-name="ro1">
          <table:table-cell office:value-type="float" office:value="0.602961242198944" calcext:value-type="float">
            <text:p>0.602961242198944</text:p>
          </table:table-cell>
          <table:table-cell table:number-columns-repeated="2"/>
        </table:table-row>
        <table:table-row table:style-name="ro1">
          <table:table-cell office:value-type="float" office:value="0.602504312992096" calcext:value-type="float">
            <text:p>0.602504312992096</text:p>
          </table:table-cell>
          <table:table-cell table:number-columns-repeated="2"/>
        </table:table-row>
        <table:table-row table:style-name="ro1">
          <table:table-cell office:value-type="float" office:value="0.60779744386673" calcext:value-type="float">
            <text:p>0.60779744386673</text:p>
          </table:table-cell>
          <table:table-cell table:number-columns-repeated="2"/>
        </table:table-row>
        <table:table-row table:style-name="ro1">
          <table:table-cell office:value-type="float" office:value="0.607097923755646" calcext:value-type="float">
            <text:p>0.607097923755646</text:p>
          </table:table-cell>
          <table:table-cell table:number-columns-repeated="2"/>
        </table:table-row>
        <table:table-row table:style-name="ro1">
          <table:table-cell office:value-type="float" office:value="0.618276953697205" calcext:value-type="float">
            <text:p>0.618276953697205</text:p>
          </table:table-cell>
          <table:table-cell table:number-columns-repeated="2"/>
        </table:table-row>
        <table:table-row table:style-name="ro1">
          <table:table-cell office:value-type="float" office:value="0.611680746078491" calcext:value-type="float">
            <text:p>0.611680746078491</text:p>
          </table:table-cell>
          <table:table-cell table:number-columns-repeated="2"/>
        </table:table-row>
        <table:table-row table:style-name="ro1">
          <table:table-cell office:value-type="float" office:value="0.626139581203461" calcext:value-type="float">
            <text:p>0.626139581203461</text:p>
          </table:table-cell>
          <table:table-cell table:number-columns-repeated="2"/>
        </table:table-row>
        <table:table-row table:style-name="ro1">
          <table:table-cell office:value-type="float" office:value="0.620417535305023" calcext:value-type="float">
            <text:p>0.620417535305023</text:p>
          </table:table-cell>
          <table:table-cell table:number-columns-repeated="2"/>
        </table:table-row>
        <table:table-row table:style-name="ro1">
          <table:table-cell office:value-type="float" office:value="0.632673263549805" calcext:value-type="float">
            <text:p>0.632673263549805</text:p>
          </table:table-cell>
          <table:table-cell table:number-columns-repeated="2"/>
        </table:table-row>
        <table:table-row table:style-name="ro1">
          <table:table-cell office:value-type="float" office:value="0.624097168445587" calcext:value-type="float">
            <text:p>0.624097168445587</text:p>
          </table:table-cell>
          <table:table-cell table:number-columns-repeated="2"/>
        </table:table-row>
        <table:table-row table:style-name="ro1">
          <table:table-cell office:value-type="float" office:value="0.682973206043243" calcext:value-type="float">
            <text:p>0.682973206043243</text:p>
          </table:table-cell>
          <table:table-cell table:number-columns-repeated="2"/>
        </table:table-row>
        <table:table-row table:style-name="ro1">
          <table:table-cell office:value-type="float" office:value="0.686302006244659" calcext:value-type="float">
            <text:p>0.686302006244659</text:p>
          </table:table-cell>
          <table:table-cell table:number-columns-repeated="2"/>
        </table:table-row>
        <table:table-row table:style-name="ro1">
          <table:table-cell office:value-type="float" office:value="0.685850739479065" calcext:value-type="float">
            <text:p>0.685850739479065</text:p>
          </table:table-cell>
          <table:table-cell table:number-columns-repeated="2"/>
        </table:table-row>
        <table:table-row table:style-name="ro1">
          <table:table-cell office:value-type="float" office:value="0.697631418704987" calcext:value-type="float">
            <text:p>0.697631418704987</text:p>
          </table:table-cell>
          <table:table-cell table:number-columns-repeated="2"/>
        </table:table-row>
        <table:table-row table:style-name="ro1">
          <table:table-cell office:value-type="float" office:value="0.695573091506958" calcext:value-type="float">
            <text:p>0.695573091506958</text:p>
          </table:table-cell>
          <table:table-cell table:number-columns-repeated="2"/>
        </table:table-row>
        <table:table-row table:style-name="ro1">
          <table:table-cell office:value-type="float" office:value="0.721403479576111" calcext:value-type="float">
            <text:p>0.721403479576111</text:p>
          </table:table-cell>
          <table:table-cell table:number-columns-repeated="2"/>
        </table:table-row>
        <table:table-row table:style-name="ro1">
          <table:table-cell office:value-type="float" office:value="0.7175572514534" calcext:value-type="float">
            <text:p>0.7175572514534</text:p>
          </table:table-cell>
          <table:table-cell table:number-columns-repeated="2"/>
        </table:table-row>
        <table:table-row table:style-name="ro1">
          <table:table-cell office:value-type="float" office:value="0.743005454540253" calcext:value-type="float">
            <text:p>0.743005454540253</text:p>
          </table:table-cell>
          <table:table-cell table:number-columns-repeated="2"/>
        </table:table-row>
        <table:table-row table:style-name="ro1">
          <table:table-cell office:value-type="float" office:value="0.745388627052307" calcext:value-type="float">
            <text:p>0.745388627052307</text:p>
          </table:table-cell>
          <table:table-cell table:number-columns-repeated="2"/>
        </table:table-row>
        <table:table-row table:style-name="ro1">
          <table:table-cell office:value-type="float" office:value="0.748094022274017" calcext:value-type="float">
            <text:p>0.748094022274017</text:p>
          </table:table-cell>
          <table:table-cell table:number-columns-repeated="2"/>
        </table:table-row>
        <table:table-row table:style-name="ro1">
          <table:table-cell office:value-type="float" office:value="0.747098922729492" calcext:value-type="float">
            <text:p>0.747098922729492</text:p>
          </table:table-cell>
          <table:table-cell table:number-columns-repeated="2"/>
        </table:table-row>
        <table:table-row table:style-name="ro1">
          <table:table-cell office:value-type="float" office:value="0.746821820735931" calcext:value-type="float">
            <text:p>0.746821820735931</text:p>
          </table:table-cell>
          <table:table-cell table:number-columns-repeated="2"/>
        </table:table-row>
        <table:table-row table:style-name="ro1">
          <table:table-cell office:value-type="float" office:value="0.749115705490112" calcext:value-type="float">
            <text:p>0.749115705490112</text:p>
          </table:table-cell>
          <table:table-cell table:number-columns-repeated="2"/>
        </table:table-row>
        <table:table-row table:style-name="ro1">
          <table:table-cell office:value-type="float" office:value="0.738355696201324" calcext:value-type="float">
            <text:p>0.738355696201324</text:p>
          </table:table-cell>
          <table:table-cell table:number-columns-repeated="2"/>
        </table:table-row>
        <table:table-row table:style-name="ro1">
          <table:table-cell office:value-type="float" office:value="0.721228241920471" calcext:value-type="float">
            <text:p>0.721228241920471</text:p>
          </table:table-cell>
          <table:table-cell table:number-columns-repeated="2"/>
        </table:table-row>
        <table:table-row table:style-name="ro1">
          <table:table-cell office:value-type="float" office:value="0.83032488822937" calcext:value-type="float">
            <text:p>0.83032488822937</text:p>
          </table:table-cell>
          <table:table-cell table:number-columns-repeated="2"/>
        </table:table-row>
        <table:table-row table:style-name="ro1">
          <table:table-cell office:value-type="float" office:value="0.831247985363007" calcext:value-type="float">
            <text:p>0.831247985363007</text:p>
          </table:table-cell>
          <table:table-cell table:number-columns-repeated="2"/>
        </table:table-row>
        <table:table-row table:style-name="ro1">
          <table:table-cell office:value-type="float" office:value="0.654914438724518" calcext:value-type="float">
            <text:p>0.654914438724518</text:p>
          </table:table-cell>
          <table:table-cell table:number-columns-repeated="2"/>
        </table:table-row>
        <table:table-row table:style-name="ro1">
          <table:table-cell office:value-type="float" office:value="0.565493106842041" calcext:value-type="float">
            <text:p>0.565493106842041</text:p>
          </table:table-cell>
          <table:table-cell table:number-columns-repeated="2"/>
        </table:table-row>
        <table:table-row table:style-name="ro1">
          <table:table-cell office:value-type="float" office:value="0.387558937072754" calcext:value-type="float">
            <text:p>0.387558937072754</text:p>
          </table:table-cell>
          <table:table-cell table:number-columns-repeated="2"/>
        </table:table-row>
        <table:table-row table:style-name="ro1">
          <table:table-cell office:value-type="float" office:value="0.29548716545105" calcext:value-type="float">
            <text:p>0.29548716545105</text:p>
          </table:table-cell>
          <table:table-cell table:number-columns-repeated="2"/>
        </table:table-row>
        <table:table-row table:style-name="ro1">
          <table:table-cell office:value-type="float" office:value="0.856708228588104" calcext:value-type="float">
            <text:p>0.856708228588104</text:p>
          </table:table-cell>
          <table:table-cell table:number-columns-repeated="2"/>
        </table:table-row>
        <table:table-row table:style-name="ro1">
          <table:table-cell office:value-type="float" office:value="0.856849253177643" calcext:value-type="float">
            <text:p>0.856849253177643</text:p>
          </table:table-cell>
          <table:table-cell table:number-columns-repeated="2"/>
        </table:table-row>
        <table:table-row table:style-name="ro1">
          <table:table-cell office:value-type="float" office:value="0.857421398162842" calcext:value-type="float">
            <text:p>0.857421398162842</text:p>
          </table:table-cell>
          <table:table-cell table:number-columns-repeated="2"/>
        </table:table-row>
        <table:table-row table:style-name="ro1">
          <table:table-cell office:value-type="float" office:value="0.839820861816406" calcext:value-type="float">
            <text:p>0.839820861816406</text:p>
          </table:table-cell>
          <table:table-cell table:number-columns-repeated="2"/>
        </table:table-row>
        <table:table-row table:style-name="ro1">
          <table:table-cell office:value-type="float" office:value="0.89287257194519" calcext:value-type="float">
            <text:p>0.89287257194519</text:p>
          </table:table-cell>
          <table:table-cell table:number-columns-repeated="2"/>
        </table:table-row>
        <table:table-row table:style-name="ro1">
          <table:table-cell office:value-type="float" office:value="0.915841519832611" calcext:value-type="float">
            <text:p>0.915841519832611</text:p>
          </table:table-cell>
          <table:table-cell table:number-columns-repeated="2"/>
        </table:table-row>
        <table:table-row table:style-name="ro1">
          <table:table-cell office:value-type="float" office:value="0.890928626060486" calcext:value-type="float">
            <text:p>0.890928626060486</text:p>
          </table:table-cell>
          <table:table-cell table:number-columns-repeated="2"/>
        </table:table-row>
        <table:table-row table:style-name="ro1">
          <table:table-cell office:value-type="float" office:value="0.932142734527588" calcext:value-type="float">
            <text:p>0.932142734527588</text:p>
          </table:table-cell>
          <table:table-cell table:number-columns-repeated="2"/>
        </table:table-row>
        <table:table-row table:style-name="ro1">
          <table:table-cell office:value-type="float" office:value="0.90235424041748" calcext:value-type="float">
            <text:p>0.90235424041748</text:p>
          </table:table-cell>
          <table:table-cell table:number-columns-repeated="2"/>
        </table:table-row>
        <table:table-row table:style-name="ro1">
          <table:table-cell office:value-type="float" office:value="0.933501422405243" calcext:value-type="float">
            <text:p>0.933501422405243</text:p>
          </table:table-cell>
          <table:table-cell table:number-columns-repeated="2"/>
        </table:table-row>
        <table:table-row table:style-name="ro1">
          <table:table-cell office:value-type="float" office:value="0.938908219337463" calcext:value-type="float">
            <text:p>0.938908219337463</text:p>
          </table:table-cell>
          <table:table-cell table:number-columns-repeated="2"/>
        </table:table-row>
        <table:table-row table:style-name="ro1">
          <table:table-cell office:value-type="float" office:value="0.921358108520508" calcext:value-type="float">
            <text:p>0.921358108520508</text:p>
          </table:table-cell>
          <table:table-cell table:number-columns-repeated="2"/>
        </table:table-row>
        <table:table-row table:style-name="ro1">
          <table:table-cell office:value-type="float" office:value="0.943652808666229" calcext:value-type="float">
            <text:p>0.943652808666229</text:p>
          </table:table-cell>
          <table:table-cell table:number-columns-repeated="2"/>
        </table:table-row>
        <table:table-row table:style-name="ro1">
          <table:table-cell office:value-type="float" office:value="0.939496517181396" calcext:value-type="float">
            <text:p>0.939496517181396</text:p>
          </table:table-cell>
          <table:table-cell table:number-columns-repeated="2"/>
        </table:table-row>
        <table:table-row table:style-name="ro1">
          <table:table-cell office:value-type="float" office:value="0.944214701652527" calcext:value-type="float">
            <text:p>0.944214701652527</text:p>
          </table:table-cell>
          <table:table-cell table:number-columns-repeated="2"/>
        </table:table-row>
        <table:table-row table:style-name="ro1">
          <table:table-cell office:value-type="float" office:value="0.919862329959869" calcext:value-type="float">
            <text:p>0.919862329959869</text:p>
          </table:table-cell>
          <table:table-cell table:number-columns-repeated="2"/>
        </table:table-row>
        <table:table-row table:style-name="ro1">
          <table:table-cell office:value-type="float" office:value="0.949092745780945" calcext:value-type="float">
            <text:p>0.949092745780945</text:p>
          </table:table-cell>
          <table:table-cell table:number-columns-repeated="2"/>
        </table:table-row>
        <table:table-row table:style-name="ro1">
          <table:table-cell office:value-type="float" office:value="0.918164432048798" calcext:value-type="float">
            <text:p>0.918164432048798</text:p>
          </table:table-cell>
          <table:table-cell table:number-columns-repeated="2"/>
        </table:table-row>
        <table:table-row table:style-name="ro1">
          <table:table-cell office:value-type="float" office:value="0.949426352977753" calcext:value-type="float">
            <text:p>0.949426352977753</text:p>
          </table:table-cell>
          <table:table-cell table:number-columns-repeated="2"/>
        </table:table-row>
        <table:table-row table:style-name="ro1">
          <table:table-cell office:value-type="float" office:value="0.931976318359375" calcext:value-type="float">
            <text:p>0.931976318359375</text:p>
          </table:table-cell>
          <table:table-cell table:number-columns-repeated="2"/>
        </table:table-row>
        <table:table-row table:style-name="ro1">
          <table:table-cell office:value-type="float" office:value="0.931601643562317" calcext:value-type="float">
            <text:p>0.931601643562317</text:p>
          </table:table-cell>
          <table:table-cell table:number-columns-repeated="2"/>
        </table:table-row>
        <table:table-row table:style-name="ro1">
          <table:table-cell office:value-type="float" office:value="0.933349609375" calcext:value-type="float">
            <text:p>0.933349609375</text:p>
          </table:table-cell>
          <table:table-cell table:number-columns-repeated="2"/>
        </table:table-row>
        <table:table-row table:style-name="ro1">
          <table:table-cell office:value-type="float" office:value="0.937425076961517" calcext:value-type="float">
            <text:p>0.937425076961517</text:p>
          </table:table-cell>
          <table:table-cell table:number-columns-repeated="2"/>
        </table:table-row>
        <table:table-row table:style-name="ro1">
          <table:table-cell office:value-type="float" office:value="0.928442597389221" calcext:value-type="float">
            <text:p>0.928442597389221</text:p>
          </table:table-cell>
          <table:table-cell table:number-columns-repeated="2"/>
        </table:table-row>
        <table:table-row table:style-name="ro1">
          <table:table-cell office:value-type="float" office:value="0.896560728549957" calcext:value-type="float">
            <text:p>0.896560728549957</text:p>
          </table:table-cell>
          <table:table-cell table:number-columns-repeated="2"/>
        </table:table-row>
        <table:table-row table:style-name="ro1">
          <table:table-cell office:value-type="float" office:value="0.93922770023346" calcext:value-type="float">
            <text:p>0.93922770023346</text:p>
          </table:table-cell>
          <table:table-cell table:number-columns-repeated="2"/>
        </table:table-row>
        <table:table-row table:style-name="ro1">
          <table:table-cell office:value-type="float" office:value="0.90253084897995" calcext:value-type="float">
            <text:p>0.90253084897995</text:p>
          </table:table-cell>
          <table:table-cell table:number-columns-repeated="2"/>
        </table:table-row>
        <table:table-row table:style-name="ro1">
          <table:table-cell office:value-type="float" office:value="0.926835000514984" calcext:value-type="float">
            <text:p>0.926835000514984</text:p>
          </table:table-cell>
          <table:table-cell table:number-columns-repeated="2"/>
        </table:table-row>
        <table:table-row table:style-name="ro1">
          <table:table-cell office:value-type="float" office:value="0.901823580265045" calcext:value-type="float">
            <text:p>0.901823580265045</text:p>
          </table:table-cell>
          <table:table-cell table:number-columns-repeated="2"/>
        </table:table-row>
        <table:table-row table:style-name="ro1">
          <table:table-cell office:value-type="float" office:value="0.926814377307892" calcext:value-type="float">
            <text:p>0.926814377307892</text:p>
          </table:table-cell>
          <table:table-cell table:number-columns-repeated="2"/>
        </table:table-row>
        <table:table-row table:style-name="ro1">
          <table:table-cell office:value-type="float" office:value="0.931771039962769" calcext:value-type="float">
            <text:p>0.931771039962769</text:p>
          </table:table-cell>
          <table:table-cell table:number-columns-repeated="2"/>
        </table:table-row>
        <table:table-row table:style-name="ro1">
          <table:table-cell office:value-type="float" office:value="0.90245109796524" calcext:value-type="float">
            <text:p>0.90245109796524</text:p>
          </table:table-cell>
          <table:table-cell table:number-columns-repeated="2"/>
        </table:table-row>
        <table:table-row table:style-name="ro1">
          <table:table-cell office:value-type="float" office:value="0.903900802135468" calcext:value-type="float">
            <text:p>0.903900802135468</text:p>
          </table:table-cell>
          <table:table-cell table:number-columns-repeated="2"/>
        </table:table-row>
        <table:table-row table:style-name="ro1">
          <table:table-cell office:value-type="float" office:value="0.928599715232849" calcext:value-type="float">
            <text:p>0.928599715232849</text:p>
          </table:table-cell>
          <table:table-cell table:number-columns-repeated="2"/>
        </table:table-row>
        <table:table-row table:style-name="ro1">
          <table:table-cell office:value-type="float" office:value="0.909118413925171" calcext:value-type="float">
            <text:p>0.909118413925171</text:p>
          </table:table-cell>
          <table:table-cell table:number-columns-repeated="2"/>
        </table:table-row>
        <table:table-row table:style-name="ro1">
          <table:table-cell office:value-type="float" office:value="0.930848240852356" calcext:value-type="float">
            <text:p>0.930848240852356</text:p>
          </table:table-cell>
          <table:table-cell table:number-columns-repeated="2"/>
        </table:table-row>
        <table:table-row table:style-name="ro1">
          <table:table-cell office:value-type="float" office:value="0.908449947834015" calcext:value-type="float">
            <text:p>0.908449947834015</text:p>
          </table:table-cell>
          <table:table-cell table:number-columns-repeated="2"/>
        </table:table-row>
        <table:table-row table:style-name="ro1">
          <table:table-cell office:value-type="float" office:value="0.935198962688446" calcext:value-type="float">
            <text:p>0.935198962688446</text:p>
          </table:table-cell>
          <table:table-cell table:number-columns-repeated="2"/>
        </table:table-row>
        <table:table-row table:style-name="ro1">
          <table:table-cell office:value-type="float" office:value="0.938669145107269" calcext:value-type="float">
            <text:p>0.938669145107269</text:p>
          </table:table-cell>
          <table:table-cell table:number-columns-repeated="2"/>
        </table:table-row>
        <table:table-row table:style-name="ro1">
          <table:table-cell office:value-type="float" office:value="0.925437688827515" calcext:value-type="float">
            <text:p>0.925437688827515</text:p>
          </table:table-cell>
          <table:table-cell table:number-columns-repeated="2"/>
        </table:table-row>
        <table:table-row table:style-name="ro1">
          <table:table-cell office:value-type="float" office:value="0.914660811424255" calcext:value-type="float">
            <text:p>0.914660811424255</text:p>
          </table:table-cell>
          <table:table-cell table:number-columns-repeated="2"/>
        </table:table-row>
        <table:table-row table:style-name="ro1">
          <table:table-cell office:value-type="float" office:value="0.884913504123688" calcext:value-type="float">
            <text:p>0.884913504123688</text:p>
          </table:table-cell>
          <table:table-cell table:number-columns-repeated="2"/>
        </table:table-row>
        <table:table-row table:style-name="ro1">
          <table:table-cell office:value-type="float" office:value="0.889015555381775" calcext:value-type="float">
            <text:p>0.889015555381775</text:p>
          </table:table-cell>
          <table:table-cell table:number-columns-repeated="2"/>
        </table:table-row>
        <table:table-row table:style-name="ro1">
          <table:table-cell office:value-type="float" office:value="0.930814921855926" calcext:value-type="float">
            <text:p>0.930814921855926</text:p>
          </table:table-cell>
          <table:table-cell table:number-columns-repeated="2"/>
        </table:table-row>
        <table:table-row table:style-name="ro1">
          <table:table-cell office:value-type="float" office:value="0.905382454395294" calcext:value-type="float">
            <text:p>0.905382454395294</text:p>
          </table:table-cell>
          <table:table-cell table:number-columns-repeated="2"/>
        </table:table-row>
        <table:table-row table:style-name="ro1">
          <table:table-cell office:value-type="float" office:value="0.887861013412476" calcext:value-type="float">
            <text:p>0.887861013412476</text:p>
          </table:table-cell>
          <table:table-cell table:number-columns-repeated="2"/>
        </table:table-row>
        <table:table-row table:style-name="ro1">
          <table:table-cell office:value-type="float" office:value="0.900164484977722" calcext:value-type="float">
            <text:p>0.900164484977722</text:p>
          </table:table-cell>
          <table:table-cell table:number-columns-repeated="2"/>
        </table:table-row>
        <table:table-row table:style-name="ro1">
          <table:table-cell office:value-type="float" office:value="0.922477960586548" calcext:value-type="float">
            <text:p>0.922477960586548</text:p>
          </table:table-cell>
          <table:table-cell table:number-columns-repeated="2"/>
        </table:table-row>
        <table:table-row table:style-name="ro1">
          <table:table-cell office:value-type="float" office:value="0.905939221382141" calcext:value-type="float">
            <text:p>0.905939221382141</text:p>
          </table:table-cell>
          <table:table-cell table:number-columns-repeated="2"/>
        </table:table-row>
        <table:table-row table:style-name="ro1">
          <table:table-cell office:value-type="float" office:value="0.944089293479919" calcext:value-type="float">
            <text:p>0.944089293479919</text:p>
          </table:table-cell>
          <table:table-cell table:number-columns-repeated="2"/>
        </table:table-row>
        <table:table-row table:style-name="ro1">
          <table:table-cell office:value-type="float" office:value="0.916048943996429" calcext:value-type="float">
            <text:p>0.916048943996429</text:p>
          </table:table-cell>
          <table:table-cell table:number-columns-repeated="2"/>
        </table:table-row>
        <table:table-row table:style-name="ro1">
          <table:table-cell office:value-type="float" office:value="0.92992490530014" calcext:value-type="float">
            <text:p>0.92992490530014</text:p>
          </table:table-cell>
          <table:table-cell table:number-columns-repeated="2"/>
        </table:table-row>
        <table:table-row table:style-name="ro1">
          <table:table-cell office:value-type="float" office:value="0.880323052406311" calcext:value-type="float">
            <text:p>0.880323052406311</text:p>
          </table:table-cell>
          <table:table-cell table:number-columns-repeated="2"/>
        </table:table-row>
        <table:table-row table:style-name="ro1">
          <table:table-cell office:value-type="float" office:value="0.926414430141449" calcext:value-type="float">
            <text:p>0.926414430141449</text:p>
          </table:table-cell>
          <table:table-cell table:number-columns-repeated="2"/>
        </table:table-row>
        <table:table-row table:style-name="ro1">
          <table:table-cell office:value-type="float" office:value="0.892119288444519" calcext:value-type="float">
            <text:p>0.892119288444519</text:p>
          </table:table-cell>
          <table:table-cell table:number-columns-repeated="2"/>
        </table:table-row>
        <table:table-row table:style-name="ro1">
          <table:table-cell office:value-type="float" office:value="0.901146650314331" calcext:value-type="float">
            <text:p>0.901146650314331</text:p>
          </table:table-cell>
          <table:table-cell table:number-columns-repeated="2"/>
        </table:table-row>
        <table:table-row table:style-name="ro1">
          <table:table-cell office:value-type="float" office:value="0.920865952968597" calcext:value-type="float">
            <text:p>0.920865952968597</text:p>
          </table:table-cell>
          <table:table-cell table:number-columns-repeated="2"/>
        </table:table-row>
        <table:table-row table:style-name="ro1">
          <table:table-cell office:value-type="float" office:value="0.869151830673218" calcext:value-type="float">
            <text:p>0.869151830673218</text:p>
          </table:table-cell>
          <table:table-cell table:number-columns-repeated="2"/>
        </table:table-row>
        <table:table-row table:style-name="ro1">
          <table:table-cell office:value-type="float" office:value="0.697021305561066" calcext:value-type="float">
            <text:p>0.697021305561066</text:p>
          </table:table-cell>
          <table:table-cell table:number-columns-repeated="2"/>
        </table:table-row>
        <table:table-row table:style-name="ro1">
          <table:table-cell office:value-type="float" office:value="0.636336922645569" calcext:value-type="float">
            <text:p>0.636336922645569</text:p>
          </table:table-cell>
          <table:table-cell table:number-columns-repeated="2"/>
        </table:table-row>
        <table:table-row table:style-name="ro1">
          <table:table-cell office:value-type="float" office:value="0.882264375686646" calcext:value-type="float">
            <text:p>0.882264375686646</text:p>
          </table:table-cell>
          <table:table-cell table:number-columns-repeated="2"/>
        </table:table-row>
        <table:table-row table:style-name="ro1">
          <table:table-cell office:value-type="float" office:value="0.896693885326386" calcext:value-type="float">
            <text:p>0.896693885326386</text:p>
          </table:table-cell>
          <table:table-cell table:number-columns-repeated="2"/>
        </table:table-row>
        <table:table-row table:style-name="ro1">
          <table:table-cell office:value-type="float" office:value="0.909570693969727" calcext:value-type="float">
            <text:p>0.909570693969727</text:p>
          </table:table-cell>
          <table:table-cell table:number-columns-repeated="2"/>
        </table:table-row>
        <table:table-row table:style-name="ro1">
          <table:table-cell office:value-type="float" office:value="0.898176491260529" calcext:value-type="float">
            <text:p>0.898176491260529</text:p>
          </table:table-cell>
          <table:table-cell table:number-columns-repeated="2"/>
        </table:table-row>
        <table:table-row table:style-name="ro1">
          <table:table-cell office:value-type="float" office:value="0.907971620559692" calcext:value-type="float">
            <text:p>0.907971620559692</text:p>
          </table:table-cell>
          <table:table-cell table:number-columns-repeated="2"/>
        </table:table-row>
        <table:table-row table:style-name="ro1">
          <table:table-cell office:value-type="float" office:value="0.862771511077881" calcext:value-type="float">
            <text:p>0.862771511077881</text:p>
          </table:table-cell>
          <table:table-cell table:number-columns-repeated="2"/>
        </table:table-row>
        <table:table-row table:style-name="ro1">
          <table:table-cell office:value-type="float" office:value="0.8937548995018" calcext:value-type="float">
            <text:p>0.8937548995018</text:p>
          </table:table-cell>
          <table:table-cell table:number-columns-repeated="2"/>
        </table:table-row>
        <table:table-row table:style-name="ro1">
          <table:table-cell office:value-type="float" office:value="0.902789115905762" calcext:value-type="float">
            <text:p>0.902789115905762</text:p>
          </table:table-cell>
          <table:table-cell table:number-columns-repeated="2"/>
        </table:table-row>
        <table:table-row table:style-name="ro1">
          <table:table-cell office:value-type="float" office:value="0.895900785923004" calcext:value-type="float">
            <text:p>0.895900785923004</text:p>
          </table:table-cell>
          <table:table-cell table:number-columns-repeated="2"/>
        </table:table-row>
        <table:table-row table:style-name="ro1">
          <table:table-cell office:value-type="float" office:value="0.912733614444733" calcext:value-type="float">
            <text:p>0.912733614444733</text:p>
          </table:table-cell>
          <table:table-cell table:number-columns-repeated="2"/>
        </table:table-row>
        <table:table-row table:style-name="ro1">
          <table:table-cell office:value-type="float" office:value="0.949190497398376" calcext:value-type="float">
            <text:p>0.949190497398376</text:p>
          </table:table-cell>
          <table:table-cell table:number-columns-repeated="2"/>
        </table:table-row>
        <table:table-row table:style-name="ro1">
          <table:table-cell office:value-type="float" office:value="0.908338308334351" calcext:value-type="float">
            <text:p>0.908338308334351</text:p>
          </table:table-cell>
          <table:table-cell table:number-columns-repeated="2"/>
        </table:table-row>
        <table:table-row table:style-name="ro1">
          <table:table-cell office:value-type="float" office:value="0.919920086860657" calcext:value-type="float">
            <text:p>0.919920086860657</text:p>
          </table:table-cell>
          <table:table-cell table:number-columns-repeated="2"/>
        </table:table-row>
        <table:table-row table:style-name="ro1">
          <table:table-cell office:value-type="float" office:value="0.927769005298614" calcext:value-type="float">
            <text:p>0.927769005298614</text:p>
          </table:table-cell>
          <table:table-cell table:number-columns-repeated="2"/>
        </table:table-row>
        <table:table-row table:style-name="ro1">
          <table:table-cell office:value-type="float" office:value="0.945341289043426" calcext:value-type="float">
            <text:p>0.945341289043426</text:p>
          </table:table-cell>
          <table:table-cell table:number-columns-repeated="2"/>
        </table:table-row>
        <table:table-row table:style-name="ro1">
          <table:table-cell office:value-type="float" office:value="0.934346735477448" calcext:value-type="float">
            <text:p>0.934346735477448</text:p>
          </table:table-cell>
          <table:table-cell table:number-columns-repeated="2"/>
        </table:table-row>
        <table:table-row table:style-name="ro1">
          <table:table-cell office:value-type="float" office:value="0.96507740020752" calcext:value-type="float">
            <text:p>0.96507740020752</text:p>
          </table:table-cell>
          <table:table-cell table:number-columns-repeated="2"/>
        </table:table-row>
        <table:table-row table:style-name="ro1">
          <table:table-cell office:value-type="float" office:value="0.924490332603455" calcext:value-type="float">
            <text:p>0.924490332603455</text:p>
          </table:table-cell>
          <table:table-cell table:number-columns-repeated="2"/>
        </table:table-row>
        <table:table-row table:style-name="ro1">
          <table:table-cell office:value-type="float" office:value="0.916892826557159" calcext:value-type="float">
            <text:p>0.916892826557159</text:p>
          </table:table-cell>
          <table:table-cell table:number-columns-repeated="2"/>
        </table:table-row>
        <table:table-row table:style-name="ro1">
          <table:table-cell office:value-type="float" office:value="0.954594850540161" calcext:value-type="float">
            <text:p>0.954594850540161</text:p>
          </table:table-cell>
          <table:table-cell table:number-columns-repeated="2"/>
        </table:table-row>
        <table:table-row table:style-name="ro1">
          <table:table-cell office:value-type="float" office:value="0.962407469749451" calcext:value-type="float">
            <text:p>0.962407469749451</text:p>
          </table:table-cell>
          <table:table-cell table:number-columns-repeated="2"/>
        </table:table-row>
        <table:table-row table:style-name="ro1">
          <table:table-cell office:value-type="float" office:value="0.949904561042785" calcext:value-type="float">
            <text:p>0.949904561042785</text:p>
          </table:table-cell>
          <table:table-cell table:number-columns-repeated="2"/>
        </table:table-row>
        <table:table-row table:style-name="ro1">
          <table:table-cell office:value-type="float" office:value="0.952718377113342" calcext:value-type="float">
            <text:p>0.952718377113342</text:p>
          </table:table-cell>
          <table:table-cell table:number-columns-repeated="2"/>
        </table:table-row>
        <table:table-row table:style-name="ro1">
          <table:table-cell office:value-type="float" office:value="0.935312211513519" calcext:value-type="float">
            <text:p>0.935312211513519</text:p>
          </table:table-cell>
          <table:table-cell table:number-columns-repeated="2"/>
        </table:table-row>
        <table:table-row table:style-name="ro1">
          <table:table-cell office:value-type="float" office:value="0.940188944339752" calcext:value-type="float">
            <text:p>0.940188944339752</text:p>
          </table:table-cell>
          <table:table-cell table:number-columns-repeated="2"/>
        </table:table-row>
        <table:table-row table:style-name="ro1">
          <table:table-cell office:value-type="float" office:value="0.952114701271057" calcext:value-type="float">
            <text:p>0.952114701271057</text:p>
          </table:table-cell>
          <table:table-cell table:number-columns-repeated="2"/>
        </table:table-row>
        <table:table-row table:style-name="ro1">
          <table:table-cell office:value-type="float" office:value="0.9225133061409" calcext:value-type="float">
            <text:p>0.9225133061409</text:p>
          </table:table-cell>
          <table:table-cell table:number-columns-repeated="2"/>
        </table:table-row>
        <table:table-row table:style-name="ro1">
          <table:table-cell office:value-type="float" office:value="0.918207764625549" calcext:value-type="float">
            <text:p>0.918207764625549</text:p>
          </table:table-cell>
          <table:table-cell table:number-columns-repeated="2"/>
        </table:table-row>
        <table:table-row table:style-name="ro1">
          <table:table-cell office:value-type="float" office:value="0.901831150054931" calcext:value-type="float">
            <text:p>0.901831150054931</text:p>
          </table:table-cell>
          <table:table-cell table:number-columns-repeated="2"/>
        </table:table-row>
        <table:table-row table:style-name="ro1">
          <table:table-cell office:value-type="float" office:value="0.898919641971588" calcext:value-type="float">
            <text:p>0.898919641971588</text:p>
          </table:table-cell>
          <table:table-cell table:number-columns-repeated="2"/>
        </table:table-row>
        <table:table-row table:style-name="ro1">
          <table:table-cell office:value-type="float" office:value="0.918089926242828" calcext:value-type="float">
            <text:p>0.918089926242828</text:p>
          </table:table-cell>
          <table:table-cell table:number-columns-repeated="2"/>
        </table:table-row>
        <table:table-row table:style-name="ro1">
          <table:table-cell office:value-type="float" office:value="0.922890663146973" calcext:value-type="float">
            <text:p>0.922890663146973</text:p>
          </table:table-cell>
          <table:table-cell table:number-columns-repeated="2"/>
        </table:table-row>
        <table:table-row table:style-name="ro1">
          <table:table-cell office:value-type="float" office:value="0.917611598968506" calcext:value-type="float">
            <text:p>0.917611598968506</text:p>
          </table:table-cell>
          <table:table-cell table:number-columns-repeated="2"/>
        </table:table-row>
        <table:table-row table:style-name="ro1">
          <table:table-cell office:value-type="float" office:value="0.914781451225281" calcext:value-type="float">
            <text:p>0.914781451225281</text:p>
          </table:table-cell>
          <table:table-cell table:number-columns-repeated="2"/>
        </table:table-row>
        <table:table-row table:style-name="ro1">
          <table:table-cell office:value-type="float" office:value="0.918574929237366" calcext:value-type="float">
            <text:p>0.918574929237366</text:p>
          </table:table-cell>
          <table:table-cell table:number-columns-repeated="2"/>
        </table:table-row>
        <table:table-row table:style-name="ro1">
          <table:table-cell office:value-type="float" office:value="0.920646965503693" calcext:value-type="float">
            <text:p>0.920646965503693</text:p>
          </table:table-cell>
          <table:table-cell table:number-columns-repeated="2"/>
        </table:table-row>
        <table:table-row table:style-name="ro1">
          <table:table-cell office:value-type="float" office:value="0.921948671340942" calcext:value-type="float">
            <text:p>0.921948671340942</text:p>
          </table:table-cell>
          <table:table-cell table:number-columns-repeated="2"/>
        </table:table-row>
        <table:table-row table:style-name="ro1">
          <table:table-cell office:value-type="float" office:value="0.922542631626129" calcext:value-type="float">
            <text:p>0.922542631626129</text:p>
          </table:table-cell>
          <table:table-cell table:number-columns-repeated="2"/>
        </table:table-row>
        <table:table-row table:style-name="ro1">
          <table:table-cell office:value-type="float" office:value="0.922477066516876" calcext:value-type="float">
            <text:p>0.922477066516876</text:p>
          </table:table-cell>
          <table:table-cell table:number-columns-repeated="2"/>
        </table:table-row>
        <table:table-row table:style-name="ro1">
          <table:table-cell office:value-type="float" office:value="0.921756446361541" calcext:value-type="float">
            <text:p>0.921756446361541</text:p>
          </table:table-cell>
          <table:table-cell table:number-columns-repeated="2"/>
        </table:table-row>
        <table:table-row table:style-name="ro1">
          <table:table-cell office:value-type="float" office:value="0.923517048358917" calcext:value-type="float">
            <text:p>0.923517048358917</text:p>
          </table:table-cell>
          <table:table-cell table:number-columns-repeated="2"/>
        </table:table-row>
        <table:table-row table:style-name="ro1">
          <table:table-cell office:value-type="float" office:value="0.923656582832336" calcext:value-type="float">
            <text:p>0.923656582832336</text:p>
          </table:table-cell>
          <table:table-cell table:number-columns-repeated="2"/>
        </table:table-row>
        <table:table-row table:style-name="ro1">
          <table:table-cell office:value-type="float" office:value="0.921946585178375" calcext:value-type="float">
            <text:p>0.921946585178375</text:p>
          </table:table-cell>
          <table:table-cell table:number-columns-repeated="2"/>
        </table:table-row>
        <table:table-row table:style-name="ro1">
          <table:table-cell office:value-type="float" office:value="0.923713982105255" calcext:value-type="float">
            <text:p>0.923713982105255</text:p>
          </table:table-cell>
          <table:table-cell table:number-columns-repeated="2"/>
        </table:table-row>
        <table:table-row table:style-name="ro1">
          <table:table-cell office:value-type="float" office:value="0.924776256084442" calcext:value-type="float">
            <text:p>0.924776256084442</text:p>
          </table:table-cell>
          <table:table-cell table:number-columns-repeated="2"/>
        </table:table-row>
        <table:table-row table:style-name="ro1">
          <table:table-cell office:value-type="float" office:value="0.924448907375336" calcext:value-type="float">
            <text:p>0.924448907375336</text:p>
          </table:table-cell>
          <table:table-cell table:number-columns-repeated="2"/>
        </table:table-row>
        <table:table-row table:style-name="ro1">
          <table:table-cell office:value-type="float" office:value="0.923318982124329" calcext:value-type="float">
            <text:p>0.923318982124329</text:p>
          </table:table-cell>
          <table:table-cell table:number-columns-repeated="2"/>
        </table:table-row>
        <table:table-row table:style-name="ro1">
          <table:table-cell office:value-type="float" office:value="0.9224653840065" calcext:value-type="float">
            <text:p>0.9224653840065</text:p>
          </table:table-cell>
          <table:table-cell table:number-columns-repeated="2"/>
        </table:table-row>
        <table:table-row table:style-name="ro1">
          <table:table-cell office:value-type="float" office:value="0.923038065433502" calcext:value-type="float">
            <text:p>0.923038065433502</text:p>
          </table:table-cell>
          <table:table-cell table:number-columns-repeated="2"/>
        </table:table-row>
        <table:table-row table:style-name="ro1">
          <table:table-cell office:value-type="float" office:value="0.923036336898804" calcext:value-type="float">
            <text:p>0.923036336898804</text:p>
          </table:table-cell>
          <table:table-cell table:number-columns-repeated="2"/>
        </table:table-row>
        <table:table-row table:style-name="ro1">
          <table:table-cell office:value-type="float" office:value="0.924488246440887" calcext:value-type="float">
            <text:p>0.924488246440887</text:p>
          </table:table-cell>
          <table:table-cell table:number-columns-repeated="2"/>
        </table:table-row>
        <table:table-row table:style-name="ro1">
          <table:table-cell office:value-type="float" office:value="0.925429105758667" calcext:value-type="float">
            <text:p>0.925429105758667</text:p>
          </table:table-cell>
          <table:table-cell table:number-columns-repeated="2"/>
        </table:table-row>
        <table:table-row table:style-name="ro1">
          <table:table-cell office:value-type="float" office:value="0.924556732177734" calcext:value-type="float">
            <text:p>0.924556732177734</text:p>
          </table:table-cell>
          <table:table-cell table:number-columns-repeated="2"/>
        </table:table-row>
        <table:table-row table:style-name="ro1">
          <table:table-cell office:value-type="float" office:value="0.923652589321136" calcext:value-type="float">
            <text:p>0.923652589321136</text:p>
          </table:table-cell>
          <table:table-cell table:number-columns-repeated="2"/>
        </table:table-row>
        <table:table-row table:style-name="ro1">
          <table:table-cell office:value-type="float" office:value="0.923479855060577" calcext:value-type="float">
            <text:p>0.923479855060577</text:p>
          </table:table-cell>
          <table:table-cell table:number-columns-repeated="2"/>
        </table:table-row>
        <table:table-row table:style-name="ro1">
          <table:table-cell office:value-type="float" office:value="0.924708425998688" calcext:value-type="float">
            <text:p>0.924708425998688</text:p>
          </table:table-cell>
          <table:table-cell table:number-columns-repeated="2"/>
        </table:table-row>
        <table:table-row table:style-name="ro1">
          <table:table-cell office:value-type="float" office:value="0.921810150146484" calcext:value-type="float">
            <text:p>0.921810150146484</text:p>
          </table:table-cell>
          <table:table-cell table:number-columns-repeated="2"/>
        </table:table-row>
        <table:table-row table:style-name="ro1">
          <table:table-cell office:value-type="float" office:value="0.927653193473816" calcext:value-type="float">
            <text:p>0.927653193473816</text:p>
          </table:table-cell>
          <table:table-cell table:number-columns-repeated="2"/>
        </table:table-row>
        <table:table-row table:style-name="ro1">
          <table:table-cell office:value-type="float" office:value="0.930764019489288" calcext:value-type="float">
            <text:p>0.930764019489288</text:p>
          </table:table-cell>
          <table:table-cell table:number-columns-repeated="2"/>
        </table:table-row>
        <table:table-row table:style-name="ro1">
          <table:table-cell office:value-type="float" office:value="0.929404258728027" calcext:value-type="float">
            <text:p>0.929404258728027</text:p>
          </table:table-cell>
          <table:table-cell table:number-columns-repeated="2"/>
        </table:table-row>
        <table:table-row table:style-name="ro1">
          <table:table-cell office:value-type="float" office:value="0.915065228939056" calcext:value-type="float">
            <text:p>0.915065228939056</text:p>
          </table:table-cell>
          <table:table-cell table:number-columns-repeated="2"/>
        </table:table-row>
        <table:table-row table:style-name="ro1">
          <table:table-cell office:value-type="float" office:value="0.934067070484161" calcext:value-type="float">
            <text:p>0.934067070484161</text:p>
          </table:table-cell>
          <table:table-cell table:number-columns-repeated="2"/>
        </table:table-row>
        <table:table-row table:style-name="ro1">
          <table:table-cell office:value-type="float" office:value="0.930201232433319" calcext:value-type="float">
            <text:p>0.930201232433319</text:p>
          </table:table-cell>
          <table:table-cell table:number-columns-repeated="2"/>
        </table:table-row>
        <table:table-row table:style-name="ro1">
          <table:table-cell office:value-type="float" office:value="0.927267372608185" calcext:value-type="float">
            <text:p>0.927267372608185</text:p>
          </table:table-cell>
          <table:table-cell table:number-columns-repeated="2"/>
        </table:table-row>
        <table:table-row table:style-name="ro1">
          <table:table-cell office:value-type="float" office:value="0.922065615653992" calcext:value-type="float">
            <text:p>0.922065615653992</text:p>
          </table:table-cell>
          <table:table-cell table:number-columns-repeated="2"/>
        </table:table-row>
        <table:table-row table:style-name="ro1">
          <table:table-cell office:value-type="float" office:value="0.927015841007233" calcext:value-type="float">
            <text:p>0.927015841007233</text:p>
          </table:table-cell>
          <table:table-cell table:number-columns-repeated="2"/>
        </table:table-row>
        <table:table-row table:style-name="ro1">
          <table:table-cell office:value-type="float" office:value="0.92448216676712" calcext:value-type="float">
            <text:p>0.92448216676712</text:p>
          </table:table-cell>
          <table:table-cell table:number-columns-repeated="2"/>
        </table:table-row>
        <table:table-row table:style-name="ro1">
          <table:table-cell office:value-type="float" office:value="0.927844643592834" calcext:value-type="float">
            <text:p>0.927844643592834</text:p>
          </table:table-cell>
          <table:table-cell table:number-columns-repeated="2"/>
        </table:table-row>
        <table:table-row table:style-name="ro1">
          <table:table-cell office:value-type="float" office:value="0.927993535995483" calcext:value-type="float">
            <text:p>0.927993535995483</text:p>
          </table:table-cell>
          <table:table-cell table:number-columns-repeated="2"/>
        </table:table-row>
        <table:table-row table:style-name="ro1">
          <table:table-cell office:value-type="float" office:value="0.923560082912445" calcext:value-type="float">
            <text:p>0.923560082912445</text:p>
          </table:table-cell>
          <table:table-cell table:number-columns-repeated="2"/>
        </table:table-row>
        <table:table-row table:style-name="ro1">
          <table:table-cell office:value-type="float" office:value="0.922165393829346" calcext:value-type="float">
            <text:p>0.922165393829346</text:p>
          </table:table-cell>
          <table:table-cell table:number-columns-repeated="2"/>
        </table:table-row>
        <table:table-row table:style-name="ro1">
          <table:table-cell office:value-type="float" office:value="0.933750569820404" calcext:value-type="float">
            <text:p>0.933750569820404</text:p>
          </table:table-cell>
          <table:table-cell table:number-columns-repeated="2"/>
        </table:table-row>
        <table:table-row table:style-name="ro1">
          <table:table-cell office:value-type="float" office:value="0.937185287475586" calcext:value-type="float">
            <text:p>0.937185287475586</text:p>
          </table:table-cell>
          <table:table-cell table:number-columns-repeated="2"/>
        </table:table-row>
        <table:table-row table:style-name="ro1">
          <table:table-cell office:value-type="float" office:value="0.939809262752533" calcext:value-type="float">
            <text:p>0.939809262752533</text:p>
          </table:table-cell>
          <table:table-cell table:number-columns-repeated="2"/>
        </table:table-row>
        <table:table-row table:style-name="ro1">
          <table:table-cell office:value-type="float" office:value="0.944215714931488" calcext:value-type="float">
            <text:p>0.944215714931488</text:p>
          </table:table-cell>
          <table:table-cell table:number-columns-repeated="2"/>
        </table:table-row>
        <table:table-row table:style-name="ro1">
          <table:table-cell office:value-type="float" office:value="0.937290012836456" calcext:value-type="float">
            <text:p>0.937290012836456</text:p>
          </table:table-cell>
          <table:table-cell table:number-columns-repeated="2"/>
        </table:table-row>
        <table:table-row table:style-name="ro1">
          <table:table-cell office:value-type="float" office:value="0.925355136394501" calcext:value-type="float">
            <text:p>0.925355136394501</text:p>
          </table:table-cell>
          <table:table-cell table:number-columns-repeated="2"/>
        </table:table-row>
        <table:table-row table:style-name="ro1">
          <table:table-cell office:value-type="float" office:value="0.919792950153351" calcext:value-type="float">
            <text:p>0.919792950153351</text:p>
          </table:table-cell>
          <table:table-cell table:number-columns-repeated="2"/>
        </table:table-row>
        <table:table-row table:style-name="ro1">
          <table:table-cell office:value-type="float" office:value="0.937110126018524" calcext:value-type="float">
            <text:p>0.937110126018524</text:p>
          </table:table-cell>
          <table:table-cell table:number-columns-repeated="2"/>
        </table:table-row>
        <table:table-row table:style-name="ro1">
          <table:table-cell office:value-type="float" office:value="0.938717782497406" calcext:value-type="float">
            <text:p>0.938717782497406</text:p>
          </table:table-cell>
          <table:table-cell table:number-columns-repeated="2"/>
        </table:table-row>
        <table:table-row table:style-name="ro1">
          <table:table-cell office:value-type="float" office:value="0.922416090965271" calcext:value-type="float">
            <text:p>0.922416090965271</text:p>
          </table:table-cell>
          <table:table-cell table:number-columns-repeated="2"/>
        </table:table-row>
        <table:table-row table:style-name="ro1">
          <table:table-cell office:value-type="float" office:value="0.921438694000244" calcext:value-type="float">
            <text:p>0.921438694000244</text:p>
          </table:table-cell>
          <table:table-cell table:number-columns-repeated="2"/>
        </table:table-row>
        <table:table-row table:style-name="ro1">
          <table:table-cell office:value-type="float" office:value="0.915206730365753" calcext:value-type="float">
            <text:p>0.915206730365753</text:p>
          </table:table-cell>
          <table:table-cell table:number-columns-repeated="2"/>
        </table:table-row>
        <table:table-row table:style-name="ro1">
          <table:table-cell office:value-type="float" office:value="0.915816307067871" calcext:value-type="float">
            <text:p>0.915816307067871</text:p>
          </table:table-cell>
          <table:table-cell table:number-columns-repeated="2"/>
        </table:table-row>
        <table:table-row table:style-name="ro1">
          <table:table-cell office:value-type="float" office:value="0.895731270313263" calcext:value-type="float">
            <text:p>0.895731270313263</text:p>
          </table:table-cell>
          <table:table-cell table:number-columns-repeated="2"/>
        </table:table-row>
        <table:table-row table:style-name="ro1">
          <table:table-cell office:value-type="float" office:value="0.891635000705719" calcext:value-type="float">
            <text:p>0.891635000705719</text:p>
          </table:table-cell>
          <table:table-cell table:number-columns-repeated="2"/>
        </table:table-row>
        <table:table-row table:style-name="ro1">
          <table:table-cell office:value-type="float" office:value="0.890739321708679" calcext:value-type="float">
            <text:p>0.890739321708679</text:p>
          </table:table-cell>
          <table:table-cell table:number-columns-repeated="2"/>
        </table:table-row>
        <table:table-row table:style-name="ro1">
          <table:table-cell office:value-type="float" office:value="0.892123758792877" calcext:value-type="float">
            <text:p>0.892123758792877</text:p>
          </table:table-cell>
          <table:table-cell table:number-columns-repeated="2"/>
        </table:table-row>
        <table:table-row table:style-name="ro1">
          <table:table-cell office:value-type="float" office:value="0.894457876682282" calcext:value-type="float">
            <text:p>0.894457876682282</text:p>
          </table:table-cell>
          <table:table-cell table:number-columns-repeated="2"/>
        </table:table-row>
        <table:table-row table:style-name="ro1">
          <table:table-cell office:value-type="float" office:value="0.894823491573334" calcext:value-type="float">
            <text:p>0.894823491573334</text:p>
          </table:table-cell>
          <table:table-cell table:number-columns-repeated="2"/>
        </table:table-row>
        <table:table-row table:style-name="ro1">
          <table:table-cell office:value-type="float" office:value="0.897417366504669" calcext:value-type="float">
            <text:p>0.897417366504669</text:p>
          </table:table-cell>
          <table:table-cell table:number-columns-repeated="2"/>
        </table:table-row>
        <table:table-row table:style-name="ro1">
          <table:table-cell office:value-type="float" office:value="0.898436605930328" calcext:value-type="float">
            <text:p>0.898436605930328</text:p>
          </table:table-cell>
          <table:table-cell table:number-columns-repeated="2"/>
        </table:table-row>
        <table:table-row table:style-name="ro1">
          <table:table-cell office:value-type="float" office:value="0.901097357273102" calcext:value-type="float">
            <text:p>0.901097357273102</text:p>
          </table:table-cell>
          <table:table-cell table:number-columns-repeated="2"/>
        </table:table-row>
        <table:table-row table:style-name="ro1">
          <table:table-cell office:value-type="float" office:value="0.89899343252182" calcext:value-type="float">
            <text:p>0.89899343252182</text:p>
          </table:table-cell>
          <table:table-cell table:number-columns-repeated="2"/>
        </table:table-row>
        <table:table-row table:style-name="ro1">
          <table:table-cell office:value-type="float" office:value="0.897753834724426" calcext:value-type="float">
            <text:p>0.897753834724426</text:p>
          </table:table-cell>
          <table:table-cell table:number-columns-repeated="2"/>
        </table:table-row>
        <table:table-row table:style-name="ro1">
          <table:table-cell office:value-type="float" office:value="0.897878646850586" calcext:value-type="float">
            <text:p>0.897878646850586</text:p>
          </table:table-cell>
          <table:table-cell table:number-columns-repeated="2"/>
        </table:table-row>
        <table:table-row table:style-name="ro1">
          <table:table-cell office:value-type="float" office:value="0.8983513712883" calcext:value-type="float">
            <text:p>0.8983513712883</text:p>
          </table:table-cell>
          <table:table-cell table:number-columns-repeated="2"/>
        </table:table-row>
        <table:table-row table:style-name="ro1">
          <table:table-cell office:value-type="float" office:value="0.903599679470062" calcext:value-type="float">
            <text:p>0.903599679470062</text:p>
          </table:table-cell>
          <table:table-cell table:number-columns-repeated="2"/>
        </table:table-row>
        <table:table-row table:style-name="ro1">
          <table:table-cell office:value-type="float" office:value="0.905541837215424" calcext:value-type="float">
            <text:p>0.905541837215424</text:p>
          </table:table-cell>
          <table:table-cell table:number-columns-repeated="2"/>
        </table:table-row>
        <table:table-row table:style-name="ro1">
          <table:table-cell office:value-type="float" office:value="0.905762255191803" calcext:value-type="float">
            <text:p>0.905762255191803</text:p>
          </table:table-cell>
          <table:table-cell table:number-columns-repeated="2"/>
        </table:table-row>
        <table:table-row table:style-name="ro1">
          <table:table-cell office:value-type="float" office:value="0.907328605651856" calcext:value-type="float">
            <text:p>0.907328605651856</text:p>
          </table:table-cell>
          <table:table-cell table:number-columns-repeated="2"/>
        </table:table-row>
        <table:table-row table:style-name="ro1">
          <table:table-cell office:value-type="float" office:value="0.906340837478638" calcext:value-type="float">
            <text:p>0.906340837478638</text:p>
          </table:table-cell>
          <table:table-cell table:number-columns-repeated="2"/>
        </table:table-row>
        <table:table-row table:style-name="ro1">
          <table:table-cell office:value-type="float" office:value="0.907327115535736" calcext:value-type="float">
            <text:p>0.907327115535736</text:p>
          </table:table-cell>
          <table:table-cell table:number-columns-repeated="2"/>
        </table:table-row>
        <table:table-row table:style-name="ro1">
          <table:table-cell office:value-type="float" office:value="0.909682750701904" calcext:value-type="float">
            <text:p>0.909682750701904</text:p>
          </table:table-cell>
          <table:table-cell table:number-columns-repeated="2"/>
        </table:table-row>
        <table:table-row table:style-name="ro1">
          <table:table-cell office:value-type="float" office:value="0.911879301071167" calcext:value-type="float">
            <text:p>0.911879301071167</text:p>
          </table:table-cell>
          <table:table-cell table:number-columns-repeated="2"/>
        </table:table-row>
        <table:table-row table:style-name="ro1">
          <table:table-cell office:value-type="float" office:value="0.9110307097435" calcext:value-type="float">
            <text:p>0.9110307097435</text:p>
          </table:table-cell>
          <table:table-cell table:number-columns-repeated="2"/>
        </table:table-row>
        <table:table-row table:style-name="ro1">
          <table:table-cell office:value-type="float" office:value="0.909504771232605" calcext:value-type="float">
            <text:p>0.909504771232605</text:p>
          </table:table-cell>
          <table:table-cell table:number-columns-repeated="2"/>
        </table:table-row>
        <table:table-row table:style-name="ro1">
          <table:table-cell office:value-type="float" office:value="0.90981251001358" calcext:value-type="float">
            <text:p>0.90981251001358</text:p>
          </table:table-cell>
          <table:table-cell table:number-columns-repeated="2"/>
        </table:table-row>
        <table:table-row table:style-name="ro1">
          <table:table-cell office:value-type="float" office:value="0.905520260334015" calcext:value-type="float">
            <text:p>0.905520260334015</text:p>
          </table:table-cell>
          <table:table-cell table:number-columns-repeated="2"/>
        </table:table-row>
        <table:table-row table:style-name="ro1">
          <table:table-cell office:value-type="float" office:value="0.904086947441101" calcext:value-type="float">
            <text:p>0.904086947441101</text:p>
          </table:table-cell>
          <table:table-cell table:number-columns-repeated="2"/>
        </table:table-row>
        <table:table-row table:style-name="ro1">
          <table:table-cell office:value-type="float" office:value="0.902825891971588" calcext:value-type="float">
            <text:p>0.902825891971588</text:p>
          </table:table-cell>
          <table:table-cell table:number-columns-repeated="2"/>
        </table:table-row>
        <table:table-row table:style-name="ro1">
          <table:table-cell office:value-type="float" office:value="0.902076959609985" calcext:value-type="float">
            <text:p>0.902076959609985</text:p>
          </table:table-cell>
          <table:table-cell table:number-columns-repeated="2"/>
        </table:table-row>
        <table:table-row table:style-name="ro1">
          <table:table-cell office:value-type="float" office:value="0.900831818580627" calcext:value-type="float">
            <text:p>0.900831818580627</text:p>
          </table:table-cell>
          <table:table-cell table:number-columns-repeated="2"/>
        </table:table-row>
        <table:table-row table:style-name="ro1">
          <table:table-cell office:value-type="float" office:value="0.902246832847595" calcext:value-type="float">
            <text:p>0.902246832847595</text:p>
          </table:table-cell>
          <table:table-cell table:number-columns-repeated="2"/>
        </table:table-row>
        <table:table-row table:style-name="ro1">
          <table:table-cell office:value-type="float" office:value="0.902040243148804" calcext:value-type="float">
            <text:p>0.902040243148804</text:p>
          </table:table-cell>
          <table:table-cell table:number-columns-repeated="2"/>
        </table:table-row>
        <table:table-row table:style-name="ro1">
          <table:table-cell office:value-type="float" office:value="0.898176431655884" calcext:value-type="float">
            <text:p>0.898176431655884</text:p>
          </table:table-cell>
          <table:table-cell table:number-columns-repeated="2"/>
        </table:table-row>
        <table:table-row table:style-name="ro1">
          <table:table-cell office:value-type="float" office:value="0.896325051784515" calcext:value-type="float">
            <text:p>0.896325051784515</text:p>
          </table:table-cell>
          <table:table-cell table:number-columns-repeated="2"/>
        </table:table-row>
        <table:table-row table:style-name="ro1">
          <table:table-cell office:value-type="float" office:value="0.891734421253204" calcext:value-type="float">
            <text:p>0.891734421253204</text:p>
          </table:table-cell>
          <table:table-cell table:number-columns-repeated="2"/>
        </table:table-row>
        <table:table-row table:style-name="ro1">
          <table:table-cell office:value-type="float" office:value="0.885759592056274" calcext:value-type="float">
            <text:p>0.885759592056274</text:p>
          </table:table-cell>
          <table:table-cell table:number-columns-repeated="2"/>
        </table:table-row>
        <table:table-row table:style-name="ro1">
          <table:table-cell office:value-type="float" office:value="0.887015283107758" calcext:value-type="float">
            <text:p>0.887015283107758</text:p>
          </table:table-cell>
          <table:table-cell table:number-columns-repeated="2"/>
        </table:table-row>
        <table:table-row table:style-name="ro1">
          <table:table-cell office:value-type="float" office:value="0.890753924846649" calcext:value-type="float">
            <text:p>0.890753924846649</text:p>
          </table:table-cell>
          <table:table-cell table:number-columns-repeated="2"/>
        </table:table-row>
        <table:table-row table:style-name="ro1">
          <table:table-cell office:value-type="float" office:value="0.889198780059814" calcext:value-type="float">
            <text:p>0.889198780059814</text:p>
          </table:table-cell>
          <table:table-cell table:number-columns-repeated="2"/>
        </table:table-row>
        <table:table-row table:style-name="ro1">
          <table:table-cell office:value-type="float" office:value="0.891137957572937" calcext:value-type="float">
            <text:p>0.891137957572937</text:p>
          </table:table-cell>
          <table:table-cell table:number-columns-repeated="2"/>
        </table:table-row>
        <table:table-row table:style-name="ro1">
          <table:table-cell office:value-type="float" office:value="0.890260338783264" calcext:value-type="float">
            <text:p>0.890260338783264</text:p>
          </table:table-cell>
          <table:table-cell table:number-columns-repeated="2"/>
        </table:table-row>
        <table:table-row table:style-name="ro1">
          <table:table-cell office:value-type="float" office:value="0.892085075378418" calcext:value-type="float">
            <text:p>0.892085075378418</text:p>
          </table:table-cell>
          <table:table-cell table:number-columns-repeated="2"/>
        </table:table-row>
        <table:table-row table:style-name="ro1">
          <table:table-cell office:value-type="float" office:value="0.890481352806091" calcext:value-type="float">
            <text:p>0.890481352806091</text:p>
          </table:table-cell>
          <table:table-cell table:number-columns-repeated="2"/>
        </table:table-row>
        <table:table-row table:style-name="ro1">
          <table:table-cell office:value-type="float" office:value="0.890255451202393" calcext:value-type="float">
            <text:p>0.890255451202393</text:p>
          </table:table-cell>
          <table:table-cell table:number-columns-repeated="2"/>
        </table:table-row>
        <table:table-row table:style-name="ro1">
          <table:table-cell office:value-type="float" office:value="0.891390979290008" calcext:value-type="float">
            <text:p>0.891390979290008</text:p>
          </table:table-cell>
          <table:table-cell table:number-columns-repeated="2"/>
        </table:table-row>
        <table:table-row table:style-name="ro1">
          <table:table-cell office:value-type="float" office:value="0.890265882015228" calcext:value-type="float">
            <text:p>0.890265882015228</text:p>
          </table:table-cell>
          <table:table-cell table:number-columns-repeated="2"/>
        </table:table-row>
        <table:table-row table:style-name="ro1">
          <table:table-cell office:value-type="float" office:value="0.891025900840759" calcext:value-type="float">
            <text:p>0.891025900840759</text:p>
          </table:table-cell>
          <table:table-cell table:number-columns-repeated="2"/>
        </table:table-row>
        <table:table-row table:style-name="ro1">
          <table:table-cell office:value-type="float" office:value="0.891227185726166" calcext:value-type="float">
            <text:p>0.891227185726166</text:p>
          </table:table-cell>
          <table:table-cell table:number-columns-repeated="2"/>
        </table:table-row>
        <table:table-row table:style-name="ro1">
          <table:table-cell office:value-type="float" office:value="0.888604044914246" calcext:value-type="float">
            <text:p>0.888604044914246</text:p>
          </table:table-cell>
          <table:table-cell table:number-columns-repeated="2"/>
        </table:table-row>
        <table:table-row table:style-name="ro1">
          <table:table-cell office:value-type="float" office:value="0.890055477619171" calcext:value-type="float">
            <text:p>0.890055477619171</text:p>
          </table:table-cell>
          <table:table-cell table:number-columns-repeated="2"/>
        </table:table-row>
        <table:table-row table:style-name="ro1">
          <table:table-cell office:value-type="float" office:value="0.890596151351929" calcext:value-type="float">
            <text:p>0.890596151351929</text:p>
          </table:table-cell>
          <table:table-cell table:number-columns-repeated="2"/>
        </table:table-row>
        <table:table-row table:style-name="ro1">
          <table:table-cell office:value-type="float" office:value="0.891449987888336" calcext:value-type="float">
            <text:p>0.891449987888336</text:p>
          </table:table-cell>
          <table:table-cell table:number-columns-repeated="2"/>
        </table:table-row>
        <table:table-row table:style-name="ro1">
          <table:table-cell office:value-type="float" office:value="0.893521428108215" calcext:value-type="float">
            <text:p>0.893521428108215</text:p>
          </table:table-cell>
          <table:table-cell table:number-columns-repeated="2"/>
        </table:table-row>
        <table:table-row table:style-name="ro1">
          <table:table-cell office:value-type="float" office:value="0.893432021141052" calcext:value-type="float">
            <text:p>0.893432021141052</text:p>
          </table:table-cell>
          <table:table-cell table:number-columns-repeated="2"/>
        </table:table-row>
        <table:table-row table:style-name="ro1">
          <table:table-cell office:value-type="float" office:value="0.89440780878067" calcext:value-type="float">
            <text:p>0.89440780878067</text:p>
          </table:table-cell>
          <table:table-cell table:number-columns-repeated="2"/>
        </table:table-row>
        <table:table-row table:style-name="ro1">
          <table:table-cell office:value-type="float" office:value="0.897314250469208" calcext:value-type="float">
            <text:p>0.897314250469208</text:p>
          </table:table-cell>
          <table:table-cell table:number-columns-repeated="2"/>
        </table:table-row>
        <table:table-row table:style-name="ro1">
          <table:table-cell office:value-type="float" office:value="0.898694574832916" calcext:value-type="float">
            <text:p>0.898694574832916</text:p>
          </table:table-cell>
          <table:table-cell table:number-columns-repeated="2"/>
        </table:table-row>
        <table:table-row table:style-name="ro1">
          <table:table-cell office:value-type="float" office:value="0.896865248680115" calcext:value-type="float">
            <text:p>0.896865248680115</text:p>
          </table:table-cell>
          <table:table-cell table:number-columns-repeated="2"/>
        </table:table-row>
        <table:table-row table:style-name="ro1">
          <table:table-cell office:value-type="float" office:value="0.895405173301697" calcext:value-type="float">
            <text:p>0.895405173301697</text:p>
          </table:table-cell>
          <table:table-cell table:number-columns-repeated="2"/>
        </table:table-row>
        <table:table-row table:style-name="ro1">
          <table:table-cell office:value-type="float" office:value="0.893308281898499" calcext:value-type="float">
            <text:p>0.893308281898499</text:p>
          </table:table-cell>
          <table:table-cell table:number-columns-repeated="2"/>
        </table:table-row>
        <table:table-row table:style-name="ro1">
          <table:table-cell office:value-type="float" office:value="0.890943884849548" calcext:value-type="float">
            <text:p>0.890943884849548</text:p>
          </table:table-cell>
          <table:table-cell table:number-columns-repeated="2"/>
        </table:table-row>
        <table:table-row table:style-name="ro1">
          <table:table-cell office:value-type="float" office:value="0.888992309570313" calcext:value-type="float">
            <text:p>0.888992309570313</text:p>
          </table:table-cell>
          <table:table-cell table:number-columns-repeated="2"/>
        </table:table-row>
        <table:table-row table:style-name="ro1">
          <table:table-cell office:value-type="float" office:value="0.888238847255707" calcext:value-type="float">
            <text:p>0.888238847255707</text:p>
          </table:table-cell>
          <table:table-cell table:number-columns-repeated="2"/>
        </table:table-row>
        <table:table-row table:style-name="ro1">
          <table:table-cell office:value-type="float" office:value="0.886384963989258" calcext:value-type="float">
            <text:p>0.886384963989258</text:p>
          </table:table-cell>
          <table:table-cell table:number-columns-repeated="2"/>
        </table:table-row>
        <table:table-row table:style-name="ro1">
          <table:table-cell office:value-type="float" office:value="0.884367167949677" calcext:value-type="float">
            <text:p>0.884367167949677</text:p>
          </table:table-cell>
          <table:table-cell table:number-columns-repeated="2"/>
        </table:table-row>
        <table:table-row table:style-name="ro1">
          <table:table-cell office:value-type="float" office:value="0.883377134799957" calcext:value-type="float">
            <text:p>0.883377134799957</text:p>
          </table:table-cell>
          <table:table-cell table:number-columns-repeated="2"/>
        </table:table-row>
        <table:table-row table:style-name="ro1">
          <table:table-cell office:value-type="float" office:value="0.882985413074493" calcext:value-type="float">
            <text:p>0.882985413074493</text:p>
          </table:table-cell>
          <table:table-cell table:number-columns-repeated="2"/>
        </table:table-row>
        <table:table-row table:style-name="ro1">
          <table:table-cell office:value-type="float" office:value="0.882187902927399" calcext:value-type="float">
            <text:p>0.882187902927399</text:p>
          </table:table-cell>
          <table:table-cell table:number-columns-repeated="2"/>
        </table:table-row>
        <table:table-row table:style-name="ro1">
          <table:table-cell office:value-type="float" office:value="0.881396770477295" calcext:value-type="float">
            <text:p>0.881396770477295</text:p>
          </table:table-cell>
          <table:table-cell table:number-columns-repeated="2"/>
        </table:table-row>
        <table:table-row table:style-name="ro1">
          <table:table-cell office:value-type="float" office:value="0.883398115634918" calcext:value-type="float">
            <text:p>0.883398115634918</text:p>
          </table:table-cell>
          <table:table-cell table:number-columns-repeated="2"/>
        </table:table-row>
        <table:table-row table:style-name="ro1">
          <table:table-cell office:value-type="float" office:value="0.882806897163391" calcext:value-type="float">
            <text:p>0.882806897163391</text:p>
          </table:table-cell>
          <table:table-cell table:number-columns-repeated="2"/>
        </table:table-row>
        <table:table-row table:style-name="ro1">
          <table:table-cell office:value-type="float" office:value="0.883082926273346" calcext:value-type="float">
            <text:p>0.883082926273346</text:p>
          </table:table-cell>
          <table:table-cell table:number-columns-repeated="2"/>
        </table:table-row>
        <table:table-row table:style-name="ro1">
          <table:table-cell office:value-type="float" office:value="0.882828056812286" calcext:value-type="float">
            <text:p>0.882828056812286</text:p>
          </table:table-cell>
          <table:table-cell table:number-columns-repeated="2"/>
        </table:table-row>
        <table:table-row table:style-name="ro1">
          <table:table-cell office:value-type="float" office:value="0.884592115879059" calcext:value-type="float">
            <text:p>0.884592115879059</text:p>
          </table:table-cell>
          <table:table-cell table:number-columns-repeated="2"/>
        </table:table-row>
        <table:table-row table:style-name="ro1">
          <table:table-cell office:value-type="float" office:value="0.883998870849609" calcext:value-type="float">
            <text:p>0.883998870849609</text:p>
          </table:table-cell>
          <table:table-cell table:number-columns-repeated="2"/>
        </table:table-row>
        <table:table-row table:style-name="ro1">
          <table:table-cell office:value-type="float" office:value="0.881300747394562" calcext:value-type="float">
            <text:p>0.881300747394562</text:p>
          </table:table-cell>
          <table:table-cell table:number-columns-repeated="2"/>
        </table:table-row>
        <table:table-row table:style-name="ro1">
          <table:table-cell office:value-type="float" office:value="0.871454894542694" calcext:value-type="float">
            <text:p>0.871454894542694</text:p>
          </table:table-cell>
          <table:table-cell table:number-columns-repeated="2"/>
        </table:table-row>
        <table:table-row table:style-name="ro1">
          <table:table-cell office:value-type="float" office:value="0.883772492408752" calcext:value-type="float">
            <text:p>0.883772492408752</text:p>
          </table:table-cell>
          <table:table-cell table:number-columns-repeated="2"/>
        </table:table-row>
        <table:table-row table:style-name="ro1">
          <table:table-cell office:value-type="float" office:value="0.915322601795196" calcext:value-type="float">
            <text:p>0.915322601795196</text:p>
          </table:table-cell>
          <table:table-cell table:number-columns-repeated="2"/>
        </table:table-row>
        <table:table-row table:style-name="ro1">
          <table:table-cell office:value-type="float" office:value="0.910402357578278" calcext:value-type="float">
            <text:p>0.910402357578278</text:p>
          </table:table-cell>
          <table:table-cell table:number-columns-repeated="2"/>
        </table:table-row>
        <table:table-row table:style-name="ro1">
          <table:table-cell office:value-type="float" office:value="0.902972877025604" calcext:value-type="float">
            <text:p>0.902972877025604</text:p>
          </table:table-cell>
          <table:table-cell table:number-columns-repeated="2"/>
        </table:table-row>
        <table:table-row table:style-name="ro1">
          <table:table-cell office:value-type="float" office:value="0.905832409858704" calcext:value-type="float">
            <text:p>0.905832409858704</text:p>
          </table:table-cell>
          <table:table-cell table:number-columns-repeated="2"/>
        </table:table-row>
        <table:table-row table:style-name="ro1">
          <table:table-cell office:value-type="float" office:value="0.899088084697723" calcext:value-type="float">
            <text:p>0.899088084697723</text:p>
          </table:table-cell>
          <table:table-cell table:number-columns-repeated="2"/>
        </table:table-row>
        <table:table-row table:style-name="ro1">
          <table:table-cell office:value-type="float" office:value="0.891421854496002" calcext:value-type="float">
            <text:p>0.891421854496002</text:p>
          </table:table-cell>
          <table:table-cell table:number-columns-repeated="2"/>
        </table:table-row>
        <table:table-row table:style-name="ro1">
          <table:table-cell office:value-type="float" office:value="0.874969005584717" calcext:value-type="float">
            <text:p>0.874969005584717</text:p>
          </table:table-cell>
          <table:table-cell table:number-columns-repeated="2"/>
        </table:table-row>
        <table:table-row table:style-name="ro1">
          <table:table-cell office:value-type="float" office:value="0.88473117351532" calcext:value-type="float">
            <text:p>0.88473117351532</text:p>
          </table:table-cell>
          <table:table-cell table:number-columns-repeated="2"/>
        </table:table-row>
        <table:table-row table:style-name="ro1">
          <table:table-cell office:value-type="float" office:value="0.881517112255096" calcext:value-type="float">
            <text:p>0.881517112255096</text:p>
          </table:table-cell>
          <table:table-cell table:number-columns-repeated="2"/>
        </table:table-row>
        <table:table-row table:style-name="ro1">
          <table:table-cell office:value-type="float" office:value="0.904553055763245" calcext:value-type="float">
            <text:p>0.904553055763245</text:p>
          </table:table-cell>
          <table:table-cell table:number-columns-repeated="2"/>
        </table:table-row>
        <table:table-row table:style-name="ro1">
          <table:table-cell office:value-type="float" office:value="0.913088858127594" calcext:value-type="float">
            <text:p>0.913088858127594</text:p>
          </table:table-cell>
          <table:table-cell table:number-columns-repeated="2"/>
        </table:table-row>
        <table:table-row table:style-name="ro1">
          <table:table-cell office:value-type="float" office:value="0.920365035533905" calcext:value-type="float">
            <text:p>0.920365035533905</text:p>
          </table:table-cell>
          <table:table-cell table:number-columns-repeated="2"/>
        </table:table-row>
        <table:table-row table:style-name="ro1">
          <table:table-cell office:value-type="float" office:value="0.918770849704742" calcext:value-type="float">
            <text:p>0.918770849704742</text:p>
          </table:table-cell>
          <table:table-cell table:number-columns-repeated="2"/>
        </table:table-row>
        <table:table-row table:style-name="ro1">
          <table:table-cell office:value-type="float" office:value="0.915894985198975" calcext:value-type="float">
            <text:p>0.915894985198975</text:p>
          </table:table-cell>
          <table:table-cell table:number-columns-repeated="2"/>
        </table:table-row>
        <table:table-row table:style-name="ro1">
          <table:table-cell office:value-type="float" office:value="0.915420591831207" calcext:value-type="float">
            <text:p>0.915420591831207</text:p>
          </table:table-cell>
          <table:table-cell table:number-columns-repeated="2"/>
        </table:table-row>
        <table:table-row table:style-name="ro1">
          <table:table-cell office:value-type="float" office:value="0.914270281791687" calcext:value-type="float">
            <text:p>0.914270281791687</text:p>
          </table:table-cell>
          <table:table-cell table:number-columns-repeated="2"/>
        </table:table-row>
        <table:table-row table:style-name="ro1">
          <table:table-cell office:value-type="float" office:value="0.930213809013367" calcext:value-type="float">
            <text:p>0.930213809013367</text:p>
          </table:table-cell>
          <table:table-cell table:number-columns-repeated="2"/>
        </table:table-row>
        <table:table-row table:style-name="ro1">
          <table:table-cell office:value-type="float" office:value="0.913183510303497" calcext:value-type="float">
            <text:p>0.913183510303497</text:p>
          </table:table-cell>
          <table:table-cell table:number-columns-repeated="2"/>
        </table:table-row>
        <table:table-row table:style-name="ro1">
          <table:table-cell office:value-type="float" office:value="0.907913088798523" calcext:value-type="float">
            <text:p>0.907913088798523</text:p>
          </table:table-cell>
          <table:table-cell table:number-columns-repeated="2"/>
        </table:table-row>
        <table:table-row table:style-name="ro1">
          <table:table-cell office:value-type="float" office:value="0.909039378166199" calcext:value-type="float">
            <text:p>0.909039378166199</text:p>
          </table:table-cell>
          <table:table-cell table:number-columns-repeated="2"/>
        </table:table-row>
        <table:table-row table:style-name="ro1">
          <table:table-cell office:value-type="float" office:value="0.898456871509552" calcext:value-type="float">
            <text:p>0.898456871509552</text:p>
          </table:table-cell>
          <table:table-cell table:number-columns-repeated="2"/>
        </table:table-row>
        <table:table-row table:style-name="ro1">
          <table:table-cell office:value-type="float" office:value="0.898148000240326" calcext:value-type="float">
            <text:p>0.898148000240326</text:p>
          </table:table-cell>
          <table:table-cell table:number-columns-repeated="2"/>
        </table:table-row>
        <table:table-row table:style-name="ro1">
          <table:table-cell office:value-type="float" office:value="0.893673419952393" calcext:value-type="float">
            <text:p>0.893673419952393</text:p>
          </table:table-cell>
          <table:table-cell table:number-columns-repeated="2"/>
        </table:table-row>
        <table:table-row table:style-name="ro1">
          <table:table-cell office:value-type="float" office:value="0.891215682029724" calcext:value-type="float">
            <text:p>0.891215682029724</text:p>
          </table:table-cell>
          <table:table-cell table:number-columns-repeated="2"/>
        </table:table-row>
        <table:table-row table:style-name="ro1">
          <table:table-cell office:value-type="float" office:value="0.887782514095306" calcext:value-type="float">
            <text:p>0.887782514095306</text:p>
          </table:table-cell>
          <table:table-cell table:number-columns-repeated="2"/>
        </table:table-row>
        <table:table-row table:style-name="ro1">
          <table:table-cell office:value-type="float" office:value="0.884689033031464" calcext:value-type="float">
            <text:p>0.884689033031464</text:p>
          </table:table-cell>
          <table:table-cell table:number-columns-repeated="2"/>
        </table:table-row>
        <table:table-row table:style-name="ro1">
          <table:table-cell office:value-type="float" office:value="0.887674927711487" calcext:value-type="float">
            <text:p>0.887674927711487</text:p>
          </table:table-cell>
          <table:table-cell table:number-columns-repeated="2"/>
        </table:table-row>
        <table:table-row table:style-name="ro1">
          <table:table-cell office:value-type="float" office:value="0.880202889442444" calcext:value-type="float">
            <text:p>0.880202889442444</text:p>
          </table:table-cell>
          <table:table-cell table:number-columns-repeated="2"/>
        </table:table-row>
        <table:table-row table:style-name="ro1">
          <table:table-cell office:value-type="float" office:value="0.870966851711273" calcext:value-type="float">
            <text:p>0.870966851711273</text:p>
          </table:table-cell>
          <table:table-cell table:number-columns-repeated="2"/>
        </table:table-row>
        <table:table-row table:style-name="ro1">
          <table:table-cell office:value-type="float" office:value="0.881475567817688" calcext:value-type="float">
            <text:p>0.881475567817688</text:p>
          </table:table-cell>
          <table:table-cell table:number-columns-repeated="2"/>
        </table:table-row>
        <table:table-row table:style-name="ro1">
          <table:table-cell office:value-type="float" office:value="0.870432496070862" calcext:value-type="float">
            <text:p>0.870432496070862</text:p>
          </table:table-cell>
          <table:table-cell table:number-columns-repeated="2"/>
        </table:table-row>
        <table:table-row table:style-name="ro1">
          <table:table-cell office:value-type="float" office:value="0.873463749885559" calcext:value-type="float">
            <text:p>0.873463749885559</text:p>
          </table:table-cell>
          <table:table-cell table:number-columns-repeated="2"/>
        </table:table-row>
        <table:table-row table:style-name="ro1">
          <table:table-cell office:value-type="float" office:value="0.886249959468842" calcext:value-type="float">
            <text:p>0.886249959468842</text:p>
          </table:table-cell>
          <table:table-cell table:number-columns-repeated="2"/>
        </table:table-row>
        <table:table-row table:style-name="ro1">
          <table:table-cell office:value-type="float" office:value="0.900115609169006" calcext:value-type="float">
            <text:p>0.900115609169006</text:p>
          </table:table-cell>
          <table:table-cell table:number-columns-repeated="2"/>
        </table:table-row>
        <table:table-row table:style-name="ro1">
          <table:table-cell office:value-type="float" office:value="0.902131080627441" calcext:value-type="float">
            <text:p>0.902131080627441</text:p>
          </table:table-cell>
          <table:table-cell table:number-columns-repeated="2"/>
        </table:table-row>
        <table:table-row table:style-name="ro1">
          <table:table-cell office:value-type="float" office:value="0.899819433689117" calcext:value-type="float">
            <text:p>0.899819433689117</text:p>
          </table:table-cell>
          <table:table-cell table:number-columns-repeated="2"/>
        </table:table-row>
        <table:table-row table:style-name="ro1">
          <table:table-cell office:value-type="float" office:value="0.905576765537262" calcext:value-type="float">
            <text:p>0.905576765537262</text:p>
          </table:table-cell>
          <table:table-cell table:number-columns-repeated="2"/>
        </table:table-row>
        <table:table-row table:style-name="ro1">
          <table:table-cell office:value-type="float" office:value="0.916572034358978" calcext:value-type="float">
            <text:p>0.916572034358978</text:p>
          </table:table-cell>
          <table:table-cell table:number-columns-repeated="2"/>
        </table:table-row>
        <table:table-row table:style-name="ro1">
          <table:table-cell office:value-type="float" office:value="0.915020763874054" calcext:value-type="float">
            <text:p>0.915020763874054</text:p>
          </table:table-cell>
          <table:table-cell table:number-columns-repeated="2"/>
        </table:table-row>
        <table:table-row table:style-name="ro1">
          <table:table-cell office:value-type="float" office:value="0.908083915710449" calcext:value-type="float">
            <text:p>0.908083915710449</text:p>
          </table:table-cell>
          <table:table-cell table:number-columns-repeated="2"/>
        </table:table-row>
        <table:table-row table:style-name="ro1">
          <table:table-cell office:value-type="float" office:value="0.918685972690582" calcext:value-type="float">
            <text:p>0.918685972690582</text:p>
          </table:table-cell>
          <table:table-cell table:number-columns-repeated="2"/>
        </table:table-row>
        <table:table-row table:style-name="ro1">
          <table:table-cell office:value-type="float" office:value="0.920535624027252" calcext:value-type="float">
            <text:p>0.920535624027252</text:p>
          </table:table-cell>
          <table:table-cell table:number-columns-repeated="2"/>
        </table:table-row>
        <table:table-row table:style-name="ro1">
          <table:table-cell office:value-type="float" office:value="0.925184786319733" calcext:value-type="float">
            <text:p>0.925184786319733</text:p>
          </table:table-cell>
          <table:table-cell table:number-columns-repeated="2"/>
        </table:table-row>
        <table:table-row table:style-name="ro1">
          <table:table-cell office:value-type="float" office:value="0.934625029563904" calcext:value-type="float">
            <text:p>0.934625029563904</text:p>
          </table:table-cell>
          <table:table-cell table:number-columns-repeated="2"/>
        </table:table-row>
        <table:table-row table:style-name="ro1">
          <table:table-cell office:value-type="float" office:value="0.902762651443481" calcext:value-type="float">
            <text:p>0.902762651443481</text:p>
          </table:table-cell>
          <table:table-cell table:number-columns-repeated="2"/>
        </table:table-row>
        <table:table-row table:style-name="ro1">
          <table:table-cell office:value-type="float" office:value="0.886717617511749" calcext:value-type="float">
            <text:p>0.886717617511749</text:p>
          </table:table-cell>
          <table:table-cell table:number-columns-repeated="2"/>
        </table:table-row>
        <table:table-row table:style-name="ro1">
          <table:table-cell office:value-type="float" office:value="0.852076649665833" calcext:value-type="float">
            <text:p>0.852076649665833</text:p>
          </table:table-cell>
          <table:table-cell table:number-columns-repeated="2"/>
        </table:table-row>
        <table:table-row table:style-name="ro1">
          <table:table-cell office:value-type="float" office:value="0.839991688728333" calcext:value-type="float">
            <text:p>0.839991688728333</text:p>
          </table:table-cell>
          <table:table-cell table:number-columns-repeated="2"/>
        </table:table-row>
        <table:table-row table:style-name="ro1">
          <table:table-cell office:value-type="float" office:value="0.890977025032043" calcext:value-type="float">
            <text:p>0.890977025032043</text:p>
          </table:table-cell>
          <table:table-cell table:number-columns-repeated="2"/>
        </table:table-row>
        <table:table-row table:style-name="ro1">
          <table:table-cell office:value-type="float" office:value="0.928416788578033" calcext:value-type="float">
            <text:p>0.928416788578033</text:p>
          </table:table-cell>
          <table:table-cell table:number-columns-repeated="2"/>
        </table:table-row>
        <table:table-row table:style-name="ro1">
          <table:table-cell office:value-type="float" office:value="0.924224972724915" calcext:value-type="float">
            <text:p>0.924224972724915</text:p>
          </table:table-cell>
          <table:table-cell table:number-columns-repeated="2"/>
        </table:table-row>
        <table:table-row table:style-name="ro1">
          <table:table-cell office:value-type="float" office:value="0.920183420181274" calcext:value-type="float">
            <text:p>0.920183420181274</text:p>
          </table:table-cell>
          <table:table-cell table:number-columns-repeated="2"/>
        </table:table-row>
        <table:table-row table:style-name="ro1">
          <table:table-cell office:value-type="float" office:value="0.914315819740295" calcext:value-type="float">
            <text:p>0.914315819740295</text:p>
          </table:table-cell>
          <table:table-cell table:number-columns-repeated="2"/>
        </table:table-row>
        <table:table-row table:style-name="ro1">
          <table:table-cell office:value-type="float" office:value="0.945925652980804" calcext:value-type="float">
            <text:p>0.945925652980804</text:p>
          </table:table-cell>
          <table:table-cell table:number-columns-repeated="2"/>
        </table:table-row>
        <table:table-row table:style-name="ro1">
          <table:table-cell office:value-type="float" office:value="0.946845710277557" calcext:value-type="float">
            <text:p>0.946845710277557</text:p>
          </table:table-cell>
          <table:table-cell table:number-columns-repeated="2"/>
        </table:table-row>
        <table:table-row table:style-name="ro1">
          <table:table-cell office:value-type="float" office:value="0.945762097835541" calcext:value-type="float">
            <text:p>0.945762097835541</text:p>
          </table:table-cell>
          <table:table-cell table:number-columns-repeated="2"/>
        </table:table-row>
        <table:table-row table:style-name="ro1">
          <table:table-cell office:value-type="float" office:value="0.945542275905609" calcext:value-type="float">
            <text:p>0.945542275905609</text:p>
          </table:table-cell>
          <table:table-cell table:number-columns-repeated="2"/>
        </table:table-row>
        <table:table-row table:style-name="ro1">
          <table:table-cell office:value-type="float" office:value="0.944468259811401" calcext:value-type="float">
            <text:p>0.944468259811401</text:p>
          </table:table-cell>
          <table:table-cell table:number-columns-repeated="2"/>
        </table:table-row>
        <table:table-row table:style-name="ro1">
          <table:table-cell office:value-type="float" office:value="0.936748623847961" calcext:value-type="float">
            <text:p>0.936748623847961</text:p>
          </table:table-cell>
          <table:table-cell table:number-columns-repeated="2"/>
        </table:table-row>
        <table:table-row table:style-name="ro1">
          <table:table-cell office:value-type="float" office:value="0.92719155550003" calcext:value-type="float">
            <text:p>0.92719155550003</text:p>
          </table:table-cell>
          <table:table-cell table:number-columns-repeated="2"/>
        </table:table-row>
        <table:table-row table:style-name="ro1">
          <table:table-cell office:value-type="float" office:value="0.92306125164032" calcext:value-type="float">
            <text:p>0.92306125164032</text:p>
          </table:table-cell>
          <table:table-cell table:number-columns-repeated="2"/>
        </table:table-row>
        <table:table-row table:style-name="ro1">
          <table:table-cell office:value-type="float" office:value="0.917791485786438" calcext:value-type="float">
            <text:p>0.917791485786438</text:p>
          </table:table-cell>
          <table:table-cell table:number-columns-repeated="2"/>
        </table:table-row>
        <table:table-row table:style-name="ro1">
          <table:table-cell office:value-type="float" office:value="0.930375218391418" calcext:value-type="float">
            <text:p>0.930375218391418</text:p>
          </table:table-cell>
          <table:table-cell table:number-columns-repeated="2"/>
        </table:table-row>
        <table:table-row table:style-name="ro1">
          <table:table-cell office:value-type="float" office:value="0.923398017883301" calcext:value-type="float">
            <text:p>0.923398017883301</text:p>
          </table:table-cell>
          <table:table-cell table:number-columns-repeated="2"/>
        </table:table-row>
        <table:table-row table:style-name="ro1">
          <table:table-cell office:value-type="float" office:value="0.931487739086151" calcext:value-type="float">
            <text:p>0.931487739086151</text:p>
          </table:table-cell>
          <table:table-cell table:number-columns-repeated="2"/>
        </table:table-row>
        <table:table-row table:style-name="ro1">
          <table:table-cell office:value-type="float" office:value="0.922713279724121" calcext:value-type="float">
            <text:p>0.922713279724121</text:p>
          </table:table-cell>
          <table:table-cell table:number-columns-repeated="2"/>
        </table:table-row>
        <table:table-row table:style-name="ro1">
          <table:table-cell office:value-type="float" office:value="0.947969257831574" calcext:value-type="float">
            <text:p>0.947969257831574</text:p>
          </table:table-cell>
          <table:table-cell table:number-columns-repeated="2"/>
        </table:table-row>
        <table:table-row table:style-name="ro1">
          <table:table-cell office:value-type="float" office:value="0.934463500976562" calcext:value-type="float">
            <text:p>0.934463500976562</text:p>
          </table:table-cell>
          <table:table-cell table:number-columns-repeated="2"/>
        </table:table-row>
        <table:table-row table:style-name="ro1">
          <table:table-cell office:value-type="float" office:value="0.937864422798157" calcext:value-type="float">
            <text:p>0.937864422798157</text:p>
          </table:table-cell>
          <table:table-cell table:number-columns-repeated="2"/>
        </table:table-row>
        <table:table-row table:style-name="ro1">
          <table:table-cell office:value-type="float" office:value="0.932556390762329" calcext:value-type="float">
            <text:p>0.932556390762329</text:p>
          </table:table-cell>
          <table:table-cell table:number-columns-repeated="2"/>
        </table:table-row>
        <table:table-row table:style-name="ro1">
          <table:table-cell office:value-type="float" office:value="0.895717740058899" calcext:value-type="float">
            <text:p>0.895717740058899</text:p>
          </table:table-cell>
          <table:table-cell table:number-columns-repeated="2"/>
        </table:table-row>
        <table:table-row table:style-name="ro1">
          <table:table-cell office:value-type="float" office:value="0.917650878429413" calcext:value-type="float">
            <text:p>0.917650878429413</text:p>
          </table:table-cell>
          <table:table-cell table:number-columns-repeated="2"/>
        </table:table-row>
        <table:table-row table:style-name="ro1">
          <table:table-cell office:value-type="float" office:value="0.906962156295776" calcext:value-type="float">
            <text:p>0.906962156295776</text:p>
          </table:table-cell>
          <table:table-cell table:number-columns-repeated="2"/>
        </table:table-row>
        <table:table-row table:style-name="ro1">
          <table:table-cell office:value-type="float" office:value="0.903455555438995" calcext:value-type="float">
            <text:p>0.903455555438995</text:p>
          </table:table-cell>
          <table:table-cell table:number-columns-repeated="2"/>
        </table:table-row>
        <table:table-row table:style-name="ro1">
          <table:table-cell office:value-type="float" office:value="0.924578189849854" calcext:value-type="float">
            <text:p>0.924578189849854</text:p>
          </table:table-cell>
          <table:table-cell table:number-columns-repeated="2"/>
        </table:table-row>
        <table:table-row table:style-name="ro1">
          <table:table-cell office:value-type="float" office:value="0.943086862564087" calcext:value-type="float">
            <text:p>0.943086862564087</text:p>
          </table:table-cell>
          <table:table-cell table:number-columns-repeated="2"/>
        </table:table-row>
        <table:table-row table:style-name="ro1">
          <table:table-cell office:value-type="float" office:value="0.914759576320648" calcext:value-type="float">
            <text:p>0.914759576320648</text:p>
          </table:table-cell>
          <table:table-cell table:number-columns-repeated="2"/>
        </table:table-row>
        <table:table-row table:style-name="ro1">
          <table:table-cell office:value-type="float" office:value="0.910654187202454" calcext:value-type="float">
            <text:p>0.910654187202454</text:p>
          </table:table-cell>
          <table:table-cell table:number-columns-repeated="2"/>
        </table:table-row>
        <table:table-row table:style-name="ro1">
          <table:table-cell office:value-type="float" office:value="0.905007362365723" calcext:value-type="float">
            <text:p>0.905007362365723</text:p>
          </table:table-cell>
          <table:table-cell table:number-columns-repeated="2"/>
        </table:table-row>
        <table:table-row table:style-name="ro1">
          <table:table-cell office:value-type="float" office:value="0.890839874744415" calcext:value-type="float">
            <text:p>0.890839874744415</text:p>
          </table:table-cell>
          <table:table-cell table:number-columns-repeated="2"/>
        </table:table-row>
        <table:table-row table:style-name="ro1">
          <table:table-cell office:value-type="float" office:value="0.880300223827362" calcext:value-type="float">
            <text:p>0.880300223827362</text:p>
          </table:table-cell>
          <table:table-cell table:number-columns-repeated="2"/>
        </table:table-row>
        <table:table-row table:style-name="ro1">
          <table:table-cell office:value-type="float" office:value="0.883515536785126" calcext:value-type="float">
            <text:p>0.883515536785126</text:p>
          </table:table-cell>
          <table:table-cell table:number-columns-repeated="2"/>
        </table:table-row>
        <table:table-row table:style-name="ro1">
          <table:table-cell office:value-type="float" office:value="0.891382694244385" calcext:value-type="float">
            <text:p>0.891382694244385</text:p>
          </table:table-cell>
          <table:table-cell table:number-columns-repeated="2"/>
        </table:table-row>
        <table:table-row table:style-name="ro1">
          <table:table-cell office:value-type="float" office:value="0.894872665405273" calcext:value-type="float">
            <text:p>0.894872665405273</text:p>
          </table:table-cell>
          <table:table-cell table:number-columns-repeated="2"/>
        </table:table-row>
        <table:table-row table:style-name="ro1">
          <table:table-cell office:value-type="float" office:value="0.888598740100861" calcext:value-type="float">
            <text:p>0.888598740100861</text:p>
          </table:table-cell>
          <table:table-cell table:number-columns-repeated="2"/>
        </table:table-row>
        <table:table-row table:style-name="ro1">
          <table:table-cell office:value-type="float" office:value="0.938726723194122" calcext:value-type="float">
            <text:p>0.938726723194122</text:p>
          </table:table-cell>
          <table:table-cell table:number-columns-repeated="2"/>
        </table:table-row>
        <table:table-row table:style-name="ro1">
          <table:table-cell office:value-type="float" office:value="0.928511798381805" calcext:value-type="float">
            <text:p>0.928511798381805</text:p>
          </table:table-cell>
          <table:table-cell table:number-columns-repeated="2"/>
        </table:table-row>
        <table:table-row table:style-name="ro1">
          <table:table-cell office:value-type="float" office:value="0.937303304672241" calcext:value-type="float">
            <text:p>0.937303304672241</text:p>
          </table:table-cell>
          <table:table-cell table:number-columns-repeated="2"/>
        </table:table-row>
        <table:table-row table:style-name="ro1">
          <table:table-cell office:value-type="float" office:value="0.942883789539337" calcext:value-type="float">
            <text:p>0.942883789539337</text:p>
          </table:table-cell>
          <table:table-cell table:number-columns-repeated="2"/>
        </table:table-row>
        <table:table-row table:style-name="ro1">
          <table:table-cell office:value-type="float" office:value="0.935433566570282" calcext:value-type="float">
            <text:p>0.935433566570282</text:p>
          </table:table-cell>
          <table:table-cell table:number-columns-repeated="2"/>
        </table:table-row>
        <table:table-row table:style-name="ro1">
          <table:table-cell office:value-type="float" office:value="0.95591938495636" calcext:value-type="float">
            <text:p>0.95591938495636</text:p>
          </table:table-cell>
          <table:table-cell table:number-columns-repeated="2"/>
        </table:table-row>
        <table:table-row table:style-name="ro1">
          <table:table-cell office:value-type="float" office:value="0.936215460300446" calcext:value-type="float">
            <text:p>0.936215460300446</text:p>
          </table:table-cell>
          <table:table-cell table:number-columns-repeated="2"/>
        </table:table-row>
        <table:table-row table:style-name="ro1">
          <table:table-cell office:value-type="float" office:value="0.925587713718414" calcext:value-type="float">
            <text:p>0.925587713718414</text:p>
          </table:table-cell>
          <table:table-cell table:number-columns-repeated="2"/>
        </table:table-row>
        <table:table-row table:style-name="ro1">
          <table:table-cell office:value-type="float" office:value="0.926808476448059" calcext:value-type="float">
            <text:p>0.926808476448059</text:p>
          </table:table-cell>
          <table:table-cell table:number-columns-repeated="2"/>
        </table:table-row>
        <table:table-row table:style-name="ro1">
          <table:table-cell office:value-type="float" office:value="0.938707709312439" calcext:value-type="float">
            <text:p>0.938707709312439</text:p>
          </table:table-cell>
          <table:table-cell table:number-columns-repeated="2"/>
        </table:table-row>
        <table:table-row table:style-name="ro1">
          <table:table-cell office:value-type="float" office:value="0.301168739795685" calcext:value-type="float">
            <text:p>0.301168739795685</text:p>
          </table:table-cell>
          <table:table-cell table:number-columns-repeated="2"/>
        </table:table-row>
        <table:table-row table:style-name="ro1">
          <table:table-cell office:value-type="float" office:value="0.917568027973175" calcext:value-type="float">
            <text:p>0.917568027973175</text:p>
          </table:table-cell>
          <table:table-cell table:number-columns-repeated="2"/>
        </table:table-row>
        <table:table-row table:style-name="ro1">
          <table:table-cell office:value-type="float" office:value="0.890497922897339" calcext:value-type="float">
            <text:p>0.890497922897339</text:p>
          </table:table-cell>
          <table:table-cell table:number-columns-repeated="2"/>
        </table:table-row>
        <table:table-row table:style-name="ro1">
          <table:table-cell office:value-type="float" office:value="0.860022902488709" calcext:value-type="float">
            <text:p>0.860022902488709</text:p>
          </table:table-cell>
          <table:table-cell table:number-columns-repeated="2"/>
        </table:table-row>
        <table:table-row table:style-name="ro1">
          <table:table-cell office:value-type="float" office:value="0.900586843490601" calcext:value-type="float">
            <text:p>0.900586843490601</text:p>
          </table:table-cell>
          <table:table-cell table:number-columns-repeated="2"/>
        </table:table-row>
        <table:table-row table:style-name="ro1">
          <table:table-cell office:value-type="float" office:value="0.889985978603363" calcext:value-type="float">
            <text:p>0.889985978603363</text:p>
          </table:table-cell>
          <table:table-cell table:number-columns-repeated="2"/>
        </table:table-row>
        <table:table-row table:style-name="ro1">
          <table:table-cell office:value-type="float" office:value="0.919731497764587" calcext:value-type="float">
            <text:p>0.919731497764587</text:p>
          </table:table-cell>
          <table:table-cell table:number-columns-repeated="2"/>
        </table:table-row>
        <table:table-row table:style-name="ro1">
          <table:table-cell office:value-type="float" office:value="0.269537538290024" calcext:value-type="float">
            <text:p>0.269537538290024</text:p>
          </table:table-cell>
          <table:table-cell table:number-columns-repeated="2"/>
        </table:table-row>
        <table:table-row table:style-name="ro1">
          <table:table-cell office:value-type="float" office:value="0.844448745250702" calcext:value-type="float">
            <text:p>0.844448745250702</text:p>
          </table:table-cell>
          <table:table-cell table:number-columns-repeated="2"/>
        </table:table-row>
        <table:table-row table:style-name="ro1">
          <table:table-cell office:value-type="float" office:value="0.857515156269074" calcext:value-type="float">
            <text:p>0.857515156269074</text:p>
          </table:table-cell>
          <table:table-cell table:number-columns-repeated="2"/>
        </table:table-row>
        <table:table-row table:style-name="ro1">
          <table:table-cell office:value-type="float" office:value="0.85407817363739" calcext:value-type="float">
            <text:p>0.85407817363739</text:p>
          </table:table-cell>
          <table:table-cell table:number-columns-repeated="2"/>
        </table:table-row>
        <table:table-row table:style-name="ro1">
          <table:table-cell office:value-type="float" office:value="0.388577848672867" calcext:value-type="float">
            <text:p>0.388577848672867</text:p>
          </table:table-cell>
          <table:table-cell table:number-columns-repeated="2"/>
        </table:table-row>
        <table:table-row table:style-name="ro1">
          <table:table-cell office:value-type="float" office:value="0.828924596309662" calcext:value-type="float">
            <text:p>0.828924596309662</text:p>
          </table:table-cell>
          <table:table-cell table:number-columns-repeated="2"/>
        </table:table-row>
        <table:table-row table:style-name="ro1">
          <table:table-cell office:value-type="float" office:value="0.814548492431641" calcext:value-type="float">
            <text:p>0.814548492431641</text:p>
          </table:table-cell>
          <table:table-cell table:number-columns-repeated="2"/>
        </table:table-row>
        <table:table-row table:style-name="ro1">
          <table:table-cell office:value-type="float" office:value="0.793210089206696" calcext:value-type="float">
            <text:p>0.793210089206696</text:p>
          </table:table-cell>
          <table:table-cell table:number-columns-repeated="2"/>
        </table:table-row>
        <table:table-row table:style-name="ro1">
          <table:table-cell office:value-type="float" office:value="0.768445730209351" calcext:value-type="float">
            <text:p>0.768445730209351</text:p>
          </table:table-cell>
          <table:table-cell table:number-columns-repeated="2"/>
        </table:table-row>
        <table:table-row table:style-name="ro1">
          <table:table-cell office:value-type="float" office:value="0.754761636257172" calcext:value-type="float">
            <text:p>0.754761636257172</text:p>
          </table:table-cell>
          <table:table-cell table:number-columns-repeated="2"/>
        </table:table-row>
        <table:table-row table:style-name="ro1">
          <table:table-cell office:value-type="float" office:value="0.761674284934998" calcext:value-type="float">
            <text:p>0.761674284934998</text:p>
          </table:table-cell>
          <table:table-cell table:number-columns-repeated="2"/>
        </table:table-row>
        <table:table-row table:style-name="ro1">
          <table:table-cell office:value-type="float" office:value="0.787213265895844" calcext:value-type="float">
            <text:p>0.787213265895844</text:p>
          </table:table-cell>
          <table:table-cell table:number-columns-repeated="2"/>
        </table:table-row>
        <table:table-row table:style-name="ro1">
          <table:table-cell office:value-type="float" office:value="0.792784631252289" calcext:value-type="float">
            <text:p>0.792784631252289</text:p>
          </table:table-cell>
          <table:table-cell table:number-columns-repeated="2"/>
        </table:table-row>
        <table:table-row table:style-name="ro1">
          <table:table-cell office:value-type="float" office:value="0.804931581020355" calcext:value-type="float">
            <text:p>0.804931581020355</text:p>
          </table:table-cell>
          <table:table-cell table:number-columns-repeated="2"/>
        </table:table-row>
        <table:table-row table:style-name="ro1">
          <table:table-cell office:value-type="float" office:value="0.817043304443359" calcext:value-type="float">
            <text:p>0.817043304443359</text:p>
          </table:table-cell>
          <table:table-cell table:number-columns-repeated="2"/>
        </table:table-row>
        <table:table-row table:style-name="ro1">
          <table:table-cell office:value-type="float" office:value="0.811039626598358" calcext:value-type="float">
            <text:p>0.811039626598358</text:p>
          </table:table-cell>
          <table:table-cell table:number-columns-repeated="2"/>
        </table:table-row>
        <table:table-row table:style-name="ro1">
          <table:table-cell office:value-type="float" office:value="0.793854176998138" calcext:value-type="float">
            <text:p>0.793854176998138</text:p>
          </table:table-cell>
          <table:table-cell table:number-columns-repeated="2"/>
        </table:table-row>
        <table:table-row table:style-name="ro1">
          <table:table-cell office:value-type="float" office:value="0.782943427562714" calcext:value-type="float">
            <text:p>0.782943427562714</text:p>
          </table:table-cell>
          <table:table-cell table:number-columns-repeated="2"/>
        </table:table-row>
        <table:table-row table:style-name="ro1">
          <table:table-cell office:value-type="float" office:value="0.780018031597137" calcext:value-type="float">
            <text:p>0.780018031597137</text:p>
          </table:table-cell>
          <table:table-cell table:number-columns-repeated="2"/>
        </table:table-row>
        <table:table-row table:style-name="ro1">
          <table:table-cell office:value-type="float" office:value="0.780888855457306" calcext:value-type="float">
            <text:p>0.780888855457306</text:p>
          </table:table-cell>
          <table:table-cell table:number-columns-repeated="2"/>
        </table:table-row>
        <table:table-row table:style-name="ro1">
          <table:table-cell office:value-type="float" office:value="0.758304417133331" calcext:value-type="float">
            <text:p>0.758304417133331</text:p>
          </table:table-cell>
          <table:table-cell table:number-columns-repeated="2"/>
        </table:table-row>
        <table:table-row table:style-name="ro1">
          <table:table-cell office:value-type="float" office:value="0.84171587228775" calcext:value-type="float">
            <text:p>0.84171587228775</text:p>
          </table:table-cell>
          <table:table-cell table:number-columns-repeated="2"/>
        </table:table-row>
        <table:table-row table:style-name="ro1">
          <table:table-cell office:value-type="float" office:value="0.754282474517822" calcext:value-type="float">
            <text:p>0.754282474517822</text:p>
          </table:table-cell>
          <table:table-cell table:number-columns-repeated="2"/>
        </table:table-row>
        <table:table-row table:style-name="ro1">
          <table:table-cell office:value-type="float" office:value="0.817593514919281" calcext:value-type="float">
            <text:p>0.817593514919281</text:p>
          </table:table-cell>
          <table:table-cell table:number-columns-repeated="2"/>
        </table:table-row>
        <table:table-row table:style-name="ro1">
          <table:table-cell office:value-type="float" office:value="0.813983261585236" calcext:value-type="float">
            <text:p>0.813983261585236</text:p>
          </table:table-cell>
          <table:table-cell table:number-columns-repeated="2"/>
        </table:table-row>
        <table:table-row table:style-name="ro1">
          <table:table-cell office:value-type="float" office:value="0.628340184688568" calcext:value-type="float">
            <text:p>0.628340184688568</text:p>
          </table:table-cell>
          <table:table-cell table:number-columns-repeated="2"/>
        </table:table-row>
        <table:table-row table:style-name="ro1">
          <table:table-cell office:value-type="float" office:value="0.722144663333893" calcext:value-type="float">
            <text:p>0.722144663333893</text:p>
          </table:table-cell>
          <table:table-cell table:number-columns-repeated="2"/>
        </table:table-row>
        <table:table-row table:style-name="ro1">
          <table:table-cell office:value-type="float" office:value="0.807580590248108" calcext:value-type="float">
            <text:p>0.807580590248108</text:p>
          </table:table-cell>
          <table:table-cell table:number-columns-repeated="2"/>
        </table:table-row>
        <table:table-row table:style-name="ro1">
          <table:table-cell office:value-type="float" office:value="0.867183089256287" calcext:value-type="float">
            <text:p>0.867183089256287</text:p>
          </table:table-cell>
          <table:table-cell table:number-columns-repeated="2"/>
        </table:table-row>
        <table:table-row table:style-name="ro1">
          <table:table-cell office:value-type="float" office:value="0.915696918964386" calcext:value-type="float">
            <text:p>0.915696918964386</text:p>
          </table:table-cell>
          <table:table-cell table:number-columns-repeated="2"/>
        </table:table-row>
        <table:table-row table:style-name="ro1">
          <table:table-cell office:value-type="float" office:value="0.276161015033722" calcext:value-type="float">
            <text:p>0.276161015033722</text:p>
          </table:table-cell>
          <table:table-cell table:number-columns-repeated="2"/>
        </table:table-row>
        <table:table-row table:style-name="ro1">
          <table:table-cell office:value-type="float" office:value="0.897710740566254" calcext:value-type="float">
            <text:p>0.897710740566254</text:p>
          </table:table-cell>
          <table:table-cell table:number-columns-repeated="2"/>
        </table:table-row>
        <table:table-row table:style-name="ro1">
          <table:table-cell office:value-type="float" office:value="0.909538447856903" calcext:value-type="float">
            <text:p>0.909538447856903</text:p>
          </table:table-cell>
          <table:table-cell table:number-columns-repeated="2"/>
        </table:table-row>
        <table:table-row table:style-name="ro1">
          <table:table-cell office:value-type="float" office:value="0.937520146369934" calcext:value-type="float">
            <text:p>0.937520146369934</text:p>
          </table:table-cell>
          <table:table-cell table:number-columns-repeated="2"/>
        </table:table-row>
        <table:table-row table:style-name="ro1">
          <table:table-cell office:value-type="float" office:value="0.362589448690414" calcext:value-type="float">
            <text:p>0.362589448690414</text:p>
          </table:table-cell>
          <table:table-cell table:number-columns-repeated="2"/>
        </table:table-row>
        <table:table-row table:style-name="ro1">
          <table:table-cell office:value-type="float" office:value="0.923873424530029" calcext:value-type="float">
            <text:p>0.923873424530029</text:p>
          </table:table-cell>
          <table:table-cell table:number-columns-repeated="2"/>
        </table:table-row>
        <table:table-row table:style-name="ro1">
          <table:table-cell office:value-type="float" office:value="0.937458753585815" calcext:value-type="float">
            <text:p>0.937458753585815</text:p>
          </table:table-cell>
          <table:table-cell table:number-columns-repeated="2"/>
        </table:table-row>
        <table:table-row table:style-name="ro1">
          <table:table-cell office:value-type="float" office:value="0.937568962574005" calcext:value-type="float">
            <text:p>0.937568962574005</text:p>
          </table:table-cell>
          <table:table-cell table:number-columns-repeated="2"/>
        </table:table-row>
        <table:table-row table:style-name="ro1">
          <table:table-cell office:value-type="float" office:value="0.921414196491241" calcext:value-type="float">
            <text:p>0.921414196491241</text:p>
          </table:table-cell>
          <table:table-cell table:number-columns-repeated="2"/>
        </table:table-row>
        <table:table-row table:style-name="ro1">
          <table:table-cell office:value-type="float" office:value="0.925186693668366" calcext:value-type="float">
            <text:p>0.925186693668366</text:p>
          </table:table-cell>
          <table:table-cell table:number-columns-repeated="2"/>
        </table:table-row>
        <table:table-row table:style-name="ro1">
          <table:table-cell office:value-type="float" office:value="0.934890329837799" calcext:value-type="float">
            <text:p>0.934890329837799</text:p>
          </table:table-cell>
          <table:table-cell table:number-columns-repeated="2"/>
        </table:table-row>
        <table:table-row table:style-name="ro1">
          <table:table-cell office:value-type="float" office:value="0.926076769828796" calcext:value-type="float">
            <text:p>0.926076769828796</text:p>
          </table:table-cell>
          <table:table-cell table:number-columns-repeated="2"/>
        </table:table-row>
        <table:table-row table:style-name="ro1">
          <table:table-cell office:value-type="float" office:value="0.919463455677032" calcext:value-type="float">
            <text:p>0.919463455677032</text:p>
          </table:table-cell>
          <table:table-cell table:number-columns-repeated="2"/>
        </table:table-row>
        <table:table-row table:style-name="ro1">
          <table:table-cell office:value-type="float" office:value="0.925797045230866" calcext:value-type="float">
            <text:p>0.925797045230866</text:p>
          </table:table-cell>
          <table:table-cell table:number-columns-repeated="2"/>
        </table:table-row>
        <table:table-row table:style-name="ro1">
          <table:table-cell office:value-type="float" office:value="0.91058224439621" calcext:value-type="float">
            <text:p>0.91058224439621</text:p>
          </table:table-cell>
          <table:table-cell table:number-columns-repeated="2"/>
        </table:table-row>
        <table:table-row table:style-name="ro1">
          <table:table-cell office:value-type="float" office:value="0.92603474855423" calcext:value-type="float">
            <text:p>0.92603474855423</text:p>
          </table:table-cell>
          <table:table-cell table:number-columns-repeated="2"/>
        </table:table-row>
        <table:table-row table:style-name="ro1">
          <table:table-cell office:value-type="float" office:value="0.920428216457367" calcext:value-type="float">
            <text:p>0.920428216457367</text:p>
          </table:table-cell>
          <table:table-cell table:number-columns-repeated="2"/>
        </table:table-row>
        <table:table-row table:style-name="ro1">
          <table:table-cell office:value-type="float" office:value="0.914302051067352" calcext:value-type="float">
            <text:p>0.914302051067352</text:p>
          </table:table-cell>
          <table:table-cell table:number-columns-repeated="2"/>
        </table:table-row>
        <table:table-row table:style-name="ro1">
          <table:table-cell office:value-type="float" office:value="0.929411351680756" calcext:value-type="float">
            <text:p>0.929411351680756</text:p>
          </table:table-cell>
          <table:table-cell table:number-columns-repeated="2"/>
        </table:table-row>
        <table:table-row table:style-name="ro1">
          <table:table-cell office:value-type="float" office:value="0.926079750061035" calcext:value-type="float">
            <text:p>0.926079750061035</text:p>
          </table:table-cell>
          <table:table-cell table:number-columns-repeated="2"/>
        </table:table-row>
        <table:table-row table:style-name="ro1">
          <table:table-cell office:value-type="float" office:value="0.928068220615387" calcext:value-type="float">
            <text:p>0.928068220615387</text:p>
          </table:table-cell>
          <table:table-cell table:number-columns-repeated="2"/>
        </table:table-row>
        <table:table-row table:style-name="ro1">
          <table:table-cell office:value-type="float" office:value="0.90732204914093" calcext:value-type="float">
            <text:p>0.90732204914093</text:p>
          </table:table-cell>
          <table:table-cell table:number-columns-repeated="2"/>
        </table:table-row>
        <table:table-row table:style-name="ro1">
          <table:table-cell office:value-type="float" office:value="0.886265456676483" calcext:value-type="float">
            <text:p>0.886265456676483</text:p>
          </table:table-cell>
          <table:table-cell table:number-columns-repeated="2"/>
        </table:table-row>
        <table:table-row table:style-name="ro1">
          <table:table-cell office:value-type="float" office:value="0.837070167064667" calcext:value-type="float">
            <text:p>0.837070167064667</text:p>
          </table:table-cell>
          <table:table-cell table:number-columns-repeated="2"/>
        </table:table-row>
        <table:table-row table:style-name="ro1">
          <table:table-cell office:value-type="float" office:value="0.878876745700836" calcext:value-type="float">
            <text:p>0.878876745700836</text:p>
          </table:table-cell>
          <table:table-cell table:number-columns-repeated="2"/>
        </table:table-row>
        <table:table-row table:style-name="ro1">
          <table:table-cell office:value-type="float" office:value="0.867260217666626" calcext:value-type="float">
            <text:p>0.867260217666626</text:p>
          </table:table-cell>
          <table:table-cell table:number-columns-repeated="2"/>
        </table:table-row>
        <table:table-row table:style-name="ro1">
          <table:table-cell office:value-type="float" office:value="0.907358586788178" calcext:value-type="float">
            <text:p>0.907358586788178</text:p>
          </table:table-cell>
          <table:table-cell table:number-columns-repeated="2"/>
        </table:table-row>
        <table:table-row table:style-name="ro1">
          <table:table-cell office:value-type="float" office:value="0.910468220710754" calcext:value-type="float">
            <text:p>0.910468220710754</text:p>
          </table:table-cell>
          <table:table-cell table:number-columns-repeated="2"/>
        </table:table-row>
        <table:table-row table:style-name="ro1">
          <table:table-cell office:value-type="float" office:value="0.906148254871368" calcext:value-type="float">
            <text:p>0.906148254871368</text:p>
          </table:table-cell>
          <table:table-cell table:number-columns-repeated="2"/>
        </table:table-row>
        <table:table-row table:style-name="ro1">
          <table:table-cell office:value-type="float" office:value="0.897205233573914" calcext:value-type="float">
            <text:p>0.897205233573914</text:p>
          </table:table-cell>
          <table:table-cell table:number-columns-repeated="2"/>
        </table:table-row>
        <table:table-row table:style-name="ro1">
          <table:table-cell office:value-type="float" office:value="0.900903105735779" calcext:value-type="float">
            <text:p>0.900903105735779</text:p>
          </table:table-cell>
          <table:table-cell table:number-columns-repeated="2"/>
        </table:table-row>
        <table:table-row table:style-name="ro1">
          <table:table-cell office:value-type="float" office:value="0.899640917778015" calcext:value-type="float">
            <text:p>0.899640917778015</text:p>
          </table:table-cell>
          <table:table-cell table:number-columns-repeated="2"/>
        </table:table-row>
        <table:table-row table:style-name="ro1">
          <table:table-cell office:value-type="float" office:value="0.900637447834015" calcext:value-type="float">
            <text:p>0.900637447834015</text:p>
          </table:table-cell>
          <table:table-cell table:number-columns-repeated="2"/>
        </table:table-row>
        <table:table-row table:style-name="ro1">
          <table:table-cell office:value-type="float" office:value="0.899672389030456" calcext:value-type="float">
            <text:p>0.899672389030456</text:p>
          </table:table-cell>
          <table:table-cell table:number-columns-repeated="2"/>
        </table:table-row>
        <table:table-row table:style-name="ro1">
          <table:table-cell office:value-type="float" office:value="0.902290403842926" calcext:value-type="float">
            <text:p>0.902290403842926</text:p>
          </table:table-cell>
          <table:table-cell table:number-columns-repeated="2"/>
        </table:table-row>
        <table:table-row table:style-name="ro1">
          <table:table-cell office:value-type="float" office:value="0.903389692306519" calcext:value-type="float">
            <text:p>0.903389692306519</text:p>
          </table:table-cell>
          <table:table-cell table:number-columns-repeated="2"/>
        </table:table-row>
        <table:table-row table:style-name="ro1">
          <table:table-cell office:value-type="float" office:value="0.903376400470733" calcext:value-type="float">
            <text:p>0.903376400470733</text:p>
          </table:table-cell>
          <table:table-cell table:number-columns-repeated="2"/>
        </table:table-row>
        <table:table-row table:style-name="ro1">
          <table:table-cell office:value-type="float" office:value="0.903862833976746" calcext:value-type="float">
            <text:p>0.903862833976746</text:p>
          </table:table-cell>
          <table:table-cell table:number-columns-repeated="2"/>
        </table:table-row>
        <table:table-row table:style-name="ro1">
          <table:table-cell office:value-type="float" office:value="0.904685437679291" calcext:value-type="float">
            <text:p>0.904685437679291</text:p>
          </table:table-cell>
          <table:table-cell table:number-columns-repeated="2"/>
        </table:table-row>
        <table:table-row table:style-name="ro1">
          <table:table-cell office:value-type="float" office:value="0.907361090183258" calcext:value-type="float">
            <text:p>0.907361090183258</text:p>
          </table:table-cell>
          <table:table-cell table:number-columns-repeated="2"/>
        </table:table-row>
        <table:table-row table:style-name="ro1">
          <table:table-cell office:value-type="float" office:value="0.90507560968399" calcext:value-type="float">
            <text:p>0.90507560968399</text:p>
          </table:table-cell>
          <table:table-cell table:number-columns-repeated="2"/>
        </table:table-row>
        <table:table-row table:style-name="ro1">
          <table:table-cell office:value-type="float" office:value="0.909066617488861" calcext:value-type="float">
            <text:p>0.909066617488861</text:p>
          </table:table-cell>
          <table:table-cell table:number-columns-repeated="2"/>
        </table:table-row>
        <table:table-row table:style-name="ro1">
          <table:table-cell office:value-type="float" office:value="0.91377866268158" calcext:value-type="float">
            <text:p>0.91377866268158</text:p>
          </table:table-cell>
          <table:table-cell table:number-columns-repeated="2"/>
        </table:table-row>
        <table:table-row table:style-name="ro1">
          <table:table-cell office:value-type="float" office:value="0.9240882396698" calcext:value-type="float">
            <text:p>0.9240882396698</text:p>
          </table:table-cell>
          <table:table-cell table:number-columns-repeated="2"/>
        </table:table-row>
        <table:table-row table:style-name="ro1">
          <table:table-cell office:value-type="float" office:value="0.933030188083649" calcext:value-type="float">
            <text:p>0.933030188083649</text:p>
          </table:table-cell>
          <table:table-cell table:number-columns-repeated="2"/>
        </table:table-row>
        <table:table-row table:style-name="ro1">
          <table:table-cell office:value-type="float" office:value="0.927481055259705" calcext:value-type="float">
            <text:p>0.927481055259705</text:p>
          </table:table-cell>
          <table:table-cell table:number-columns-repeated="2"/>
        </table:table-row>
        <table:table-row table:style-name="ro1">
          <table:table-cell office:value-type="float" office:value="0.924730956554413" calcext:value-type="float">
            <text:p>0.924730956554413</text:p>
          </table:table-cell>
          <table:table-cell table:number-columns-repeated="2"/>
        </table:table-row>
        <table:table-row table:style-name="ro1">
          <table:table-cell office:value-type="float" office:value="0.925612688064575" calcext:value-type="float">
            <text:p>0.925612688064575</text:p>
          </table:table-cell>
          <table:table-cell table:number-columns-repeated="2"/>
        </table:table-row>
        <table:table-row table:style-name="ro1">
          <table:table-cell office:value-type="float" office:value="0.910115659236908" calcext:value-type="float">
            <text:p>0.910115659236908</text:p>
          </table:table-cell>
          <table:table-cell table:number-columns-repeated="2"/>
        </table:table-row>
        <table:table-row table:style-name="ro1">
          <table:table-cell office:value-type="float" office:value="0.896864891052246" calcext:value-type="float">
            <text:p>0.896864891052246</text:p>
          </table:table-cell>
          <table:table-cell table:number-columns-repeated="2"/>
        </table:table-row>
        <table:table-row table:style-name="ro1">
          <table:table-cell office:value-type="float" office:value="0.910529494285584" calcext:value-type="float">
            <text:p>0.910529494285584</text:p>
          </table:table-cell>
          <table:table-cell table:number-columns-repeated="2"/>
        </table:table-row>
        <table:table-row table:style-name="ro1">
          <table:table-cell office:value-type="float" office:value="0.924744606018066" calcext:value-type="float">
            <text:p>0.924744606018066</text:p>
          </table:table-cell>
          <table:table-cell table:number-columns-repeated="2"/>
        </table:table-row>
        <table:table-row table:style-name="ro1">
          <table:table-cell office:value-type="float" office:value="0.938664853572845" calcext:value-type="float">
            <text:p>0.938664853572845</text:p>
          </table:table-cell>
          <table:table-cell table:number-columns-repeated="2"/>
        </table:table-row>
        <table:table-row table:style-name="ro1">
          <table:table-cell office:value-type="float" office:value="0.923656284809112" calcext:value-type="float">
            <text:p>0.923656284809112</text:p>
          </table:table-cell>
          <table:table-cell table:number-columns-repeated="2"/>
        </table:table-row>
        <table:table-row table:style-name="ro1">
          <table:table-cell office:value-type="float" office:value="0.908785998821258" calcext:value-type="float">
            <text:p>0.908785998821258</text:p>
          </table:table-cell>
          <table:table-cell table:number-columns-repeated="2"/>
        </table:table-row>
        <table:table-row table:style-name="ro1">
          <table:table-cell office:value-type="float" office:value="0.903837502002716" calcext:value-type="float">
            <text:p>0.903837502002716</text:p>
          </table:table-cell>
          <table:table-cell table:number-columns-repeated="2"/>
        </table:table-row>
        <table:table-row table:style-name="ro1">
          <table:table-cell office:value-type="float" office:value="0.923970401287079" calcext:value-type="float">
            <text:p>0.923970401287079</text:p>
          </table:table-cell>
          <table:table-cell table:number-columns-repeated="2"/>
        </table:table-row>
        <table:table-row table:style-name="ro1">
          <table:table-cell office:value-type="float" office:value="0.916982233524322" calcext:value-type="float">
            <text:p>0.916982233524322</text:p>
          </table:table-cell>
          <table:table-cell table:number-columns-repeated="2"/>
        </table:table-row>
        <table:table-row table:style-name="ro1">
          <table:table-cell office:value-type="float" office:value="0.920924007892608" calcext:value-type="float">
            <text:p>0.920924007892608</text:p>
          </table:table-cell>
          <table:table-cell table:number-columns-repeated="2"/>
        </table:table-row>
        <table:table-row table:style-name="ro1">
          <table:table-cell office:value-type="float" office:value="0.912286341190338" calcext:value-type="float">
            <text:p>0.912286341190338</text:p>
          </table:table-cell>
          <table:table-cell table:number-columns-repeated="2"/>
        </table:table-row>
        <table:table-row table:style-name="ro1">
          <table:table-cell office:value-type="float" office:value="0.91425883769989" calcext:value-type="float">
            <text:p>0.91425883769989</text:p>
          </table:table-cell>
          <table:table-cell table:number-columns-repeated="2"/>
        </table:table-row>
        <table:table-row table:style-name="ro1">
          <table:table-cell office:value-type="float" office:value="0.915704309940338" calcext:value-type="float">
            <text:p>0.915704309940338</text:p>
          </table:table-cell>
          <table:table-cell table:number-columns-repeated="2"/>
        </table:table-row>
        <table:table-row table:style-name="ro1">
          <table:table-cell office:value-type="float" office:value="0.91108649969101" calcext:value-type="float">
            <text:p>0.91108649969101</text:p>
          </table:table-cell>
          <table:table-cell table:number-columns-repeated="2"/>
        </table:table-row>
        <table:table-row table:style-name="ro1">
          <table:table-cell office:value-type="float" office:value="0.913411259651184" calcext:value-type="float">
            <text:p>0.913411259651184</text:p>
          </table:table-cell>
          <table:table-cell table:number-columns-repeated="2"/>
        </table:table-row>
        <table:table-row table:style-name="ro1">
          <table:table-cell office:value-type="float" office:value="0.924622595310211" calcext:value-type="float">
            <text:p>0.924622595310211</text:p>
          </table:table-cell>
          <table:table-cell table:number-columns-repeated="2"/>
        </table:table-row>
        <table:table-row table:style-name="ro1">
          <table:table-cell office:value-type="float" office:value="0.914355218410492" calcext:value-type="float">
            <text:p>0.914355218410492</text:p>
          </table:table-cell>
          <table:table-cell table:number-columns-repeated="2"/>
        </table:table-row>
        <table:table-row table:style-name="ro1">
          <table:table-cell office:value-type="float" office:value="0.859367489814758" calcext:value-type="float">
            <text:p>0.859367489814758</text:p>
          </table:table-cell>
          <table:table-cell table:number-columns-repeated="2"/>
        </table:table-row>
        <table:table-row table:style-name="ro1">
          <table:table-cell office:value-type="float" office:value="0.911401867866516" calcext:value-type="float">
            <text:p>0.911401867866516</text:p>
          </table:table-cell>
          <table:table-cell table:number-columns-repeated="2"/>
        </table:table-row>
        <table:table-row table:style-name="ro1">
          <table:table-cell office:value-type="float" office:value="0.945504724979401" calcext:value-type="float">
            <text:p>0.945504724979401</text:p>
          </table:table-cell>
          <table:table-cell table:number-columns-repeated="2"/>
        </table:table-row>
        <table:table-row table:style-name="ro1">
          <table:table-cell office:value-type="float" office:value="0.919242262840271" calcext:value-type="float">
            <text:p>0.919242262840271</text:p>
          </table:table-cell>
          <table:table-cell table:number-columns-repeated="2"/>
        </table:table-row>
        <table:table-row table:style-name="ro1">
          <table:table-cell office:value-type="float" office:value="0.929055452346802" calcext:value-type="float">
            <text:p>0.929055452346802</text:p>
          </table:table-cell>
          <table:table-cell table:number-columns-repeated="2"/>
        </table:table-row>
        <table:table-row table:style-name="ro1">
          <table:table-cell office:value-type="float" office:value="0.922746837139129" calcext:value-type="float">
            <text:p>0.922746837139129</text:p>
          </table:table-cell>
          <table:table-cell table:number-columns-repeated="2"/>
        </table:table-row>
        <table:table-row table:style-name="ro1">
          <table:table-cell office:value-type="float" office:value="0.874520838260651" calcext:value-type="float">
            <text:p>0.874520838260651</text:p>
          </table:table-cell>
          <table:table-cell table:number-columns-repeated="2"/>
        </table:table-row>
        <table:table-row table:style-name="ro1">
          <table:table-cell office:value-type="float" office:value="0.798765897750855" calcext:value-type="float">
            <text:p>0.798765897750855</text:p>
          </table:table-cell>
          <table:table-cell table:number-columns-repeated="2"/>
        </table:table-row>
        <table:table-row table:style-name="ro1">
          <table:table-cell office:value-type="float" office:value="0.824365139007568" calcext:value-type="float">
            <text:p>0.824365139007568</text:p>
          </table:table-cell>
          <table:table-cell table:number-columns-repeated="2"/>
        </table:table-row>
        <table:table-row table:style-name="ro1">
          <table:table-cell office:value-type="float" office:value="0.842538118362427" calcext:value-type="float">
            <text:p>0.842538118362427</text:p>
          </table:table-cell>
          <table:table-cell table:number-columns-repeated="2"/>
        </table:table-row>
        <table:table-row table:style-name="ro1">
          <table:table-cell office:value-type="float" office:value="0.821086168289185" calcext:value-type="float">
            <text:p>0.821086168289185</text:p>
          </table:table-cell>
          <table:table-cell table:number-columns-repeated="2"/>
        </table:table-row>
        <table:table-row table:style-name="ro1">
          <table:table-cell office:value-type="float" office:value="0.805990040302277" calcext:value-type="float">
            <text:p>0.805990040302277</text:p>
          </table:table-cell>
          <table:table-cell table:number-columns-repeated="2"/>
        </table:table-row>
        <table:table-row table:style-name="ro1">
          <table:table-cell office:value-type="float" office:value="0.828723669052124" calcext:value-type="float">
            <text:p>0.828723669052124</text:p>
          </table:table-cell>
          <table:table-cell table:number-columns-repeated="2"/>
        </table:table-row>
        <table:table-row table:style-name="ro1">
          <table:table-cell office:value-type="float" office:value="0.836919665336609" calcext:value-type="float">
            <text:p>0.836919665336609</text:p>
          </table:table-cell>
          <table:table-cell table:number-columns-repeated="2"/>
        </table:table-row>
        <table:table-row table:style-name="ro1">
          <table:table-cell office:value-type="float" office:value="0.846316993236542" calcext:value-type="float">
            <text:p>0.846316993236542</text:p>
          </table:table-cell>
          <table:table-cell table:number-columns-repeated="2"/>
        </table:table-row>
        <table:table-row table:style-name="ro1">
          <table:table-cell office:value-type="float" office:value="0.862798511981964" calcext:value-type="float">
            <text:p>0.862798511981964</text:p>
          </table:table-cell>
          <table:table-cell table:number-columns-repeated="2"/>
        </table:table-row>
        <table:table-row table:style-name="ro1">
          <table:table-cell office:value-type="float" office:value="0.872412919998169" calcext:value-type="float">
            <text:p>0.872412919998169</text:p>
          </table:table-cell>
          <table:table-cell table:number-columns-repeated="2"/>
        </table:table-row>
        <table:table-row table:style-name="ro1">
          <table:table-cell office:value-type="float" office:value="0.892516791820526" calcext:value-type="float">
            <text:p>0.892516791820526</text:p>
          </table:table-cell>
          <table:table-cell table:number-columns-repeated="2"/>
        </table:table-row>
        <table:table-row table:style-name="ro1">
          <table:table-cell office:value-type="float" office:value="0.898872137069702" calcext:value-type="float">
            <text:p>0.898872137069702</text:p>
          </table:table-cell>
          <table:table-cell table:number-columns-repeated="2"/>
        </table:table-row>
        <table:table-row table:style-name="ro1">
          <table:table-cell office:value-type="float" office:value="0.893448650836945" calcext:value-type="float">
            <text:p>0.893448650836945</text:p>
          </table:table-cell>
          <table:table-cell table:number-columns-repeated="2"/>
        </table:table-row>
        <table:table-row table:style-name="ro1">
          <table:table-cell office:value-type="float" office:value="0.922156453132629" calcext:value-type="float">
            <text:p>0.922156453132629</text:p>
          </table:table-cell>
          <table:table-cell table:number-columns-repeated="2"/>
        </table:table-row>
        <table:table-row table:style-name="ro1">
          <table:table-cell office:value-type="float" office:value="0.907719075679779" calcext:value-type="float">
            <text:p>0.907719075679779</text:p>
          </table:table-cell>
          <table:table-cell table:number-columns-repeated="2"/>
        </table:table-row>
        <table:table-row table:style-name="ro1">
          <table:table-cell office:value-type="float" office:value="0.892676055431366" calcext:value-type="float">
            <text:p>0.892676055431366</text:p>
          </table:table-cell>
          <table:table-cell table:number-columns-repeated="2"/>
        </table:table-row>
        <table:table-row table:style-name="ro1">
          <table:table-cell office:value-type="float" office:value="0.87947404384613" calcext:value-type="float">
            <text:p>0.87947404384613</text:p>
          </table:table-cell>
          <table:table-cell table:number-columns-repeated="2"/>
        </table:table-row>
        <table:table-row table:style-name="ro1">
          <table:table-cell office:value-type="float" office:value="0.859842419624329" calcext:value-type="float">
            <text:p>0.859842419624329</text:p>
          </table:table-cell>
          <table:table-cell table:number-columns-repeated="2"/>
        </table:table-row>
        <table:table-row table:style-name="ro1">
          <table:table-cell office:value-type="float" office:value="0.863421738147736" calcext:value-type="float">
            <text:p>0.863421738147736</text:p>
          </table:table-cell>
          <table:table-cell table:number-columns-repeated="2"/>
        </table:table-row>
        <table:table-row table:style-name="ro1">
          <table:table-cell office:value-type="float" office:value="0.864125430583954" calcext:value-type="float">
            <text:p>0.864125430583954</text:p>
          </table:table-cell>
          <table:table-cell table:number-columns-repeated="2"/>
        </table:table-row>
        <table:table-row table:style-name="ro1">
          <table:table-cell office:value-type="float" office:value="0.904105365276337" calcext:value-type="float">
            <text:p>0.904105365276337</text:p>
          </table:table-cell>
          <table:table-cell table:number-columns-repeated="2"/>
        </table:table-row>
        <table:table-row table:style-name="ro1">
          <table:table-cell office:value-type="float" office:value="0.907004773616791" calcext:value-type="float">
            <text:p>0.907004773616791</text:p>
          </table:table-cell>
          <table:table-cell table:number-columns-repeated="2"/>
        </table:table-row>
        <table:table-row table:style-name="ro1">
          <table:table-cell office:value-type="float" office:value="0.906386613845825" calcext:value-type="float">
            <text:p>0.906386613845825</text:p>
          </table:table-cell>
          <table:table-cell table:number-columns-repeated="2"/>
        </table:table-row>
        <table:table-row table:style-name="ro1">
          <table:table-cell office:value-type="float" office:value="0.912163615226746" calcext:value-type="float">
            <text:p>0.912163615226746</text:p>
          </table:table-cell>
          <table:table-cell table:number-columns-repeated="2"/>
        </table:table-row>
        <table:table-row table:style-name="ro1">
          <table:table-cell office:value-type="float" office:value="0.919038832187653" calcext:value-type="float">
            <text:p>0.919038832187653</text:p>
          </table:table-cell>
          <table:table-cell table:number-columns-repeated="2"/>
        </table:table-row>
        <table:table-row table:style-name="ro1">
          <table:table-cell office:value-type="float" office:value="0.926367580890656" calcext:value-type="float">
            <text:p>0.926367580890656</text:p>
          </table:table-cell>
          <table:table-cell table:number-columns-repeated="2"/>
        </table:table-row>
        <table:table-row table:style-name="ro1">
          <table:table-cell office:value-type="float" office:value="0.925611853599548" calcext:value-type="float">
            <text:p>0.925611853599548</text:p>
          </table:table-cell>
          <table:table-cell table:number-columns-repeated="2"/>
        </table:table-row>
        <table:table-row table:style-name="ro1">
          <table:table-cell office:value-type="float" office:value="0.91865998506546" calcext:value-type="float">
            <text:p>0.91865998506546</text:p>
          </table:table-cell>
          <table:table-cell table:number-columns-repeated="2"/>
        </table:table-row>
        <table:table-row table:style-name="ro1">
          <table:table-cell office:value-type="float" office:value="0.928076863288879" calcext:value-type="float">
            <text:p>0.928076863288879</text:p>
          </table:table-cell>
          <table:table-cell table:number-columns-repeated="2"/>
        </table:table-row>
        <table:table-row table:style-name="ro1">
          <table:table-cell office:value-type="float" office:value="0.931514501571655" calcext:value-type="float">
            <text:p>0.931514501571655</text:p>
          </table:table-cell>
          <table:table-cell table:number-columns-repeated="2"/>
        </table:table-row>
        <table:table-row table:style-name="ro1">
          <table:table-cell office:value-type="float" office:value="0.926506221294403" calcext:value-type="float">
            <text:p>0.926506221294403</text:p>
          </table:table-cell>
          <table:table-cell table:number-columns-repeated="2"/>
        </table:table-row>
        <table:table-row table:style-name="ro1">
          <table:table-cell office:value-type="float" office:value="0.912534534931183" calcext:value-type="float">
            <text:p>0.912534534931183</text:p>
          </table:table-cell>
          <table:table-cell table:number-columns-repeated="2"/>
        </table:table-row>
        <table:table-row table:style-name="ro1">
          <table:table-cell office:value-type="float" office:value="0.904265463352203" calcext:value-type="float">
            <text:p>0.904265463352203</text:p>
          </table:table-cell>
          <table:table-cell table:number-columns-repeated="2"/>
        </table:table-row>
        <table:table-row table:style-name="ro1">
          <table:table-cell office:value-type="float" office:value="0.900452315807343" calcext:value-type="float">
            <text:p>0.900452315807343</text:p>
          </table:table-cell>
          <table:table-cell table:number-columns-repeated="2"/>
        </table:table-row>
        <table:table-row table:style-name="ro1">
          <table:table-cell office:value-type="float" office:value="0.913837671279907" calcext:value-type="float">
            <text:p>0.913837671279907</text:p>
          </table:table-cell>
          <table:table-cell table:number-columns-repeated="2"/>
        </table:table-row>
        <table:table-row table:style-name="ro1">
          <table:table-cell office:value-type="float" office:value="0.922374129295349" calcext:value-type="float">
            <text:p>0.922374129295349</text:p>
          </table:table-cell>
          <table:table-cell table:number-columns-repeated="2"/>
        </table:table-row>
        <table:table-row table:style-name="ro1">
          <table:table-cell office:value-type="float" office:value="0.834620356559753" calcext:value-type="float">
            <text:p>0.834620356559753</text:p>
          </table:table-cell>
          <table:table-cell table:number-columns-repeated="2"/>
        </table:table-row>
        <table:table-row table:style-name="ro1">
          <table:table-cell office:value-type="float" office:value="0.87171196937561" calcext:value-type="float">
            <text:p>0.87171196937561</text:p>
          </table:table-cell>
          <table:table-cell table:number-columns-repeated="2"/>
        </table:table-row>
        <table:table-row table:style-name="ro1">
          <table:table-cell office:value-type="float" office:value="0.898885667324066" calcext:value-type="float">
            <text:p>0.898885667324066</text:p>
          </table:table-cell>
          <table:table-cell table:number-columns-repeated="2"/>
        </table:table-row>
        <table:table-row table:style-name="ro1">
          <table:table-cell office:value-type="float" office:value="0.922406613826752" calcext:value-type="float">
            <text:p>0.922406613826752</text:p>
          </table:table-cell>
          <table:table-cell table:number-columns-repeated="2"/>
        </table:table-row>
        <table:table-row table:style-name="ro1">
          <table:table-cell office:value-type="float" office:value="0.918055832386017" calcext:value-type="float">
            <text:p>0.918055832386017</text:p>
          </table:table-cell>
          <table:table-cell table:number-columns-repeated="2"/>
        </table:table-row>
        <table:table-row table:style-name="ro1">
          <table:table-cell office:value-type="float" office:value="0.884513795375824" calcext:value-type="float">
            <text:p>0.884513795375824</text:p>
          </table:table-cell>
          <table:table-cell table:number-columns-repeated="2"/>
        </table:table-row>
        <table:table-row table:style-name="ro1">
          <table:table-cell office:value-type="float" office:value="0.892369449138641" calcext:value-type="float">
            <text:p>0.892369449138641</text:p>
          </table:table-cell>
          <table:table-cell table:number-columns-repeated="2"/>
        </table:table-row>
        <table:table-row table:style-name="ro1">
          <table:table-cell office:value-type="float" office:value="0.895795702934265" calcext:value-type="float">
            <text:p>0.895795702934265</text:p>
          </table:table-cell>
          <table:table-cell table:number-columns-repeated="2"/>
        </table:table-row>
        <table:table-row table:style-name="ro1">
          <table:table-cell office:value-type="float" office:value="0.907474339008331" calcext:value-type="float">
            <text:p>0.907474339008331</text:p>
          </table:table-cell>
          <table:table-cell table:number-columns-repeated="2"/>
        </table:table-row>
        <table:table-row table:style-name="ro1">
          <table:table-cell office:value-type="float" office:value="0.899066209793091" calcext:value-type="float">
            <text:p>0.899066209793091</text:p>
          </table:table-cell>
          <table:table-cell table:number-columns-repeated="2"/>
        </table:table-row>
        <table:table-row table:style-name="ro1">
          <table:table-cell office:value-type="float" office:value="0.918263733386993" calcext:value-type="float">
            <text:p>0.918263733386993</text:p>
          </table:table-cell>
          <table:table-cell table:number-columns-repeated="2"/>
        </table:table-row>
        <table:table-row table:style-name="ro1">
          <table:table-cell office:value-type="float" office:value="0.927449285984039" calcext:value-type="float">
            <text:p>0.927449285984039</text:p>
          </table:table-cell>
          <table:table-cell table:number-columns-repeated="2"/>
        </table:table-row>
        <table:table-row table:style-name="ro1">
          <table:table-cell office:value-type="float" office:value="0.91266006231308" calcext:value-type="float">
            <text:p>0.91266006231308</text:p>
          </table:table-cell>
          <table:table-cell table:number-columns-repeated="2"/>
        </table:table-row>
        <table:table-row table:style-name="ro1">
          <table:table-cell office:value-type="float" office:value="0.865351021289825" calcext:value-type="float">
            <text:p>0.865351021289825</text:p>
          </table:table-cell>
          <table:table-cell table:number-columns-repeated="2"/>
        </table:table-row>
        <table:table-row table:style-name="ro1">
          <table:table-cell office:value-type="float" office:value="0.889806985855102" calcext:value-type="float">
            <text:p>0.889806985855102</text:p>
          </table:table-cell>
          <table:table-cell table:number-columns-repeated="2"/>
        </table:table-row>
        <table:table-row table:style-name="ro1">
          <table:table-cell office:value-type="float" office:value="0.919488310813904" calcext:value-type="float">
            <text:p>0.919488310813904</text:p>
          </table:table-cell>
          <table:table-cell table:number-columns-repeated="2"/>
        </table:table-row>
        <table:table-row table:style-name="ro1">
          <table:table-cell office:value-type="float" office:value="0.921934127807617" calcext:value-type="float">
            <text:p>0.921934127807617</text:p>
          </table:table-cell>
          <table:table-cell table:number-columns-repeated="2"/>
        </table:table-row>
        <table:table-row table:style-name="ro1">
          <table:table-cell office:value-type="float" office:value="0.906457841396332" calcext:value-type="float">
            <text:p>0.906457841396332</text:p>
          </table:table-cell>
          <table:table-cell table:number-columns-repeated="2"/>
        </table:table-row>
        <table:table-row table:style-name="ro1">
          <table:table-cell office:value-type="float" office:value="0.927473604679108" calcext:value-type="float">
            <text:p>0.927473604679108</text:p>
          </table:table-cell>
          <table:table-cell table:number-columns-repeated="2"/>
        </table:table-row>
        <table:table-row table:style-name="ro1">
          <table:table-cell office:value-type="float" office:value="0.917479038238525" calcext:value-type="float">
            <text:p>0.917479038238525</text:p>
          </table:table-cell>
          <table:table-cell table:number-columns-repeated="2"/>
        </table:table-row>
        <table:table-row table:style-name="ro1">
          <table:table-cell office:value-type="float" office:value="0.91445791721344" calcext:value-type="float">
            <text:p>0.91445791721344</text:p>
          </table:table-cell>
          <table:table-cell table:number-columns-repeated="2"/>
        </table:table-row>
        <table:table-row table:style-name="ro1">
          <table:table-cell office:value-type="float" office:value="0.916975438594818" calcext:value-type="float">
            <text:p>0.916975438594818</text:p>
          </table:table-cell>
          <table:table-cell table:number-columns-repeated="2"/>
        </table:table-row>
        <table:table-row table:style-name="ro1">
          <table:table-cell office:value-type="float" office:value="0.926838994026184" calcext:value-type="float">
            <text:p>0.926838994026184</text:p>
          </table:table-cell>
          <table:table-cell table:number-columns-repeated="2"/>
        </table:table-row>
        <table:table-row table:style-name="ro1">
          <table:table-cell office:value-type="float" office:value="0.895731747150421" calcext:value-type="float">
            <text:p>0.895731747150421</text:p>
          </table:table-cell>
          <table:table-cell table:number-columns-repeated="2"/>
        </table:table-row>
        <table:table-row table:style-name="ro1">
          <table:table-cell office:value-type="float" office:value="0.908750295639038" calcext:value-type="float">
            <text:p>0.908750295639038</text:p>
          </table:table-cell>
          <table:table-cell table:number-columns-repeated="2"/>
        </table:table-row>
        <table:table-row table:style-name="ro1">
          <table:table-cell office:value-type="float" office:value="0.915291905403137" calcext:value-type="float">
            <text:p>0.915291905403137</text:p>
          </table:table-cell>
          <table:table-cell table:number-columns-repeated="2"/>
        </table:table-row>
        <table:table-row table:style-name="ro1">
          <table:table-cell office:value-type="float" office:value="0.91982501745224" calcext:value-type="float">
            <text:p>0.91982501745224</text:p>
          </table:table-cell>
          <table:table-cell table:number-columns-repeated="2"/>
        </table:table-row>
        <table:table-row table:style-name="ro1">
          <table:table-cell office:value-type="float" office:value="0.913815379142761" calcext:value-type="float">
            <text:p>0.913815379142761</text:p>
          </table:table-cell>
          <table:table-cell table:number-columns-repeated="2"/>
        </table:table-row>
        <table:table-row table:style-name="ro1">
          <table:table-cell office:value-type="float" office:value="0.905674457550049" calcext:value-type="float">
            <text:p>0.905674457550049</text:p>
          </table:table-cell>
          <table:table-cell table:number-columns-repeated="2"/>
        </table:table-row>
        <table:table-row table:style-name="ro1">
          <table:table-cell office:value-type="float" office:value="0.907754123210907" calcext:value-type="float">
            <text:p>0.907754123210907</text:p>
          </table:table-cell>
          <table:table-cell table:number-columns-repeated="2"/>
        </table:table-row>
        <table:table-row table:style-name="ro1">
          <table:table-cell office:value-type="float" office:value="0.909977555274963" calcext:value-type="float">
            <text:p>0.909977555274963</text:p>
          </table:table-cell>
          <table:table-cell table:number-columns-repeated="2"/>
        </table:table-row>
        <table:table-row table:style-name="ro1">
          <table:table-cell office:value-type="float" office:value="0.909675121307373" calcext:value-type="float">
            <text:p>0.909675121307373</text:p>
          </table:table-cell>
          <table:table-cell table:number-columns-repeated="2"/>
        </table:table-row>
        <table:table-row table:style-name="ro1">
          <table:table-cell office:value-type="float" office:value="0.942423045635223" calcext:value-type="float">
            <text:p>0.942423045635223</text:p>
          </table:table-cell>
          <table:table-cell table:number-columns-repeated="2"/>
        </table:table-row>
        <table:table-row table:style-name="ro1">
          <table:table-cell office:value-type="float" office:value="0.936163306236267" calcext:value-type="float">
            <text:p>0.936163306236267</text:p>
          </table:table-cell>
          <table:table-cell table:number-columns-repeated="2"/>
        </table:table-row>
        <table:table-row table:style-name="ro1">
          <table:table-cell office:value-type="float" office:value="0.902457058429718" calcext:value-type="float">
            <text:p>0.902457058429718</text:p>
          </table:table-cell>
          <table:table-cell table:number-columns-repeated="2"/>
        </table:table-row>
        <table:table-row table:style-name="ro1">
          <table:table-cell office:value-type="float" office:value="0.88737678527832" calcext:value-type="float">
            <text:p>0.88737678527832</text:p>
          </table:table-cell>
          <table:table-cell table:number-columns-repeated="2"/>
        </table:table-row>
        <table:table-row table:style-name="ro1">
          <table:table-cell office:value-type="float" office:value="0.877314031124115" calcext:value-type="float">
            <text:p>0.877314031124115</text:p>
          </table:table-cell>
          <table:table-cell table:number-columns-repeated="2"/>
        </table:table-row>
        <table:table-row table:style-name="ro1">
          <table:table-cell office:value-type="float" office:value="0.837210237979889" calcext:value-type="float">
            <text:p>0.837210237979889</text:p>
          </table:table-cell>
          <table:table-cell table:number-columns-repeated="2"/>
        </table:table-row>
        <table:table-row table:style-name="ro1">
          <table:table-cell office:value-type="float" office:value="0.833919882774353" calcext:value-type="float">
            <text:p>0.833919882774353</text:p>
          </table:table-cell>
          <table:table-cell table:number-columns-repeated="2"/>
        </table:table-row>
        <table:table-row table:style-name="ro1">
          <table:table-cell office:value-type="float" office:value="0.847252726554871" calcext:value-type="float">
            <text:p>0.847252726554871</text:p>
          </table:table-cell>
          <table:table-cell table:number-columns-repeated="2"/>
        </table:table-row>
        <table:table-row table:style-name="ro1">
          <table:table-cell office:value-type="float" office:value="0.891231000423431" calcext:value-type="float">
            <text:p>0.891231000423431</text:p>
          </table:table-cell>
          <table:table-cell table:number-columns-repeated="2"/>
        </table:table-row>
        <table:table-row table:style-name="ro1">
          <table:table-cell office:value-type="float" office:value="0.91117137670517" calcext:value-type="float">
            <text:p>0.91117137670517</text:p>
          </table:table-cell>
          <table:table-cell/>
          <table:table-cell table:formula="of:=AVERAGE([.A1:.A1109])" office:value-type="float" office:value="0.868297081336554" calcext:value-type="float">
            <text:p>0.868297081336554</text:p>
          </table:table-cell>
        </table:table-row>
        <table:table-row table:style-name="ro1">
          <table:table-cell office:value-type="float" office:value="0.925496101379394" calcext:value-type="float">
            <text:p>0.925496101379394</text:p>
          </table:table-cell>
          <table:table-cell table:number-columns-repeated="2"/>
        </table:table-row>
        <table:table-row table:style-name="ro1">
          <table:table-cell office:value-type="float" office:value="0.925580084323883" calcext:value-type="float">
            <text:p>0.925580084323883</text:p>
          </table:table-cell>
          <table:table-cell table:number-columns-repeated="2"/>
        </table:table-row>
        <table:table-row table:style-name="ro1">
          <table:table-cell office:value-type="float" office:value="0.916349232196808" calcext:value-type="float">
            <text:p>0.916349232196808</text:p>
          </table:table-cell>
          <table:table-cell table:number-columns-repeated="2"/>
        </table:table-row>
        <table:table-row table:style-name="ro1">
          <table:table-cell office:value-type="float" office:value="0.879537403583527" calcext:value-type="float">
            <text:p>0.879537403583527</text:p>
          </table:table-cell>
          <table:table-cell table:number-columns-repeated="2"/>
        </table:table-row>
        <table:table-row table:style-name="ro1">
          <table:table-cell office:value-type="float" office:value="0.897053837776184" calcext:value-type="float">
            <text:p>0.897053837776184</text:p>
          </table:table-cell>
          <table:table-cell table:number-columns-repeated="2"/>
        </table:table-row>
        <table:table-row table:style-name="ro1">
          <table:table-cell office:value-type="float" office:value="0.885305285453796" calcext:value-type="float">
            <text:p>0.885305285453796</text:p>
          </table:table-cell>
          <table:table-cell table:number-columns-repeated="2"/>
        </table:table-row>
        <table:table-row table:style-name="ro1">
          <table:table-cell office:value-type="float" office:value="0.878547132015228" calcext:value-type="float">
            <text:p>0.878547132015228</text:p>
          </table:table-cell>
          <table:table-cell table:number-columns-repeated="2"/>
        </table:table-row>
        <table:table-row table:style-name="ro1">
          <table:table-cell office:value-type="float" office:value="0.845735847949982" calcext:value-type="float">
            <text:p>0.845735847949982</text:p>
          </table:table-cell>
          <table:table-cell table:number-columns-repeated="2"/>
        </table:table-row>
        <table:table-row table:style-name="ro1">
          <table:table-cell office:value-type="float" office:value="0.793371677398681" calcext:value-type="float">
            <text:p>0.793371677398681</text:p>
          </table:table-cell>
          <table:table-cell table:number-columns-repeated="2"/>
        </table:table-row>
        <table:table-row table:style-name="ro1">
          <table:table-cell office:value-type="float" office:value="0.855842292308807" calcext:value-type="float">
            <text:p>0.855842292308807</text:p>
          </table:table-cell>
          <table:table-cell table:number-columns-repeated="2"/>
        </table:table-row>
        <table:table-row table:style-name="ro1">
          <table:table-cell office:value-type="float" office:value="0.901913583278656" calcext:value-type="float">
            <text:p>0.901913583278656</text:p>
          </table:table-cell>
          <table:table-cell table:number-columns-repeated="2"/>
        </table:table-row>
        <table:table-row table:style-name="ro1">
          <table:table-cell office:value-type="float" office:value="0.928770303726196" calcext:value-type="float">
            <text:p>0.928770303726196</text:p>
          </table:table-cell>
          <table:table-cell table:number-columns-repeated="2"/>
        </table:table-row>
        <table:table-row table:style-name="ro1">
          <table:table-cell office:value-type="float" office:value="0.927834033966064" calcext:value-type="float">
            <text:p>0.927834033966064</text:p>
          </table:table-cell>
          <table:table-cell table:number-columns-repeated="2"/>
        </table:table-row>
        <table:table-row table:style-name="ro1">
          <table:table-cell office:value-type="float" office:value="0.910894930362701" calcext:value-type="float">
            <text:p>0.910894930362701</text:p>
          </table:table-cell>
          <table:table-cell table:number-columns-repeated="2"/>
        </table:table-row>
        <table:table-row table:style-name="ro1">
          <table:table-cell office:value-type="float" office:value="0.941486060619354" calcext:value-type="float">
            <text:p>0.941486060619354</text:p>
          </table:table-cell>
          <table:table-cell table:number-columns-repeated="2"/>
        </table:table-row>
        <table:table-row table:style-name="ro1">
          <table:table-cell office:value-type="float" office:value="0.927704274654388" calcext:value-type="float">
            <text:p>0.927704274654388</text:p>
          </table:table-cell>
          <table:table-cell table:number-columns-repeated="2"/>
        </table:table-row>
        <table:table-row table:style-name="ro1">
          <table:table-cell office:value-type="float" office:value="0.847634792327881" calcext:value-type="float">
            <text:p>0.847634792327881</text:p>
          </table:table-cell>
          <table:table-cell table:number-columns-repeated="2"/>
        </table:table-row>
        <table:table-row table:style-name="ro1">
          <table:table-cell office:value-type="float" office:value="0.889195322990418" calcext:value-type="float">
            <text:p>0.889195322990418</text:p>
          </table:table-cell>
          <table:table-cell table:number-columns-repeated="2"/>
        </table:table-row>
        <table:table-row table:style-name="ro1">
          <table:table-cell office:value-type="float" office:value="0.848954498767853" calcext:value-type="float">
            <text:p>0.848954498767853</text:p>
          </table:table-cell>
          <table:table-cell table:number-columns-repeated="2"/>
        </table:table-row>
        <table:table-row table:style-name="ro1">
          <table:table-cell office:value-type="float" office:value="0.790454208850861" calcext:value-type="float">
            <text:p>0.790454208850861</text:p>
          </table:table-cell>
          <table:table-cell table:number-columns-repeated="2"/>
        </table:table-row>
        <table:table-row table:style-name="ro1">
          <table:table-cell office:value-type="float" office:value="0.812172889709473" calcext:value-type="float">
            <text:p>0.812172889709473</text:p>
          </table:table-cell>
          <table:table-cell table:number-columns-repeated="2"/>
        </table:table-row>
        <table:table-row table:style-name="ro1">
          <table:table-cell office:value-type="float" office:value="0.90398383140564" calcext:value-type="float">
            <text:p>0.90398383140564</text:p>
          </table:table-cell>
          <table:table-cell table:number-columns-repeated="2"/>
        </table:table-row>
        <table:table-row table:style-name="ro1">
          <table:table-cell office:value-type="float" office:value="0.900831520557404" calcext:value-type="float">
            <text:p>0.900831520557404</text:p>
          </table:table-cell>
          <table:table-cell table:number-columns-repeated="2"/>
        </table:table-row>
        <table:table-row table:style-name="ro1">
          <table:table-cell office:value-type="float" office:value="0.899310648441315" calcext:value-type="float">
            <text:p>0.899310648441315</text:p>
          </table:table-cell>
          <table:table-cell table:number-columns-repeated="2"/>
        </table:table-row>
        <table:table-row table:style-name="ro1">
          <table:table-cell office:value-type="float" office:value="0.894138157367706" calcext:value-type="float">
            <text:p>0.8941381573677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5T13:32:35.968707128</dc:date>
    <meta:editing-duration>PT18M16S</meta:editing-duration>
    <meta:editing-cycles>1</meta:editing-cycles>
    <meta:document-statistic meta:table-count="1" meta:cell-count="111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20230215_130136conf_memo.A1:20230215_130136conf_memo.A1109" svg:x="0.32cm" svg:y="0.18cm" svg:width="13.255cm" svg:height="8.64cm">
          <chartooo:coordinate-region svg:x="1.047cm" svg:y="0.38cm" svg:width="12.15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215_130136conf_memo.A1:20230215_130136conf_memo.A1109" chart:class="chart:scatter">
            <chart:data-point chart:repeated="11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6058223247528">
                <text:p>0.936058223247528</text:p>
                <draw:g>
                  <svg:desc>20230215_130136conf_memo.A1:20230215_130136conf_memo.A1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1654958724976">
                <text:p>0.901654958724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3842270374298">
                <text:p>0.903842270374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13526713848114">
                <text:p>0.913526713848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15835320949554">
                <text:p>0.9158353209495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0128543376923">
                <text:p>0.900128543376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3720707893372">
                <text:p>0.933720707893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6035335063934">
                <text:p>0.936035335063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11643242836">
                <text:p>0.93116432428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9510583877564">
                <text:p>0.9395105838775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6734108924866">
                <text:p>0.9067341089248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31940257549286">
                <text:p>0.931940257549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7109122276306">
                <text:p>0.927109122276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34482157230377">
                <text:p>0.934482157230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9252326488495">
                <text:p>0.9292523264884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0985112190247">
                <text:p>0.910985112190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05657708644867">
                <text:p>0.905657708644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00789141654968">
                <text:p>0.900789141654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6611919403076">
                <text:p>0.9066119194030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6594972610474">
                <text:p>0.926594972610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0393686294556">
                <text:p>0.940393686294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44396793842316">
                <text:p>0.9443967938423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18395578861237">
                <text:p>0.918395578861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13725256919861">
                <text:p>0.9137252569198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4961507320404">
                <text:p>0.9249615073204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5235848426819">
                <text:p>0.945235848426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1814997196198">
                <text:p>0.9018149971961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96565854549408">
                <text:p>0.8965658545494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93214702606201">
                <text:p>0.8932147026062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87584209442139">
                <text:p>0.887584209442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11179900169373">
                <text:p>0.9111799001693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587192773819">
                <text:p>0.905871927738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9070014953613">
                <text:p>0.9090700149536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6833171844482">
                <text:p>0.906833171844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91858100891113">
                <text:p>0.891858100891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6496572494507">
                <text:p>0.8564965724945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76036942005158">
                <text:p>0.876036942005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38257849216461">
                <text:p>0.8382578492164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58291745185852">
                <text:p>0.8582917451858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06029558181763">
                <text:p>0.806029558181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05146396160126">
                <text:p>0.805146396160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34065890312195">
                <text:p>0.7340658903121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64565348625183">
                <text:p>0.7645653486251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10113608837128">
                <text:p>0.810113608837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8004994392395">
                <text:p>0.7880049943923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60135138034821">
                <text:p>0.8601351380348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56361448764801">
                <text:p>0.8563614487648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04060900211334">
                <text:p>0.904060900211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91693711280823">
                <text:p>0.8916937112808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2936160564423">
                <text:p>0.9029361605644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9402562379837">
                <text:p>0.894025623798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86000573635101">
                <text:p>0.886000573635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76677632331848">
                <text:p>0.8766776323318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99192273616791">
                <text:p>0.8991922736167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08663690090179">
                <text:p>0.9086636900901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06302273273468">
                <text:p>0.9063022732734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14125800132751">
                <text:p>0.9141258001327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12757575511932">
                <text:p>0.9127575755119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8773789405823">
                <text:p>0.8987737894058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3500597476959">
                <text:p>0.9235005974769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88750553131104">
                <text:p>0.888750553131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6238431930542">
                <text:p>0.862384319305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00117158889771">
                <text:p>0.9001171588897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92230808734894">
                <text:p>0.8922308087348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76240015029907">
                <text:p>0.8762400150299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57776045799255">
                <text:p>0.8577760457992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67088198661804">
                <text:p>0.8670881986618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69350552558899">
                <text:p>0.8693505525588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75353932380676">
                <text:p>0.8753539323806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65017890930176">
                <text:p>0.8650178909301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92707228660584">
                <text:p>0.8927072286605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92776787281036">
                <text:p>0.8927767872810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02635812759399">
                <text:p>0.9026358127593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80705952644348">
                <text:p>0.8807059526443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76706421375275">
                <text:p>0.8767064213752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7203722000122">
                <text:p>0.8572037220001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00297260284424">
                <text:p>0.8002972602844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46193730831146">
                <text:p>0.8461937308311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66262555122376">
                <text:p>0.8662625551223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56629550457001">
                <text:p>0.856629550457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67934226989746">
                <text:p>0.8679342269897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8530721664429">
                <text:p>0.8985307216644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96944344043732">
                <text:p>0.8969443440437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09936606884003">
                <text:p>0.9099366068840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80407094955444">
                <text:p>0.8804070949554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85450005531311">
                <text:p>0.8854500055313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36553871631622">
                <text:p>0.8365538716316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69562387466431">
                <text:p>0.8695623874664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4837687015533">
                <text:p>0.8848376870155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9898588657379">
                <text:p>0.8998985886573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99423658847809">
                <text:p>0.8994236588478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2416405677795">
                <text:p>0.8424164056777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63729119300842">
                <text:p>0.8637291193008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84226083755493">
                <text:p>0.8842260837554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8661124706268">
                <text:p>0.8486611247062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70714068412781">
                <text:p>0.8707140684127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85742425918579">
                <text:p>0.8857424259185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00406062602997">
                <text:p>0.9004060626029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91797244548798">
                <text:p>0.8917972445487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99313986301422">
                <text:p>0.8993139863014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04956698417664">
                <text:p>0.9049566984176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2975515127182">
                <text:p>0.929755151271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14387941360474">
                <text:p>0.9143879413604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12206709384918">
                <text:p>0.9122067093849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10380303859711">
                <text:p>0.9103803038597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8810259103775">
                <text:p>0.888102591037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20252084732056">
                <text:p>0.9202520847320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18060660362244">
                <text:p>0.9180606603622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17393326759338">
                <text:p>0.917393326759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78208696842194">
                <text:p>0.8782086968421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58750820159912">
                <text:p>0.8587508201599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35706174373627">
                <text:p>0.8357061743736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75653862953186">
                <text:p>0.8756538629531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61760199069977">
                <text:p>0.8617601990699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30935418605804">
                <text:p>0.8309354186058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11736130714416">
                <text:p>0.9117361307144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38621461391449">
                <text:p>0.9386214613914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24729108810425">
                <text:p>0.9247291088104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34830522537231">
                <text:p>0.8348305225372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09275114536285">
                <text:p>0.9092751145362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09181833267212">
                <text:p>0.9091818332672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15161609649658">
                <text:p>0.9151616096496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34561312198639">
                <text:p>0.9345613121986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08393383026123">
                <text:p>0.908393383026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22527492046356">
                <text:p>0.9225274920463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5323920249939">
                <text:p>0.953239202499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34164941310883">
                <text:p>0.9341649413108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48852956295013">
                <text:p>0.9488529562950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4096714258194">
                <text:p>0.940967142581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5463365316391">
                <text:p>0.954633653163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28030133247376">
                <text:p>0.9280301332473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35767590999603">
                <text:p>0.9357675909996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3205052614212">
                <text:p>0.932050526142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13444817066193">
                <text:p>0.9134448170661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51125741004944">
                <text:p>0.9511257410049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20707046985626">
                <text:p>0.9207070469856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67670774459839">
                <text:p>0.8676707744598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71792793273926">
                <text:p>0.8717927932739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46211969852448">
                <text:p>0.8462119698524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52178752422333">
                <text:p>0.852178752422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49912345409393">
                <text:p>0.8499123454093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56618523597717">
                <text:p>0.8566185235977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91629576683044">
                <text:p>0.8916295766830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0377938747406">
                <text:p>0.903779387474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00311470031738">
                <text:p>0.9003114700317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08992171287537">
                <text:p>0.9089921712875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84082078933716">
                <text:p>0.8840820789337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15627598762512">
                <text:p>0.9156275987625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23343777656555">
                <text:p>0.9233437776565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23970937728882">
                <text:p>0.9239709377288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25247967243195">
                <text:p>0.9252479672431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37359035015106">
                <text:p>0.9373590350151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3801873922348">
                <text:p>0.938018739223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15953814983368">
                <text:p>0.9159538149833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95556569099426">
                <text:p>0.8955565690994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80709171295166">
                <text:p>0.8807091712951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27095091342926">
                <text:p>0.8270950913429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89422476291657">
                <text:p>0.8894224762916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32843387126923">
                <text:p>0.9328433871269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87377977371216">
                <text:p>0.8873779773712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26872313022614">
                <text:p>0.9268723130226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06518936157227">
                <text:p>0.9065189361572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13165867328644">
                <text:p>0.9131658673286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32704091072082">
                <text:p>0.9327040910720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14705276489258">
                <text:p>0.9147052764892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38926160335541">
                <text:p>0.9389261603355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09508407115936">
                <text:p>0.9095084071159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43365573883056">
                <text:p>0.9433655738830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23704087734222">
                <text:p>0.9237040877342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29797530174255">
                <text:p>0.9297975301742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30772304534912">
                <text:p>0.9307723045349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34907257556915">
                <text:p>0.9349072575569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43961262702942">
                <text:p>0.9439612627029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36761200428009">
                <text:p>0.9367612004280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21488404273987">
                <text:p>0.9214884042739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39863264560699">
                <text:p>0.9398632645606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32015299797058">
                <text:p>0.9320152997970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97694528102875">
                <text:p>0.8976945281028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2075103521347">
                <text:p>0.920751035213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32950437068939">
                <text:p>0.9329504370689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29404377937317">
                <text:p>0.9294043779373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22088265419006">
                <text:p>0.9220882654190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974151134491">
                <text:p>0.919741511344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33948278427124">
                <text:p>0.9339482784271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11975502967834">
                <text:p>0.9119755029678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05115365982056">
                <text:p>0.9051153659820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08117175102234">
                <text:p>0.9081171751022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6233878135681">
                <text:p>0.9362338781356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4911417961121">
                <text:p>0.8849114179611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5154058933258">
                <text:p>0.8951540589332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96106421947479">
                <text:p>0.8961064219474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22661483287811">
                <text:p>0.9226614832878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9892989397049">
                <text:p>0.898929893970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77252876758575">
                <text:p>0.8772528767585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97375702857971">
                <text:p>0.8973757028579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62892508506775">
                <text:p>0.8628925085067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60509395599365">
                <text:p>0.8605093955993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18051040172577">
                <text:p>0.8180510401725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85163187980652">
                <text:p>0.8851631879806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4775185585022">
                <text:p>0.847751855850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00818085670471">
                <text:p>0.8008180856704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91555190086365">
                <text:p>0.8915551900863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68353605270386">
                <text:p>0.8683536052703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16908085346222">
                <text:p>0.9169080853462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12596702575684">
                <text:p>0.9125967025756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60507011413574">
                <text:p>0.8605070114135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82755529880524">
                <text:p>0.6827555298805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43064594268799">
                <text:p>0.5430645942687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50570267438889">
                <text:p>0.2505702674388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49059373140335">
                <text:p>0.3490593731403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44092184305191">
                <text:p>0.4440921843051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81538856029511">
                <text:p>0.581538856029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11019253730774">
                <text:p>0.6110192537307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53061664104462">
                <text:p>0.5530616641044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03205299377441">
                <text:p>0.5032052993774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41243970394135">
                <text:p>0.5412439703941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2348518371582">
                <text:p>0.523485183715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72423404455185">
                <text:p>0.4724234044551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69647872447968">
                <text:p>0.6696478724479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69529414176941">
                <text:p>0.5695294141769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14713454246521">
                <text:p>0.7147134542465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89515888690949">
                <text:p>0.6895158886909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79439449310303">
                <text:p>0.7794394493103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26843023300171">
                <text:p>0.8268430233001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1155526638031">
                <text:p>0.811555266380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67107033729553">
                <text:p>0.8671070337295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99561524391174">
                <text:p>0.8995615243911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05832409858704">
                <text:p>0.9058324098587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62671732902527">
                <text:p>0.8626717329025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16728889942169">
                <text:p>0.8167288899421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89350533485413">
                <text:p>0.8893505334854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01772320270538">
                <text:p>0.9017723202705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88127267360687">
                <text:p>0.8881272673606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65633368492126">
                <text:p>0.8656333684921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31350862979889">
                <text:p>0.8313508629798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5182785987854">
                <text:p>0.851827859878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73206853866577">
                <text:p>0.8732068538665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81311774253845">
                <text:p>0.8813117742538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12856936454773">
                <text:p>0.9128569364547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53746771812439">
                <text:p>0.8537467718124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82317900657654">
                <text:p>0.8823179006576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09206390380859">
                <text:p>0.9092063903808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25049126148224">
                <text:p>0.9250491261482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44536685943604">
                <text:p>0.9445366859436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3733948469162">
                <text:p>0.937339484691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1546893119812">
                <text:p>0.915468931198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35721099376678">
                <text:p>0.9357210993766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37480270862579">
                <text:p>0.9374802708625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42699730396271">
                <text:p>0.9426997303962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49128270149231">
                <text:p>0.9491282701492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41200315952301">
                <text:p>0.9412003159523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20698285102844">
                <text:p>0.9206982851028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27673757076263">
                <text:p>0.9276737570762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24124360084534">
                <text:p>0.9241243600845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45513129234314">
                <text:p>0.9455131292343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40760850906372">
                <text:p>0.9407608509063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06639695167542">
                <text:p>0.9066396951675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36067461967468">
                <text:p>0.9360674619674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16588664054871">
                <text:p>0.9165886640548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15831744670868">
                <text:p>0.9158317446708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29724514484406">
                <text:p>0.9297245144844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31097865104675">
                <text:p>0.9310978651046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41757023334503">
                <text:p>0.9417570233345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4951742887497">
                <text:p>0.949517428874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11181807518005">
                <text:p>0.9111818075180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54718828201294">
                <text:p>0.9547188282012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18909192085266">
                <text:p>0.9189091920852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192795753479">
                <text:p>0.91927957534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14672195911408">
                <text:p>0.9146721959114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08016741275787">
                <text:p>0.9080167412757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19341027736664">
                <text:p>0.9193410277366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18568670749664">
                <text:p>0.9185686707496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15481507778168">
                <text:p>0.9154815077781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05449032783508">
                <text:p>0.9054490327835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06957924365997">
                <text:p>0.9069579243659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01697397232056">
                <text:p>0.9016973972320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02629017829895">
                <text:p>0.9026290178298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92537534236908">
                <text:p>0.8925375342369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70534241199493">
                <text:p>0.87053424119949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80935728549957">
                <text:p>0.8809357285499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98061871528626">
                <text:p>0.8980618715286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71476709842682">
                <text:p>0.8714767098426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37637424468994">
                <text:p>0.8376374244689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71789216995239">
                <text:p>0.8717892169952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91028642654419">
                <text:p>0.8910286426544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00331735610962">
                <text:p>0.9003317356109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38968896865845">
                <text:p>0.9389688968658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35109674930572">
                <text:p>0.9351096749305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41876292228699">
                <text:p>0.9418762922286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50589716434479">
                <text:p>0.9505897164344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54109823703766">
                <text:p>0.8541098237037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62146401405334">
                <text:p>0.9621464014053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33441758155823">
                <text:p>0.9334417581558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50693786144257">
                <text:p>0.9506937861442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39851522445679">
                <text:p>0.9398515224456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4388085603714">
                <text:p>0.943880856037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47121500968933">
                <text:p>0.9471215009689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03009176254272">
                <text:p>0.9030091762542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28818464279175">
                <text:p>0.9288184642791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29539203643799">
                <text:p>0.9295392036437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11268413066864">
                <text:p>0.9112684130668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05229985713959">
                <text:p>0.9052299857139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15945708751678">
                <text:p>0.9159457087516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36219811439514">
                <text:p>0.9362198114395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42578017711639">
                <text:p>0.9425780177116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49030518531799">
                <text:p>0.9490305185317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37883019447327">
                <text:p>0.9378830194473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41105902194977">
                <text:p>0.9411059021949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21932339668274">
                <text:p>0.9219323396682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34654533863068">
                <text:p>0.9346545338630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15021479129791">
                <text:p>0.9150214791297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31482076644897">
                <text:p>0.9314820766448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30785477161408">
                <text:p>0.9307854771614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22289550304413">
                <text:p>0.9222895503044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17106568813324">
                <text:p>0.9171065688133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07478749752045">
                <text:p>0.9074787497520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46304261684418">
                <text:p>0.9463042616844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72940385341644">
                <text:p>0.4729403853416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40798223018646">
                <text:p>0.9407982230186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71828728914261">
                <text:p>0.4718287289142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17982220649719">
                <text:p>0.9179822206497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94926899671555">
                <text:p>0.4949268996715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34648394584656">
                <text:p>0.9346483945846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99167466163635">
                <text:p>0.5991674661636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38945949077606">
                <text:p>0.9389459490776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86583137512207">
                <text:p>0.5865831375122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18399035930634">
                <text:p>0.9183990359306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21772587299347">
                <text:p>0.6217725872993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09713327884674">
                <text:p>0.9097133278846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20275378227234">
                <text:p>0.6202753782272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11819696426392">
                <text:p>0.9118196964263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07559084892273">
                <text:p>0.6075590848922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09990131855011">
                <text:p>0.9099901318550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89748322963715">
                <text:p>0.5897483229637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06209528446198">
                <text:p>0.9062095284461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93379199504852">
                <text:p>0.5933791995048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99226248264313">
                <text:p>0.8992262482643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88913559913635">
                <text:p>0.5889135599136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9542818069458">
                <text:p>0.895428180694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01233959197998">
                <text:p>0.6012339591979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95065605640411">
                <text:p>0.8950656056404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00821495056152">
                <text:p>0.6008214950561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97696375846863">
                <text:p>0.8976963758468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05002522468567">
                <text:p>0.6050025224685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0766716003418">
                <text:p>0.907667160034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00943624973297">
                <text:p>0.6009436249732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14484143257141">
                <text:p>0.9144841432571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03238999843597">
                <text:p>0.6032389998435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16018605232239">
                <text:p>0.9160186052322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09979808330536">
                <text:p>0.6099798083305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16112720966339">
                <text:p>0.9161127209663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94318985939026">
                <text:p>0.5943189859390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1940039396286">
                <text:p>0.919400393962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88931918144226">
                <text:p>0.5889319181442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17352139949799">
                <text:p>0.9173521399497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94616055488586">
                <text:p>0.5946160554885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09156262874603">
                <text:p>0.9091562628746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63094735145569">
                <text:p>0.5630947351455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00979101657867">
                <text:p>0.9009791016578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609072327613831">
                <text:p>0.6090723276138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20529782772064">
                <text:p>0.9205297827720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4196572303772">
                <text:p>0.541965723037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22711253166199">
                <text:p>0.9227112531661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26298260688782">
                <text:p>0.9262982606887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30616402626038">
                <text:p>0.5306164026260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10931348800659">
                <text:p>0.9109313488006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30600726604462">
                <text:p>0.5306007266044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18931066989899">
                <text:p>0.9189310669898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15888369083404">
                <text:p>0.9158883690834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98302137851715">
                <text:p>0.8983021378517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32226538658142">
                <text:p>0.9322265386581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24605906009674">
                <text:p>0.92460590600967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45295751094818">
                <text:p>0.9452957510948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43390190601349">
                <text:p>0.9433901906013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18340563774109">
                <text:p>0.9183405637741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20153319835663">
                <text:p>0.9201533198356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32924866676331">
                <text:p>0.9329248666763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31597113609314">
                <text:p>0.9315971136093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12150621414185">
                <text:p>0.9121506214141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41998898983002">
                <text:p>0.9419988989830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18191611766815">
                <text:p>0.9181916117668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16425704956055">
                <text:p>0.9164257049560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2255699634552">
                <text:p>0.922556996345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86023223400116">
                <text:p>0.8860232234001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95274817943573">
                <text:p>0.8952748179435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00678038597107">
                <text:p>0.9006780385971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18012499809265">
                <text:p>0.9180124998092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25157308578491">
                <text:p>0.9251573085784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14193511009216">
                <text:p>0.9141935110092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08761918544769">
                <text:p>0.9087619185447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20083522796631">
                <text:p>0.9200835227966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18669164180756">
                <text:p>0.9186691641807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12746727466583">
                <text:p>0.9127467274665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40751075744629">
                <text:p>0.9407510757446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48778629302978">
                <text:p>0.9487786293029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35884237289429">
                <text:p>0.9358842372894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38744127750397">
                <text:p>0.9387441277503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10229861736298">
                <text:p>0.9102298617362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02168095111847">
                <text:p>0.9021680951118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02787387371063">
                <text:p>0.9027873873710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3126118183136">
                <text:p>0.931261181831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45165753364563">
                <text:p>0.9451657533645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4255930185318">
                <text:p>0.942559301853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04382944107056">
                <text:p>0.9043829441070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30939674377441">
                <text:p>0.9309396743774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16738510131836">
                <text:p>0.91673851013183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07480597496033">
                <text:p>0.9074805974960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15277183055878">
                <text:p>0.9152771830558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0454638004303">
                <text:p>0.904546380043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18314635753632">
                <text:p>0.9183146357536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13763046264648">
                <text:p>0.9137630462646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3103301525116">
                <text:p>0.931033015251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40820097923279">
                <text:p>0.9408200979232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2394345998764">
                <text:p>0.923943459987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99599075317383">
                <text:p>0.8995990753173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09429848194122">
                <text:p>0.9094298481941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21864628791809">
                <text:p>0.9218646287918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15602445602417">
                <text:p>0.9156024456024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20980215072632">
                <text:p>0.9209802150726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15989995002747">
                <text:p>0.9159899950027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89360129833221">
                <text:p>0.8893601298332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24022257328033">
                <text:p>0.9240222573280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22781646251678">
                <text:p>0.9227816462516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38064992427826">
                <text:p>0.9380649924278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37173008918762">
                <text:p>0.9371730089187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2222386598587">
                <text:p>0.922223865985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48842704296112">
                <text:p>0.9488427042961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31593477725983">
                <text:p>0.93159347772598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00422632694244">
                <text:p>0.9004226326942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26170742511749">
                <text:p>0.8261707425117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19045269489288">
                <text:p>0.9190452694892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01818096637726">
                <text:p>0.9018180966377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13340449333191">
                <text:p>0.9133404493331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24580574035644">
                <text:p>0.9245805740356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23735499382019">
                <text:p>0.9237354993820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29073691368103">
                <text:p>0.92907369136810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60204815864563">
                <text:p>0.8602048158645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12047362327576">
                <text:p>0.8120473623275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6699628829956">
                <text:p>0.866996288299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8852259516716">
                <text:p>0.388522595167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14537870883942">
                <text:p>0.5145378708839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8975316286087">
                <text:p>0.8897531628608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76229226589203">
                <text:p>0.8762292265892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86661946773529">
                <text:p>0.8866619467735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62025499343872">
                <text:p>0.8620254993438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87781262397766">
                <text:p>0.8877812623977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52833092212677">
                <text:p>0.8528330922126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710535645484924">
                <text:p>0.7105356454849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05259227752685">
                <text:p>0.8052592277526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67031216621399">
                <text:p>0.8670312166213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86471569538116">
                <text:p>0.8864715695381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74509334564209">
                <text:p>0.8745093345642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47860479354858">
                <text:p>0.9478604793548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26597833633423">
                <text:p>0.9265978336334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28815543651581">
                <text:p>0.92881554365158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00121569633484">
                <text:p>0.9001215696334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3137264251709">
                <text:p>0.931372642517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09984350204468">
                <text:p>0.9099843502044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34818744659424">
                <text:p>0.9348187446594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13631021976471">
                <text:p>0.9136310219764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21489953994751">
                <text:p>0.92148995399475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12884414196014">
                <text:p>0.9128844141960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39701080322266">
                <text:p>0.9397010803222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28455233573914">
                <text:p>0.9284552335739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36685681343079">
                <text:p>0.9366856813430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16697025299072">
                <text:p>0.9166970252990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36637043952942">
                <text:p>0.9366370439529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42454874515533">
                <text:p>0.9424548745155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26753461360931">
                <text:p>0.9267534613609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05789971351624">
                <text:p>0.9057899713516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29738461971283">
                <text:p>0.92973846197128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20495092868805">
                <text:p>0.9204950928688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18968200683594">
                <text:p>0.91896820068359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15205538272858">
                <text:p>0.9152055382728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94394099712372">
                <text:p>0.8943940997123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11517977714539">
                <text:p>0.9115179777145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03098046779633">
                <text:p>0.90309804677963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10307884216309">
                <text:p>0.9103078842163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03047859668732">
                <text:p>0.9030478596687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12469685077667">
                <text:p>0.9124696850776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86329233646393">
                <text:p>0.88632923364639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39241468906403">
                <text:p>0.9392414689064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36974287033081">
                <text:p>0.93697428703308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60100352764129">
                <text:p>0.9601003527641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37074875831604">
                <text:p>0.3370748758316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52920258045196">
                <text:p>0.9529202580451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28929632902145">
                <text:p>0.3289296329021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49146807193756">
                <text:p>0.9491468071937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40672874450684">
                <text:p>0.94067287445068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35203492641449">
                <text:p>0.9352034926414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27347123622894">
                <text:p>0.9273471236228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27710890769958">
                <text:p>0.9277108907699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27777588367462">
                <text:p>0.9277775883674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33654367923737">
                <text:p>0.9336543679237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267465323209763">
                <text:p>0.2674653232097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38787817955017">
                <text:p>0.9387878179550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18281650543213">
                <text:p>0.3182816505432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43570613861084">
                <text:p>0.94357061386108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4893604516983">
                <text:p>0.9489360451698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41777884960175">
                <text:p>0.9417778849601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1196995973587">
                <text:p>0.9119699597358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01987254619598">
                <text:p>0.9019872546195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31065863370895">
                <text:p>0.3310658633708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65287184715271">
                <text:p>0.8652871847152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82640278339386">
                <text:p>0.78264027833938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866121590137482">
                <text:p>0.86612159013748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66419494152069">
                <text:p>0.86641949415206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863431334495544">
                <text:p>0.8634313344955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715374827384949">
                <text:p>0.71537482738494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51040363311768">
                <text:p>0.35104036331176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92309761047363">
                <text:p>0.7923097610473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772402822971344">
                <text:p>0.7724028229713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721110463142395">
                <text:p>0.7211104631423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17813694477081">
                <text:p>0.81781369447708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874910593032837">
                <text:p>0.8749105930328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882878482341766">
                <text:p>0.88287848234176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888156116008758">
                <text:p>0.8881561160087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01629030704498">
                <text:p>0.9016290307044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874711513519287">
                <text:p>0.87471151351928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11640405654907">
                <text:p>0.91164040565490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877770185470581">
                <text:p>0.8777701854705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866867184638977">
                <text:p>0.86686718463897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88003051280975">
                <text:p>0.8880030512809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12751972675324">
                <text:p>0.9127519726753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59180986881256">
                <text:p>0.8591809868812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31560134887695">
                <text:p>0.83156013488769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674444913864136">
                <text:p>0.67444491386413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5183492898941">
                <text:p>0.2518349289894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92349153757095">
                <text:p>0.3923491537570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59867125749588">
                <text:p>0.35986712574958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4311231970787">
                <text:p>0.3431123197078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88596004247665">
                <text:p>0.2885960042476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1699161529541">
                <text:p>0.516991615295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52275598049164">
                <text:p>0.5522755980491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74836039543152">
                <text:p>0.6748360395431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642627060413361">
                <text:p>0.64262706041336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6842280626297">
                <text:p>0.684228062629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658342778682709">
                <text:p>0.65834277868270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65005224943161">
                <text:p>0.6500522494316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617946445941925">
                <text:p>0.6179464459419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85744798183441">
                <text:p>0.5857447981834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94839751720428">
                <text:p>0.5948397517204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66408574581146">
                <text:p>0.5664085745811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85227072238922">
                <text:p>0.58522707223892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94661116600037">
                <text:p>0.59466111660003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604233264923096">
                <text:p>0.60423326492309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601473033428192">
                <text:p>0.60147303342819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607321560382843">
                <text:p>0.60732156038284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99493324756622">
                <text:p>0.5994933247566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02961242198944">
                <text:p>0.60296124219894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602504312992096">
                <text:p>0.6025043129920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60779744386673">
                <text:p>0.6077974438667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607097923755646">
                <text:p>0.6070979237556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618276953697205">
                <text:p>0.6182769536972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611680746078491">
                <text:p>0.6116807460784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626139581203461">
                <text:p>0.62613958120346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620417535305023">
                <text:p>0.6204175353050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632673263549805">
                <text:p>0.6326732635498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624097168445587">
                <text:p>0.6240971684455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682973206043243">
                <text:p>0.6829732060432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686302006244659">
                <text:p>0.6863020062446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685850739479065">
                <text:p>0.6858507394790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697631418704987">
                <text:p>0.69763141870498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695573091506958">
                <text:p>0.69557309150695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721403479576111">
                <text:p>0.7214034795761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7175572514534">
                <text:p>0.71755725145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743005454540253">
                <text:p>0.7430054545402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745388627052307">
                <text:p>0.7453886270523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748094022274017">
                <text:p>0.7480940222740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747098922729492">
                <text:p>0.74709892272949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746821820735931">
                <text:p>0.74682182073593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749115705490112">
                <text:p>0.7491157054901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738355696201324">
                <text:p>0.7383556962013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721228241920471">
                <text:p>0.72122824192047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83032488822937">
                <text:p>0.8303248882293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831247985363007">
                <text:p>0.8312479853630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654914438724518">
                <text:p>0.6549144387245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65493106842041">
                <text:p>0.56549310684204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87558937072754">
                <text:p>0.38755893707275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9548716545105">
                <text:p>0.295487165451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856708228588104">
                <text:p>0.8567082285881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856849253177643">
                <text:p>0.85684925317764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857421398162842">
                <text:p>0.85742139816284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839820861816406">
                <text:p>0.83982086181640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89287257194519">
                <text:p>0.892872571945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15841519832611">
                <text:p>0.91584151983261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890928626060486">
                <text:p>0.8909286260604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32142734527588">
                <text:p>0.9321427345275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0235424041748">
                <text:p>0.9023542404174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33501422405243">
                <text:p>0.93350142240524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38908219337463">
                <text:p>0.9389082193374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21358108520508">
                <text:p>0.92135810852050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43652808666229">
                <text:p>0.94365280866622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39496517181396">
                <text:p>0.9394965171813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44214701652527">
                <text:p>0.94421470165252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19862329959869">
                <text:p>0.91986232995986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49092745780945">
                <text:p>0.9490927457809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18164432048798">
                <text:p>0.9181644320487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49426352977753">
                <text:p>0.94942635297775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31976318359375">
                <text:p>0.93197631835937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31601643562317">
                <text:p>0.9316016435623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33349609375">
                <text:p>0.93334960937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37425076961517">
                <text:p>0.93742507696151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28442597389221">
                <text:p>0.92844259738922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896560728549957">
                <text:p>0.89656072854995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3922770023346">
                <text:p>0.9392277002334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0253084897995">
                <text:p>0.9025308489799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26835000514984">
                <text:p>0.9268350005149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01823580265045">
                <text:p>0.9018235802650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26814377307892">
                <text:p>0.9268143773078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31771039962769">
                <text:p>0.93177103996276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0245109796524">
                <text:p>0.902451097965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03900802135468">
                <text:p>0.90390080213546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28599715232849">
                <text:p>0.9285997152328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09118413925171">
                <text:p>0.90911841392517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30848240852356">
                <text:p>0.9308482408523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08449947834015">
                <text:p>0.9084499478340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35198962688446">
                <text:p>0.9351989626884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38669145107269">
                <text:p>0.9386691451072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25437688827515">
                <text:p>0.9254376888275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14660811424255">
                <text:p>0.9146608114242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884913504123688">
                <text:p>0.88491350412368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889015555381775">
                <text:p>0.8890155553817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30814921855926">
                <text:p>0.9308149218559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05382454395294">
                <text:p>0.9053824543952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887861013412476">
                <text:p>0.88786101341247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00164484977722">
                <text:p>0.90016448497772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22477960586548">
                <text:p>0.92247796058654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05939221382141">
                <text:p>0.9059392213821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44089293479919">
                <text:p>0.9440892934799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16048943996429">
                <text:p>0.91604894399642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2992490530014">
                <text:p>0.929924905300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880323052406311">
                <text:p>0.8803230524063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26414430141449">
                <text:p>0.92641443014144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892119288444519">
                <text:p>0.8921192884445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01146650314331">
                <text:p>0.90114665031433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20865952968597">
                <text:p>0.92086595296859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869151830673218">
                <text:p>0.86915183067321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97021305561066">
                <text:p>0.69702130556106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36336922645569">
                <text:p>0.63633692264556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82264375686646">
                <text:p>0.88226437568664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896693885326386">
                <text:p>0.89669388532638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09570693969727">
                <text:p>0.90957069396972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898176491260529">
                <text:p>0.89817649126052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07971620559692">
                <text:p>0.90797162055969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862771511077881">
                <text:p>0.8627715110778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8937548995018">
                <text:p>0.893754899501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02789115905762">
                <text:p>0.90278911590576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895900785923004">
                <text:p>0.89590078592300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912733614444733">
                <text:p>0.9127336144447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49190497398376">
                <text:p>0.94919049739837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908338308334351">
                <text:p>0.90833830833435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19920086860657">
                <text:p>0.91992008686065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927769005298614">
                <text:p>0.9277690052986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45341289043426">
                <text:p>0.94534128904342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934346735477448">
                <text:p>0.93434673547744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6507740020752">
                <text:p>0.9650774002075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24490332603455">
                <text:p>0.9244903326034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16892826557159">
                <text:p>0.91689282655715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954594850540161">
                <text:p>0.95459485054016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962407469749451">
                <text:p>0.96240746974945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49904561042785">
                <text:p>0.94990456104278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52718377113342">
                <text:p>0.9527183771133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35312211513519">
                <text:p>0.9353122115135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40188944339752">
                <text:p>0.94018894433975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52114701271057">
                <text:p>0.95211470127105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225133061409">
                <text:p>0.922513306140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18207764625549">
                <text:p>0.91820776462554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01831150054931">
                <text:p>0.9018311500549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898919641971588">
                <text:p>0.89891964197158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18089926242828">
                <text:p>0.9180899262428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22890663146973">
                <text:p>0.92289066314697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17611598968506">
                <text:p>0.91761159896850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14781451225281">
                <text:p>0.91478145122528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18574929237366">
                <text:p>0.91857492923736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20646965503693">
                <text:p>0.92064696550369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21948671340942">
                <text:p>0.9219486713409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22542631626129">
                <text:p>0.92254263162612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22477066516876">
                <text:p>0.92247706651687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21756446361541">
                <text:p>0.92175644636154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23517048358917">
                <text:p>0.92351704835891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23656582832336">
                <text:p>0.9236565828323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21946585178375">
                <text:p>0.9219465851783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23713982105255">
                <text:p>0.92371398210525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24776256084442">
                <text:p>0.92477625608444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24448907375336">
                <text:p>0.92444890737533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23318982124329">
                <text:p>0.92331898212432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224653840065">
                <text:p>0.922465384006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23038065433502">
                <text:p>0.92303806543350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23036336898804">
                <text:p>0.9230363368988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24488246440887">
                <text:p>0.92448824644088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25429105758667">
                <text:p>0.9254291057586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24556732177734">
                <text:p>0.92455673217773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23652589321136">
                <text:p>0.9236525893211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23479855060577">
                <text:p>0.92347985506057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24708425998688">
                <text:p>0.9247084259986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21810150146484">
                <text:p>0.9218101501464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27653193473816">
                <text:p>0.9276531934738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30764019489288">
                <text:p>0.9307640194892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929404258728027">
                <text:p>0.92940425872802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15065228939056">
                <text:p>0.91506522893905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34067070484161">
                <text:p>0.93406707048416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930201232433319">
                <text:p>0.93020123243331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927267372608185">
                <text:p>0.92726737260818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22065615653992">
                <text:p>0.92206561565399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27015841007233">
                <text:p>0.92701584100723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92448216676712">
                <text:p>0.924482166767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927844643592834">
                <text:p>0.9278446435928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27993535995483">
                <text:p>0.92799353599548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923560082912445">
                <text:p>0.92356008291244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922165393829346">
                <text:p>0.92216539382934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933750569820404">
                <text:p>0.93375056982040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937185287475586">
                <text:p>0.93718528747558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939809262752533">
                <text:p>0.93980926275253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944215714931488">
                <text:p>0.94421571493148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937290012836456">
                <text:p>0.9372900128364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925355136394501">
                <text:p>0.92535513639450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919792950153351">
                <text:p>0.91979295015335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37110126018524">
                <text:p>0.93711012601852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938717782497406">
                <text:p>0.93871778249740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922416090965271">
                <text:p>0.92241609096527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921438694000244">
                <text:p>0.92143869400024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915206730365753">
                <text:p>0.91520673036575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915816307067871">
                <text:p>0.91581630706787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895731270313263">
                <text:p>0.89573127031326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91635000705719">
                <text:p>0.89163500070571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890739321708679">
                <text:p>0.8907393217086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892123758792877">
                <text:p>0.89212375879287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894457876682282">
                <text:p>0.89445787668228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894823491573334">
                <text:p>0.89482349157333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897417366504669">
                <text:p>0.89741736650466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898436605930328">
                <text:p>0.89843660593032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901097357273102">
                <text:p>0.90109735727310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9899343252182">
                <text:p>0.8989934325218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897753834724426">
                <text:p>0.89775383472442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897878646850586">
                <text:p>0.89787864685058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8983513712883">
                <text:p>0.898351371288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903599679470062">
                <text:p>0.9035996794700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905541837215424">
                <text:p>0.90554183721542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905762255191803">
                <text:p>0.90576225519180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907328605651856">
                <text:p>0.9073286056518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906340837478638">
                <text:p>0.90634083747863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907327115535736">
                <text:p>0.90732711553573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909682750701904">
                <text:p>0.90968275070190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911879301071167">
                <text:p>0.91187930107116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9110307097435">
                <text:p>0.91103070974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909504771232605">
                <text:p>0.9095047712326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90981251001358">
                <text:p>0.9098125100135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905520260334015">
                <text:p>0.90552026033401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904086947441101">
                <text:p>0.90408694744110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902825891971588">
                <text:p>0.90282589197158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902076959609985">
                <text:p>0.90207695960998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900831818580627">
                <text:p>0.90083181858062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902246832847595">
                <text:p>0.90224683284759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902040243148804">
                <text:p>0.90204024314880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898176431655884">
                <text:p>0.89817643165588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896325051784515">
                <text:p>0.8963250517845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891734421253204">
                <text:p>0.89173442125320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885759592056274">
                <text:p>0.8857595920562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887015283107758">
                <text:p>0.88701528310775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890753924846649">
                <text:p>0.89075392484664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889198780059814">
                <text:p>0.8891987800598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91137957572937">
                <text:p>0.89113795757293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890260338783264">
                <text:p>0.8902603387832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892085075378418">
                <text:p>0.8920850753784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890481352806091">
                <text:p>0.89048135280609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890255451202393">
                <text:p>0.89025545120239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891390979290008">
                <text:p>0.8913909792900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890265882015228">
                <text:p>0.8902658820152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891025900840759">
                <text:p>0.89102590084075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891227185726166">
                <text:p>0.89122718572616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888604044914246">
                <text:p>0.88860404491424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890055477619171">
                <text:p>0.89005547761917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890596151351929">
                <text:p>0.89059615135192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891449987888336">
                <text:p>0.89144998788833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893521428108215">
                <text:p>0.8935214281082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893432021141052">
                <text:p>0.89343202114105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89440780878067">
                <text:p>0.8944078087806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897314250469208">
                <text:p>0.89731425046920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898694574832916">
                <text:p>0.8986945748329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896865248680115">
                <text:p>0.8968652486801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895405173301697">
                <text:p>0.89540517330169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893308281898499">
                <text:p>0.89330828189849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890943884849548">
                <text:p>0.89094388484954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888992309570313">
                <text:p>0.8889923095703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888238847255707">
                <text:p>0.88823884725570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886384963989258">
                <text:p>0.88638496398925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884367167949677">
                <text:p>0.8843671679496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883377134799957">
                <text:p>0.88337713479995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882985413074493">
                <text:p>0.88298541307449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882187902927399">
                <text:p>0.88218790292739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881396770477295">
                <text:p>0.88139677047729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883398115634918">
                <text:p>0.88339811563491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882806897163391">
                <text:p>0.88280689716339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883082926273346">
                <text:p>0.88308292627334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882828056812286">
                <text:p>0.88282805681228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884592115879059">
                <text:p>0.88459211587905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883998870849609">
                <text:p>0.88399887084960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881300747394562">
                <text:p>0.88130074739456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871454894542694">
                <text:p>0.87145489454269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83772492408752">
                <text:p>0.88377249240875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915322601795196">
                <text:p>0.91532260179519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910402357578278">
                <text:p>0.91040235757827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902972877025604">
                <text:p>0.90297287702560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905832409858704">
                <text:p>0.90583240985870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99088084697723">
                <text:p>0.89908808469772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891421854496002">
                <text:p>0.8914218544960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74969005584717">
                <text:p>0.87496900558471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8473117351532">
                <text:p>0.8847311735153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81517112255096">
                <text:p>0.88151711225509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904553055763245">
                <text:p>0.90455305576324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913088858127594">
                <text:p>0.91308885812759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920365035533905">
                <text:p>0.9203650355339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918770849704742">
                <text:p>0.91877084970474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915894985198975">
                <text:p>0.91589498519897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915420591831207">
                <text:p>0.91542059183120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914270281791687">
                <text:p>0.91427028179168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930213809013367">
                <text:p>0.93021380901336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913183510303497">
                <text:p>0.91318351030349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907913088798523">
                <text:p>0.90791308879852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909039378166199">
                <text:p>0.90903937816619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98456871509552">
                <text:p>0.8984568715095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98148000240326">
                <text:p>0.89814800024032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93673419952393">
                <text:p>0.89367341995239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91215682029724">
                <text:p>0.8912156820297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87782514095306">
                <text:p>0.88778251409530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84689033031464">
                <text:p>0.88468903303146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87674927711487">
                <text:p>0.88767492771148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80202889442444">
                <text:p>0.88020288944244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70966851711273">
                <text:p>0.87096685171127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81475567817688">
                <text:p>0.88147556781768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70432496070862">
                <text:p>0.87043249607086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73463749885559">
                <text:p>0.87346374988555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86249959468842">
                <text:p>0.88624995946884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900115609169006">
                <text:p>0.90011560916900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902131080627441">
                <text:p>0.90213108062744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99819433689117">
                <text:p>0.89981943368911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905576765537262">
                <text:p>0.90557676553726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916572034358978">
                <text:p>0.91657203435897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915020763874054">
                <text:p>0.91502076387405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908083915710449">
                <text:p>0.9080839157104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918685972690582">
                <text:p>0.91868597269058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920535624027252">
                <text:p>0.9205356240272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925184786319733">
                <text:p>0.92518478631973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934625029563904">
                <text:p>0.93462502956390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902762651443481">
                <text:p>0.90276265144348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86717617511749">
                <text:p>0.88671761751174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52076649665833">
                <text:p>0.85207664966583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39991688728333">
                <text:p>0.83999168872833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90977025032043">
                <text:p>0.89097702503204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928416788578033">
                <text:p>0.92841678857803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924224972724915">
                <text:p>0.9242249727249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920183420181274">
                <text:p>0.92018342018127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914315819740295">
                <text:p>0.91431581974029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945925652980804">
                <text:p>0.94592565298080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946845710277557">
                <text:p>0.94684571027755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945762097835541">
                <text:p>0.9457620978355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945542275905609">
                <text:p>0.94554227590560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944468259811401">
                <text:p>0.94446825981140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936748623847961">
                <text:p>0.93674862384796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92719155550003">
                <text:p>0.9271915555000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92306125164032">
                <text:p>0.9230612516403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917791485786438">
                <text:p>0.91779148578643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930375218391418">
                <text:p>0.93037521839141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923398017883301">
                <text:p>0.92339801788330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931487739086151">
                <text:p>0.93148773908615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922713279724121">
                <text:p>0.9227132797241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47969257831574">
                <text:p>0.94796925783157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934463500976562">
                <text:p>0.93446350097656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937864422798157">
                <text:p>0.93786442279815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932556390762329">
                <text:p>0.93255639076232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95717740058899">
                <text:p>0.89571774005889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917650878429413">
                <text:p>0.91765087842941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06962156295776">
                <text:p>0.90696215629577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903455555438995">
                <text:p>0.90345555543899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924578189849854">
                <text:p>0.9245781898498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943086862564087">
                <text:p>0.94308686256408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914759576320648">
                <text:p>0.91475957632064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910654187202454">
                <text:p>0.91065418720245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905007362365723">
                <text:p>0.9050073623657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90839874744415">
                <text:p>0.89083987474441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80300223827362">
                <text:p>0.88030022382736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83515536785126">
                <text:p>0.88351553678512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91382694244385">
                <text:p>0.89138269424438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94872665405273">
                <text:p>0.89487266540527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88598740100861">
                <text:p>0.88859874010086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938726723194122">
                <text:p>0.93872672319412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928511798381805">
                <text:p>0.9285117983818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937303304672241">
                <text:p>0.93730330467224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942883789539337">
                <text:p>0.9428837895393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935433566570282">
                <text:p>0.93543356657028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95591938495636">
                <text:p>0.9559193849563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936215460300446">
                <text:p>0.93621546030044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925587713718414">
                <text:p>0.92558771371841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926808476448059">
                <text:p>0.92680847644805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938707709312439">
                <text:p>0.93870770931243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01168739795685">
                <text:p>0.30116873979568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917568027973175">
                <text:p>0.91756802797317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90497922897339">
                <text:p>0.89049792289733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60022902488709">
                <text:p>0.86002290248870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00586843490601">
                <text:p>0.90058684349060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89985978603363">
                <text:p>0.88998597860336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19731497764587">
                <text:p>0.91973149776458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269537538290024">
                <text:p>0.26953753829002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844448745250702">
                <text:p>0.84444874525070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857515156269074">
                <text:p>0.85751515626907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85407817363739">
                <text:p>0.8540781736373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88577848672867">
                <text:p>0.38857784867286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828924596309662">
                <text:p>0.82892459630966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14548492431641">
                <text:p>0.81454849243164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793210089206696">
                <text:p>0.79321008920669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768445730209351">
                <text:p>0.7684457302093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754761636257172">
                <text:p>0.75476163625717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761674284934998">
                <text:p>0.76167428493499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787213265895844">
                <text:p>0.78721326589584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792784631252289">
                <text:p>0.79278463125228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804931581020355">
                <text:p>0.80493158102035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817043304443359">
                <text:p>0.81704330444335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811039626598358">
                <text:p>0.81103962659835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793854176998138">
                <text:p>0.79385417699813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782943427562714">
                <text:p>0.78294342756271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780018031597137">
                <text:p>0.78001803159713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780888855457306">
                <text:p>0.78088885545730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758304417133331">
                <text:p>0.75830441713333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4171587228775">
                <text:p>0.841715872287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754282474517822">
                <text:p>0.75428247451782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817593514919281">
                <text:p>0.81759351491928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13983261585236">
                <text:p>0.81398326158523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628340184688568">
                <text:p>0.62834018468856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722144663333893">
                <text:p>0.72214466333389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07580590248108">
                <text:p>0.80758059024810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867183089256287">
                <text:p>0.86718308925628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15696918964386">
                <text:p>0.91569691896438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276161015033722">
                <text:p>0.27616101503372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897710740566254">
                <text:p>0.89771074056625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09538447856903">
                <text:p>0.90953844785690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37520146369934">
                <text:p>0.9375201463699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62589448690414">
                <text:p>0.3625894486904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23873424530029">
                <text:p>0.92387342453002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37458753585815">
                <text:p>0.93745875358581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37568962574005">
                <text:p>0.9375689625740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21414196491241">
                <text:p>0.92141419649124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25186693668366">
                <text:p>0.92518669366836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34890329837799">
                <text:p>0.93489032983779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26076769828796">
                <text:p>0.92607676982879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19463455677032">
                <text:p>0.91946345567703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25797045230866">
                <text:p>0.92579704523086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1058224439621">
                <text:p>0.9105822443962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2603474855423">
                <text:p>0.9260347485542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20428216457367">
                <text:p>0.92042821645736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14302051067352">
                <text:p>0.91430205106735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29411351680756">
                <text:p>0.92941135168075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26079750061035">
                <text:p>0.92607975006103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28068220615387">
                <text:p>0.92806822061538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0732204914093">
                <text:p>0.9073220491409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886265456676483">
                <text:p>0.88626545667648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837070167064667">
                <text:p>0.83707016706466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878876745700836">
                <text:p>0.87887674570083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867260217666626">
                <text:p>0.86726021766662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07358586788178">
                <text:p>0.90735858678817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10468220710754">
                <text:p>0.91046822071075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06148254871368">
                <text:p>0.90614825487136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897205233573914">
                <text:p>0.89720523357391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00903105735779">
                <text:p>0.90090310573577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899640917778015">
                <text:p>0.89964091777801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00637447834015">
                <text:p>0.9006374478340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899672389030456">
                <text:p>0.8996723890304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02290403842926">
                <text:p>0.90229040384292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03389692306519">
                <text:p>0.90338969230651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03376400470733">
                <text:p>0.90337640047073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03862833976746">
                <text:p>0.90386283397674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04685437679291">
                <text:p>0.90468543767929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07361090183258">
                <text:p>0.9073610901832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0507560968399">
                <text:p>0.9050756096839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09066617488861">
                <text:p>0.90906661748886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1377866268158">
                <text:p>0.9137786626815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240882396698">
                <text:p>0.924088239669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33030188083649">
                <text:p>0.93303018808364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27481055259705">
                <text:p>0.92748105525970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24730956554413">
                <text:p>0.92473095655441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25612688064575">
                <text:p>0.9256126880645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10115659236908">
                <text:p>0.91011565923690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896864891052246">
                <text:p>0.89686489105224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10529494285584">
                <text:p>0.91052949428558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24744606018066">
                <text:p>0.92474460601806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38664853572845">
                <text:p>0.93866485357284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23656284809112">
                <text:p>0.92365628480911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08785998821258">
                <text:p>0.90878599882125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03837502002716">
                <text:p>0.9038375020027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23970401287079">
                <text:p>0.92397040128707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16982233524322">
                <text:p>0.91698223352432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20924007892608">
                <text:p>0.92092400789260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12286341190338">
                <text:p>0.91228634119033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1425883769989">
                <text:p>0.914258837699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15704309940338">
                <text:p>0.91570430994033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1108649969101">
                <text:p>0.9110864996910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13411259651184">
                <text:p>0.91341125965118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24622595310211">
                <text:p>0.92462259531021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14355218410492">
                <text:p>0.91435521841049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859367489814758">
                <text:p>0.85936748981475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911401867866516">
                <text:p>0.91140186786651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945504724979401">
                <text:p>0.94550472497940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919242262840271">
                <text:p>0.91924226284027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929055452346802">
                <text:p>0.92905545234680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922746837139129">
                <text:p>0.92274683713912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874520838260651">
                <text:p>0.87452083826065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798765897750855">
                <text:p>0.79876589775085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824365139007568">
                <text:p>0.82436513900756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842538118362427">
                <text:p>0.84253811836242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821086168289185">
                <text:p>0.82108616828918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805990040302277">
                <text:p>0.80599004030227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828723669052124">
                <text:p>0.82872366905212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836919665336609">
                <text:p>0.83691966533660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846316993236542">
                <text:p>0.84631699323654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862798511981964">
                <text:p>0.86279851198196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872412919998169">
                <text:p>0.87241291999816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892516791820526">
                <text:p>0.89251679182052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898872137069702">
                <text:p>0.89887213706970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893448650836945">
                <text:p>0.89344865083694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922156453132629">
                <text:p>0.92215645313262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907719075679779">
                <text:p>0.90771907567977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892676055431366">
                <text:p>0.89267605543136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87947404384613">
                <text:p>0.8794740438461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859842419624329">
                <text:p>0.85984241962432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863421738147736">
                <text:p>0.86342173814773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864125430583954">
                <text:p>0.86412543058395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904105365276337">
                <text:p>0.90410536527633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907004773616791">
                <text:p>0.90700477361679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906386613845825">
                <text:p>0.90638661384582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912163615226746">
                <text:p>0.91216361522674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919038832187653">
                <text:p>0.91903883218765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926367580890656">
                <text:p>0.92636758089065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925611853599548">
                <text:p>0.92561185359954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91865998506546">
                <text:p>0.9186599850654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928076863288879">
                <text:p>0.92807686328887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931514501571655">
                <text:p>0.93151450157165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926506221294403">
                <text:p>0.92650622129440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912534534931183">
                <text:p>0.91253453493118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904265463352203">
                <text:p>0.90426546335220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900452315807343">
                <text:p>0.90045231580734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913837671279907">
                <text:p>0.91383767127990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922374129295349">
                <text:p>0.92237412929534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834620356559753">
                <text:p>0.83462035655975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87171196937561">
                <text:p>0.8717119693756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898885667324066">
                <text:p>0.89888566732406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922406613826752">
                <text:p>0.92240661382675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918055832386017">
                <text:p>0.91805583238601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884513795375824">
                <text:p>0.88451379537582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892369449138641">
                <text:p>0.89236944913864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895795702934265">
                <text:p>0.89579570293426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907474339008331">
                <text:p>0.90747433900833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899066209793091">
                <text:p>0.89906620979309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918263733386993">
                <text:p>0.91826373338699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927449285984039">
                <text:p>0.92744928598403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91266006231308">
                <text:p>0.9126600623130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865351021289825">
                <text:p>0.86535102128982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889806985855102">
                <text:p>0.88980698585510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919488310813904">
                <text:p>0.91948831081390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921934127807617">
                <text:p>0.92193412780761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906457841396332">
                <text:p>0.90645784139633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927473604679108">
                <text:p>0.92747360467910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917479038238525">
                <text:p>0.91747903823852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91445791721344">
                <text:p>0.9144579172134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916975438594818">
                <text:p>0.91697543859481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926838994026184">
                <text:p>0.92683899402618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895731747150421">
                <text:p>0.89573174715042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908750295639038">
                <text:p>0.90875029563903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915291905403137">
                <text:p>0.91529190540313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91982501745224">
                <text:p>0.9198250174522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913815379142761">
                <text:p>0.91381537914276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905674457550049">
                <text:p>0.90567445755004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907754123210907">
                <text:p>0.90775412321090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909977555274963">
                <text:p>0.90997755527496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909675121307373">
                <text:p>0.90967512130737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942423045635223">
                <text:p>0.94242304563522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936163306236267">
                <text:p>0.93616330623626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902457058429718">
                <text:p>0.90245705842971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88737678527832">
                <text:p>0.8873767852783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877314031124115">
                <text:p>0.87731403112411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837210237979889">
                <text:p>0.83721023797988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833919882774353">
                <text:p>0.83391988277435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847252726554871">
                <text:p>0.84725272655487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891231000423431">
                <text:p>0.89123100042343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91117137670517">
                <text:p>0.9111713767051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925496101379394">
                <text:p>0.92549610137939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925580084323883">
                <text:p>0.92558008432388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916349232196808">
                <text:p>0.91634923219680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879537403583527">
                <text:p>0.87953740358352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897053837776184">
                <text:p>0.89705383777618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885305285453796">
                <text:p>0.88530528545379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878547132015228">
                <text:p>0.87854713201522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845735847949982">
                <text:p>0.84573584794998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793371677398681">
                <text:p>0.79337167739868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855842292308807">
                <text:p>0.85584229230880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901913583278656">
                <text:p>0.90191358327865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928770303726196">
                <text:p>0.92877030372619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927834033966064">
                <text:p>0.92783403396606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910894930362701">
                <text:p>0.91089493036270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941486060619354">
                <text:p>0.94148606061935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927704274654388">
                <text:p>0.92770427465438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847634792327881">
                <text:p>0.84763479232788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889195322990418">
                <text:p>0.88919532299041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848954498767853">
                <text:p>0.84895449876785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790454208850861">
                <text:p>0.79045420885086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812172889709473">
                <text:p>0.81217288970947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90398383140564">
                <text:p>0.9039838314056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900831520557404">
                <text:p>0.90083152055740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899310648441315">
                <text:p>0.89931064844131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894138157367706">
                <text:p>0.894138157367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